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9106in" svg:height="5.8768in" svg:x="3.9268in" svg:y="11.6248in">
            <draw:object draw:notify-on-update-of-ranges="Sheet1.G2:Sheet1.G101 Sheet1.H2:Sheet1.H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(m³/mol)</text:p>
          </table:table-cell>
          <table:table-cell table:style-name="Default" office:value-type="string" calcext:value-type="string">
            <text:p>P(Pa)</text:p>
          </table:table-cell>
          <table:table-cell office:value-type="string" calcext:value-type="string">
            <text:p>304 co2 e h2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(m³/mol)</text:p>
          </table:table-cell>
          <table:table-cell table:style-name="Default" office:value-type="string" calcext:value-type="string">
            <text:p>P(Pa)</text:p>
          </table:table-cell>
          <table:table-cell/>
          <table:table-cell office:value-type="string" calcext:value-type="string">
            <text:p>V(m³/mol)</text:p>
          </table:table-cell>
          <table:table-cell table:style-name="Default" office:value-type="string" calcext:value-type="string">
            <text:p>P(Pa)</text:p>
          </table:table-cell>
          <table:table-cell table:number-columns-repeated="3"/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float" office:value="205931000" calcext:value-type="float">
            <text:p>2.06E+08</text:p>
          </table:table-cell>
          <table:table-cell/>
          <table:table-cell office:value-type="string" calcext:value-type="string">
            <text:p>V(m³/mol)</text:p>
          </table:table-cell>
          <table:table-cell table:style-name="Default" office:value-type="string" calcext:value-type="string">
            <text:p>P(Pa)</text:p>
          </table:table-cell>
          <table:table-cell/>
          <table:table-cell table:formula="of:=[.I2]*1000" office:value-type="float" office:value="0.05" calcext:value-type="float">
            <text:p>0.05</text:p>
          </table:table-cell>
          <table:table-cell table:formula="of:=[.J2]/101325" office:value-type="float" office:value="-73.1841105354059" calcext:value-type="float">
            <text:p>-73.1841105354059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-7415380" calcext:value-type="float">
            <text:p>-7.42E+06</text:p>
          </table:table-cell>
          <table:table-cell office:value-type="string" calcext:value-type="string">
            <text:p>co2 e h20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178130000" calcext:value-type="float">
            <text:p>1.78E+08</text:p>
          </table:table-cell>
          <table:table-cell office:value-type="string" calcext:value-type="string">
            <text:p>co2</text:p>
          </table:table-cell>
          <table:table-cell table:formula="of:=[.L2]*1000" office:value-type="float" office:value="0.05" calcext:value-type="float">
            <text:p>0.05</text:p>
          </table:table-cell>
          <table:table-cell table:formula="of:=[.M2]/101325" office:value-type="float" office:value="1758.00641500123" calcext:value-type="float">
            <text:p>1758.00641500123</text:p>
          </table:table-cell>
        </table:table-row>
        <table:table-row table:style-name="ro1">
          <table:table-cell table:style-name="ce1" office:value-type="float" office:value="0.0000540404" calcext:value-type="float">
            <text:p>5.40E-05</text:p>
          </table:table-cell>
          <table:table-cell office:value-type="float" office:value="100145000" calcext:value-type="float">
            <text:p>1.00E+08</text:p>
          </table:table-cell>
          <table:table-cell/>
          <table:table-cell table:style-name="ce1" office:value-type="float" office:value="0.00005" calcext:value-type="float">
            <text:p>5.00E-05</text:p>
          </table:table-cell>
          <table:table-cell office:value-type="float" office:value="205931000" calcext:value-type="float">
            <text:p>2.06E+08</text:p>
          </table:table-cell>
          <table:table-cell/>
          <table:table-cell table:formula="of:=[.I3]*1000" office:value-type="float" office:value="0.0540404" calcext:value-type="float">
            <text:p>0.0540404</text:p>
          </table:table-cell>
          <table:table-cell table:formula="of:=[.J3]/101325" office:value-type="float" office:value="-215.052553663953" calcext:value-type="float">
            <text:p>-215.052553663953</text:p>
          </table:table-cell>
          <table:table-cell table:style-name="ce1" office:value-type="float" office:value="0.0000540404" calcext:value-type="float">
            <text:p>5.40E-05</text:p>
          </table:table-cell>
          <table:table-cell office:value-type="float" office:value="-21790200" calcext:value-type="float">
            <text:p>-2.18E+07</text:p>
          </table:table-cell>
          <table:table-cell/>
          <table:table-cell table:style-name="ce1" office:value-type="float" office:value="0.0000540404" calcext:value-type="float">
            <text:p>5.40E-05</text:p>
          </table:table-cell>
          <table:table-cell office:value-type="float" office:value="82357000" calcext:value-type="float">
            <text:p>8.24E+07</text:p>
          </table:table-cell>
          <table:table-cell/>
          <table:table-cell table:formula="of:=[.L3]*1000" office:value-type="float" office:value="0.0540404" calcext:value-type="float">
            <text:p>0.0540404</text:p>
          </table:table-cell>
          <table:table-cell table:formula="of:=[.M3]/101325" office:value-type="float" office:value="812.800394769307" calcext:value-type="float">
            <text:p>812.800394769307</text:p>
          </table:table-cell>
        </table:table-row>
        <table:table-row table:style-name="ro1">
          <table:table-cell table:style-name="ce1" office:value-type="float" office:value="0.0000580808" calcext:value-type="float">
            <text:p>5.81E-05</text:p>
          </table:table-cell>
          <table:table-cell office:value-type="float" office:value="57291300" calcext:value-type="float">
            <text:p>5.73E+07</text:p>
          </table:table-cell>
          <table:table-cell/>
          <table:table-cell table:style-name="ce1" office:value-type="float" office:value="0.0000540404" calcext:value-type="float">
            <text:p>5.40E-05</text:p>
          </table:table-cell>
          <table:table-cell office:value-type="float" office:value="100145000" calcext:value-type="float">
            <text:p>1.00E+08</text:p>
          </table:table-cell>
          <table:table-cell/>
          <table:table-cell table:formula="of:=[.I4]*1000" office:value-type="float" office:value="0.0580808" calcext:value-type="float">
            <text:p>0.0580808</text:p>
          </table:table-cell>
          <table:table-cell table:formula="of:=[.J4]/101325" office:value-type="float" office:value="-257.962003454231" calcext:value-type="float">
            <text:p>-257.962003454231</text:p>
          </table:table-cell>
          <table:table-cell table:style-name="ce1" office:value-type="float" office:value="0.0000580808" calcext:value-type="float">
            <text:p>5.81E-05</text:p>
          </table:table-cell>
          <table:table-cell office:value-type="float" office:value="-26138000" calcext:value-type="float">
            <text:p>-2.61E+07</text:p>
          </table:table-cell>
          <table:table-cell/>
          <table:table-cell table:style-name="ce1" office:value-type="float" office:value="0.0000580808" calcext:value-type="float">
            <text:p>5.81E-05</text:p>
          </table:table-cell>
          <table:table-cell office:value-type="float" office:value="44213500" calcext:value-type="float">
            <text:p>4.42E+07</text:p>
          </table:table-cell>
          <table:table-cell/>
          <table:table-cell table:formula="of:=[.L4]*1000" office:value-type="float" office:value="0.0580808" calcext:value-type="float">
            <text:p>0.0580808</text:p>
          </table:table-cell>
          <table:table-cell table:formula="of:=[.M4]/101325" office:value-type="float" office:value="436.353318529484" calcext:value-type="float">
            <text:p>436.353318529484</text:p>
          </table:table-cell>
        </table:table-row>
        <table:table-row table:style-name="ro1">
          <table:table-cell table:style-name="ce1" office:value-type="float" office:value="0.0000621212" calcext:value-type="float">
            <text:p>6.21E-05</text:p>
          </table:table-cell>
          <table:table-cell office:value-type="float" office:value="36247800" calcext:value-type="float">
            <text:p>3.62E+07</text:p>
          </table:table-cell>
          <table:table-cell/>
          <table:table-cell table:style-name="ce1" office:value-type="float" office:value="0.0000580808" calcext:value-type="float">
            <text:p>5.81E-05</text:p>
          </table:table-cell>
          <table:table-cell office:value-type="float" office:value="57291300" calcext:value-type="float">
            <text:p>5.73E+07</text:p>
          </table:table-cell>
          <table:table-cell/>
          <table:table-cell table:formula="of:=[.I5]*1000" office:value-type="float" office:value="0.0621212" calcext:value-type="float">
            <text:p>0.0621212</text:p>
          </table:table-cell>
          <table:table-cell table:formula="of:=[.J5]/101325" office:value-type="float" office:value="-260.701702442635" calcext:value-type="float">
            <text:p>-260.701702442635</text:p>
          </table:table-cell>
          <table:table-cell table:style-name="ce1" office:value-type="float" office:value="0.0000621212" calcext:value-type="float">
            <text:p>6.21E-05</text:p>
          </table:table-cell>
          <table:table-cell office:value-type="float" office:value="-26415600" calcext:value-type="float">
            <text:p>-2.64E+07</text:p>
          </table:table-cell>
          <table:table-cell/>
          <table:table-cell table:style-name="ce1" office:value-type="float" office:value="0.0000621212" calcext:value-type="float">
            <text:p>6.21E-05</text:p>
          </table:table-cell>
          <table:table-cell office:value-type="float" office:value="25907900" calcext:value-type="float">
            <text:p>2.59E+07</text:p>
          </table:table-cell>
          <table:table-cell/>
          <table:table-cell table:formula="of:=[.L5]*1000" office:value-type="float" office:value="0.0621212" calcext:value-type="float">
            <text:p>0.0621212</text:p>
          </table:table-cell>
          <table:table-cell table:formula="of:=[.M5]/101325" office:value-type="float" office:value="255.691093017518" calcext:value-type="float">
            <text:p>255.691093017518</text:p>
          </table:table-cell>
        </table:table-row>
        <table:table-row table:style-name="ro1">
          <table:table-cell table:style-name="ce1" office:value-type="float" office:value="0.0000661616" calcext:value-type="float">
            <text:p>6.62E-05</text:p>
          </table:table-cell>
          <table:table-cell office:value-type="float" office:value="24790500" calcext:value-type="float">
            <text:p>2.48E+07</text:p>
          </table:table-cell>
          <table:table-cell/>
          <table:table-cell table:style-name="ce1" office:value-type="float" office:value="0.0000621212" calcext:value-type="float">
            <text:p>6.21E-05</text:p>
          </table:table-cell>
          <table:table-cell office:value-type="float" office:value="36247800" calcext:value-type="float">
            <text:p>3.62E+07</text:p>
          </table:table-cell>
          <table:table-cell/>
          <table:table-cell table:formula="of:=[.I6]*1000" office:value-type="float" office:value="0.0661616" calcext:value-type="float">
            <text:p>0.0661616</text:p>
          </table:table-cell>
          <table:table-cell table:formula="of:=[.J6]/101325" office:value-type="float" office:value="-246.560078953861" calcext:value-type="float">
            <text:p>-246.560078953861</text:p>
          </table:table-cell>
          <table:table-cell table:style-name="ce1" office:value-type="float" office:value="0.0000661616" calcext:value-type="float">
            <text:p>6.62E-05</text:p>
          </table:table-cell>
          <table:table-cell office:value-type="float" office:value="-24982700" calcext:value-type="float">
            <text:p>-2.50E+07</text:p>
          </table:table-cell>
          <table:table-cell/>
          <table:table-cell table:style-name="ce1" office:value-type="float" office:value="0.0000661616" calcext:value-type="float">
            <text:p>6.62E-05</text:p>
          </table:table-cell>
          <table:table-cell office:value-type="float" office:value="16240700" calcext:value-type="float">
            <text:p>1.62E+07</text:p>
          </table:table-cell>
          <table:table-cell/>
          <table:table-cell table:formula="of:=[.L6]*1000" office:value-type="float" office:value="0.0661616" calcext:value-type="float">
            <text:p>0.0661616</text:p>
          </table:table-cell>
          <table:table-cell table:formula="of:=[.M6]/101325" office:value-type="float" office:value="160.283246977548" calcext:value-type="float">
            <text:p>160.283246977548</text:p>
          </table:table-cell>
        </table:table-row>
        <table:table-row table:style-name="ro1">
          <table:table-cell table:style-name="ce1" office:value-type="float" office:value="0.000070202" calcext:value-type="float">
            <text:p>7.02E-05</text:p>
          </table:table-cell>
          <table:table-cell office:value-type="float" office:value="18144800" calcext:value-type="float">
            <text:p>1.81E+07</text:p>
          </table:table-cell>
          <table:table-cell/>
          <table:table-cell table:style-name="ce1" office:value-type="float" office:value="0.0000661616" calcext:value-type="float">
            <text:p>6.62E-05</text:p>
          </table:table-cell>
          <table:table-cell office:value-type="float" office:value="24790500" calcext:value-type="float">
            <text:p>2.48E+07</text:p>
          </table:table-cell>
          <table:table-cell/>
          <table:table-cell table:formula="of:=[.I7]*1000" office:value-type="float" office:value="0.070202" calcext:value-type="float">
            <text:p>0.070202</text:p>
          </table:table-cell>
          <table:table-cell table:formula="of:=[.J7]/101325" office:value-type="float" office:value="-225.735998026153" calcext:value-type="float">
            <text:p>-225.735998026153</text:p>
          </table:table-cell>
          <table:table-cell table:style-name="ce1" office:value-type="float" office:value="0.000070202" calcext:value-type="float">
            <text:p>7.02E-05</text:p>
          </table:table-cell>
          <table:table-cell office:value-type="float" office:value="-22872700" calcext:value-type="float">
            <text:p>-2.29E+07</text:p>
          </table:table-cell>
          <table:table-cell/>
          <table:table-cell table:style-name="ce1" office:value-type="float" office:value="0.000070202" calcext:value-type="float">
            <text:p>7.02E-05</text:p>
          </table:table-cell>
          <table:table-cell office:value-type="float" office:value="10856700" calcext:value-type="float">
            <text:p>1.09E+07</text:p>
          </table:table-cell>
          <table:table-cell/>
          <table:table-cell table:formula="of:=[.L7]*1000" office:value-type="float" office:value="0.070202" calcext:value-type="float">
            <text:p>0.070202</text:p>
          </table:table-cell>
          <table:table-cell table:formula="of:=[.M7]/101325" office:value-type="float" office:value="107.147298297557" calcext:value-type="float">
            <text:p>107.147298297557</text:p>
          </table:table-cell>
        </table:table-row>
        <table:table-row table:style-name="ro1">
          <table:table-cell table:style-name="ce1" office:value-type="float" office:value="0.0000742424" calcext:value-type="float">
            <text:p>7.42E-05</text:p>
          </table:table-cell>
          <table:table-cell office:value-type="float" office:value="14127000" calcext:value-type="float">
            <text:p>1.41E+07</text:p>
          </table:table-cell>
          <table:table-cell/>
          <table:table-cell table:style-name="ce1" office:value-type="float" office:value="0.000070202" calcext:value-type="float">
            <text:p>7.02E-05</text:p>
          </table:table-cell>
          <table:table-cell office:value-type="float" office:value="18144800" calcext:value-type="float">
            <text:p>1.81E+07</text:p>
          </table:table-cell>
          <table:table-cell/>
          <table:table-cell table:formula="of:=[.I8]*1000" office:value-type="float" office:value="0.0742424" calcext:value-type="float">
            <text:p>0.0742424</text:p>
          </table:table-cell>
          <table:table-cell table:formula="of:=[.J8]/101325" office:value-type="float" office:value="-202.943992104614" calcext:value-type="float">
            <text:p>-202.943992104614</text:p>
          </table:table-cell>
          <table:table-cell table:style-name="ce1" office:value-type="float" office:value="0.0000742424" calcext:value-type="float">
            <text:p>7.42E-05</text:p>
          </table:table-cell>
          <table:table-cell office:value-type="float" office:value="-20563300" calcext:value-type="float">
            <text:p>-2.06E+07</text:p>
          </table:table-cell>
          <table:table-cell/>
          <table:table-cell table:style-name="ce1" office:value-type="float" office:value="0.0000742424" calcext:value-type="float">
            <text:p>7.42E-05</text:p>
          </table:table-cell>
          <table:table-cell office:value-type="float" office:value="7776040" calcext:value-type="float">
            <text:p>7.78E+06</text:p>
          </table:table-cell>
          <table:table-cell/>
          <table:table-cell table:formula="of:=[.L8]*1000" office:value-type="float" office:value="0.0742424" calcext:value-type="float">
            <text:p>0.0742424</text:p>
          </table:table-cell>
          <table:table-cell table:formula="of:=[.M8]/101325" office:value-type="float" office:value="76.7435479891438" calcext:value-type="float">
            <text:p>76.7435479891438</text:p>
          </table:table-cell>
        </table:table-row>
        <table:table-row table:style-name="ro1">
          <table:table-cell table:style-name="ce1" office:value-type="float" office:value="0.0000782828" calcext:value-type="float">
            <text:p>7.83E-05</text:p>
          </table:table-cell>
          <table:table-cell office:value-type="float" office:value="11630100" calcext:value-type="float">
            <text:p>1.16E+07</text:p>
          </table:table-cell>
          <table:table-cell/>
          <table:table-cell table:style-name="ce1" office:value-type="float" office:value="0.0000742424" calcext:value-type="float">
            <text:p>7.42E-05</text:p>
          </table:table-cell>
          <table:table-cell office:value-type="float" office:value="14127000" calcext:value-type="float">
            <text:p>1.41E+07</text:p>
          </table:table-cell>
          <table:table-cell/>
          <table:table-cell table:formula="of:=[.I9]*1000" office:value-type="float" office:value="0.0782828" calcext:value-type="float">
            <text:p>0.0782828</text:p>
          </table:table-cell>
          <table:table-cell table:formula="of:=[.J9]/101325" office:value-type="float" office:value="-180.39970392302" calcext:value-type="float">
            <text:p>-180.39970392302</text:p>
          </table:table-cell>
          <table:table-cell table:style-name="ce1" office:value-type="float" office:value="0.0000782828" calcext:value-type="float">
            <text:p>7.83E-05</text:p>
          </table:table-cell>
          <table:table-cell office:value-type="float" office:value="-18279000" calcext:value-type="float">
            <text:p>-1.83E+07</text:p>
          </table:table-cell>
          <table:table-cell/>
          <table:table-cell table:style-name="ce1" office:value-type="float" office:value="0.0000782828" calcext:value-type="float">
            <text:p>7.83E-05</text:p>
          </table:table-cell>
          <table:table-cell office:value-type="float" office:value="6002750" calcext:value-type="float">
            <text:p>6.00E+06</text:p>
          </table:table-cell>
          <table:table-cell/>
          <table:table-cell table:formula="of:=[.L9]*1000" office:value-type="float" office:value="0.0782828" calcext:value-type="float">
            <text:p>0.0782828</text:p>
          </table:table-cell>
          <table:table-cell table:formula="of:=[.M9]/101325" office:value-type="float" office:value="59.2425363927955" calcext:value-type="float">
            <text:p>59.2425363927955</text:p>
          </table:table-cell>
        </table:table-row>
        <table:table-row table:style-name="ro1">
          <table:table-cell table:style-name="ce1" office:value-type="float" office:value="0.0000823232" calcext:value-type="float">
            <text:p>8.23E-05</text:p>
          </table:table-cell>
          <table:table-cell office:value-type="float" office:value="10050600" calcext:value-type="float">
            <text:p>1.01E+07</text:p>
          </table:table-cell>
          <table:table-cell/>
          <table:table-cell table:style-name="ce1" office:value-type="float" office:value="0.0000782828" calcext:value-type="float">
            <text:p>7.83E-05</text:p>
          </table:table-cell>
          <table:table-cell office:value-type="float" office:value="11630100" calcext:value-type="float">
            <text:p>1.16E+07</text:p>
          </table:table-cell>
          <table:table-cell/>
          <table:table-cell table:formula="of:=[.I10]*1000" office:value-type="float" office:value="0.0823232" calcext:value-type="float">
            <text:p>0.0823232</text:p>
          </table:table-cell>
          <table:table-cell table:formula="of:=[.J10]/101325" office:value-type="float" office:value="-159.111769059956" calcext:value-type="float">
            <text:p>-159.111769059956</text:p>
          </table:table-cell>
          <table:table-cell table:style-name="ce1" office:value-type="float" office:value="0.0000823232" calcext:value-type="float">
            <text:p>8.23E-05</text:p>
          </table:table-cell>
          <table:table-cell office:value-type="float" office:value="-16122000" calcext:value-type="float">
            <text:p>-1.61E+07</text:p>
          </table:table-cell>
          <table:table-cell/>
          <table:table-cell table:style-name="ce1" office:value-type="float" office:value="0.0000823232" calcext:value-type="float">
            <text:p>8.23E-05</text:p>
          </table:table-cell>
          <table:table-cell office:value-type="float" office:value="4998890" calcext:value-type="float">
            <text:p>5.00E+06</text:p>
          </table:table-cell>
          <table:table-cell/>
          <table:table-cell table:formula="of:=[.L10]*1000" office:value-type="float" office:value="0.0823232" calcext:value-type="float">
            <text:p>0.0823232</text:p>
          </table:table-cell>
          <table:table-cell table:formula="of:=[.M10]/101325" office:value-type="float" office:value="49.3352084875401" calcext:value-type="float">
            <text:p>49.3352084875401</text:p>
          </table:table-cell>
        </table:table-row>
        <table:table-row table:style-name="ro1">
          <table:table-cell table:style-name="ce1" office:value-type="float" office:value="0.0000863636" calcext:value-type="float">
            <text:p>8.64E-05</text:p>
          </table:table-cell>
          <table:table-cell office:value-type="float" office:value="9041570" calcext:value-type="float">
            <text:p>9.04E+06</text:p>
          </table:table-cell>
          <table:table-cell/>
          <table:table-cell table:style-name="ce1" office:value-type="float" office:value="0.0000823232" calcext:value-type="float">
            <text:p>8.23E-05</text:p>
          </table:table-cell>
          <table:table-cell office:value-type="float" office:value="10050600" calcext:value-type="float">
            <text:p>1.01E+07</text:p>
          </table:table-cell>
          <table:table-cell/>
          <table:table-cell table:formula="of:=[.I11]*1000" office:value-type="float" office:value="0.0863636" calcext:value-type="float">
            <text:p>0.0863636</text:p>
          </table:table-cell>
          <table:table-cell table:formula="of:=[.J11]/101325" office:value-type="float" office:value="-139.494695287441" calcext:value-type="float">
            <text:p>-139.494695287441</text:p>
          </table:table-cell>
          <table:table-cell table:style-name="ce1" office:value-type="float" office:value="0.0000863636" calcext:value-type="float">
            <text:p>8.64E-05</text:p>
          </table:table-cell>
          <table:table-cell office:value-type="float" office:value="-14134300" calcext:value-type="float">
            <text:p>-1.41E+07</text:p>
          </table:table-cell>
          <table:table-cell/>
          <table:table-cell table:style-name="ce1" office:value-type="float" office:value="0.0000863636" calcext:value-type="float">
            <text:p>8.64E-05</text:p>
          </table:table-cell>
          <table:table-cell office:value-type="float" office:value="4458630" calcext:value-type="float">
            <text:p>4.46E+06</text:p>
          </table:table-cell>
          <table:table-cell/>
          <table:table-cell table:formula="of:=[.L11]*1000" office:value-type="float" office:value="0.0863636" calcext:value-type="float">
            <text:p>0.0863636</text:p>
          </table:table-cell>
          <table:table-cell table:formula="of:=[.M11]/101325" office:value-type="float" office:value="44.0032568467802" calcext:value-type="float">
            <text:p>44.0032568467802</text:p>
          </table:table-cell>
        </table:table-row>
        <table:table-row table:style-name="ro1">
          <table:table-cell table:style-name="ce1" office:value-type="float" office:value="0.000090404" calcext:value-type="float">
            <text:p>9.04E-05</text:p>
          </table:table-cell>
          <table:table-cell office:value-type="float" office:value="8395000" calcext:value-type="float">
            <text:p>8.40E+06</text:p>
          </table:table-cell>
          <table:table-cell/>
          <table:table-cell table:style-name="ce1" office:value-type="float" office:value="0.0000863636" calcext:value-type="float">
            <text:p>8.64E-05</text:p>
          </table:table-cell>
          <table:table-cell office:value-type="float" office:value="9041570" calcext:value-type="float">
            <text:p>9.04E+06</text:p>
          </table:table-cell>
          <table:table-cell/>
          <table:table-cell table:formula="of:=[.I12]*1000" office:value-type="float" office:value="0.090404" calcext:value-type="float">
            <text:p>0.090404</text:p>
          </table:table-cell>
          <table:table-cell table:formula="of:=[.J12]/101325" office:value-type="float" office:value="-121.660004934616" calcext:value-type="float">
            <text:p>-121.660004934616</text:p>
          </table:table-cell>
          <table:table-cell table:style-name="ce1" office:value-type="float" office:value="0.000090404" calcext:value-type="float">
            <text:p>9.04E-05</text:p>
          </table:table-cell>
          <table:table-cell office:value-type="float" office:value="-12327200" calcext:value-type="float">
            <text:p>-1.23E+07</text:p>
          </table:table-cell>
          <table:table-cell/>
          <table:table-cell table:style-name="ce1" office:value-type="float" office:value="0.000090404" calcext:value-type="float">
            <text:p>9.04E-05</text:p>
          </table:table-cell>
          <table:table-cell office:value-type="float" office:value="4201230" calcext:value-type="float">
            <text:p>4.20E+06</text:p>
          </table:table-cell>
          <table:table-cell/>
          <table:table-cell table:formula="of:=[.L12]*1000" office:value-type="float" office:value="0.090404" calcext:value-type="float">
            <text:p>0.090404</text:p>
          </table:table-cell>
          <table:table-cell table:formula="of:=[.M12]/101325" office:value-type="float" office:value="41.4629163582532" calcext:value-type="float">
            <text:p>41.4629163582532</text:p>
          </table:table-cell>
        </table:table-row>
        <table:table-row table:style-name="ro1">
          <table:table-cell table:style-name="ce1" office:value-type="float" office:value="0.0000944444" calcext:value-type="float">
            <text:p>9.44E-05</text:p>
          </table:table-cell>
          <table:table-cell office:value-type="float" office:value="7982250" calcext:value-type="float">
            <text:p>7.98E+06</text:p>
          </table:table-cell>
          <table:table-cell/>
          <table:table-cell table:style-name="ce1" office:value-type="float" office:value="0.000090404" calcext:value-type="float">
            <text:p>9.04E-05</text:p>
          </table:table-cell>
          <table:table-cell office:value-type="float" office:value="8395000" calcext:value-type="float">
            <text:p>8.40E+06</text:p>
          </table:table-cell>
          <table:table-cell/>
          <table:table-cell table:formula="of:=[.I13]*1000" office:value-type="float" office:value="0.0944444" calcext:value-type="float">
            <text:p>0.0944444</text:p>
          </table:table-cell>
          <table:table-cell table:formula="of:=[.J13]/101325" office:value-type="float" office:value="-105.568221070812" calcext:value-type="float">
            <text:p>-105.568221070812</text:p>
          </table:table-cell>
          <table:table-cell table:style-name="ce1" office:value-type="float" office:value="0.0000944444" calcext:value-type="float">
            <text:p>9.44E-05</text:p>
          </table:table-cell>
          <table:table-cell office:value-type="float" office:value="-10696700" calcext:value-type="float">
            <text:p>-1.07E+07</text:p>
          </table:table-cell>
          <table:table-cell/>
          <table:table-cell table:style-name="ce1" office:value-type="float" office:value="0.0000944444" calcext:value-type="float">
            <text:p>9.44E-05</text:p>
          </table:table-cell>
          <table:table-cell office:value-type="float" office:value="4116710" calcext:value-type="float">
            <text:p>4.12E+06</text:p>
          </table:table-cell>
          <table:table-cell/>
          <table:table-cell table:formula="of:=[.L13]*1000" office:value-type="float" office:value="0.0944444" calcext:value-type="float">
            <text:p>0.0944444</text:p>
          </table:table-cell>
          <table:table-cell table:formula="of:=[.M13]/101325" office:value-type="float" office:value="40.6287688132248" calcext:value-type="float">
            <text:p>40.6287688132248</text:p>
          </table:table-cell>
        </table:table-row>
        <table:table-row table:style-name="ro1">
          <table:table-cell table:style-name="ce1" office:value-type="float" office:value="0.0000984848" calcext:value-type="float">
            <text:p>9.85E-05</text:p>
          </table:table-cell>
          <table:table-cell office:value-type="float" office:value="7721700" calcext:value-type="float">
            <text:p>7.72E+06</text:p>
          </table:table-cell>
          <table:table-cell/>
          <table:table-cell table:style-name="ce1" office:value-type="float" office:value="0.0000944444" calcext:value-type="float">
            <text:p>9.44E-05</text:p>
          </table:table-cell>
          <table:table-cell office:value-type="float" office:value="7982250" calcext:value-type="float">
            <text:p>7.98E+06</text:p>
          </table:table-cell>
          <table:table-cell/>
          <table:table-cell table:formula="of:=[.I14]*1000" office:value-type="float" office:value="0.0984848" calcext:value-type="float">
            <text:p>0.0984848</text:p>
          </table:table-cell>
          <table:table-cell table:formula="of:=[.J14]/101325" office:value-type="float" office:value="-91.1129533678757" calcext:value-type="float">
            <text:p>-91.1129533678757</text:p>
          </table:table-cell>
          <table:table-cell table:style-name="ce1" office:value-type="float" office:value="0.0000984848" calcext:value-type="float">
            <text:p>9.85E-05</text:p>
          </table:table-cell>
          <table:table-cell office:value-type="float" office:value="-9232020" calcext:value-type="float">
            <text:p>-9.23E+06</text:p>
          </table:table-cell>
          <table:table-cell/>
          <table:table-cell table:style-name="ce1" office:value-type="float" office:value="0.0000984848" calcext:value-type="float">
            <text:p>9.85E-05</text:p>
          </table:table-cell>
          <table:table-cell office:value-type="float" office:value="4136750" calcext:value-type="float">
            <text:p>4.14E+06</text:p>
          </table:table-cell>
          <table:table-cell/>
          <table:table-cell table:formula="of:=[.L14]*1000" office:value-type="float" office:value="0.0984848" calcext:value-type="float">
            <text:p>0.0984848</text:p>
          </table:table-cell>
          <table:table-cell table:formula="of:=[.M14]/101325" office:value-type="float" office:value="40.8265482358747" calcext:value-type="float">
            <text:p>40.8265482358747</text:p>
          </table:table-cell>
        </table:table-row>
        <table:table-row table:style-name="ro1">
          <table:table-cell office:value-type="float" office:value="0.000102525" calcext:value-type="float">
            <text:p>0.000102525</text:p>
          </table:table-cell>
          <table:table-cell office:value-type="float" office:value="7560540" calcext:value-type="float">
            <text:p>7.56E+06</text:p>
          </table:table-cell>
          <table:table-cell/>
          <table:table-cell table:style-name="ce1" office:value-type="float" office:value="0.0000984848" calcext:value-type="float">
            <text:p>9.85E-05</text:p>
          </table:table-cell>
          <table:table-cell office:value-type="float" office:value="7721700" calcext:value-type="float">
            <text:p>7.72E+06</text:p>
          </table:table-cell>
          <table:table-cell/>
          <table:table-cell table:formula="of:=[.I15]*1000" office:value-type="float" office:value="0.102525" calcext:value-type="float">
            <text:p>0.102525</text:p>
          </table:table-cell>
          <table:table-cell table:formula="of:=[.J15]/101325" office:value-type="float" office:value="-78.1558351838145" calcext:value-type="float">
            <text:p>-78.1558351838145</text:p>
          </table:table-cell>
          <table:table-cell office:value-type="float" office:value="0.000102525" calcext:value-type="float">
            <text:p>0.000102525</text:p>
          </table:table-cell>
          <table:table-cell office:value-type="float" office:value="-7919140" calcext:value-type="float">
            <text:p>-7.92E+06</text:p>
          </table:table-cell>
          <table:table-cell/>
          <table:table-cell office:value-type="float" office:value="0.000102525" calcext:value-type="float">
            <text:p>0.000102525</text:p>
          </table:table-cell>
          <table:table-cell office:value-type="float" office:value="4218200" calcext:value-type="float">
            <text:p>4.22E+06</text:p>
          </table:table-cell>
          <table:table-cell/>
          <table:table-cell table:formula="of:=[.L15]*1000" office:value-type="float" office:value="0.102525" calcext:value-type="float">
            <text:p>0.102525</text:p>
          </table:table-cell>
          <table:table-cell table:formula="of:=[.M15]/101325" office:value-type="float" office:value="41.6303972366149" calcext:value-type="float">
            <text:p>41.6303972366149</text:p>
          </table:table-cell>
        </table:table-row>
        <table:table-row table:style-name="ro1">
          <table:table-cell office:value-type="float" office:value="0.000106566" calcext:value-type="float">
            <text:p>0.000106566</text:p>
          </table:table-cell>
          <table:table-cell office:value-type="float" office:value="7464060" calcext:value-type="float">
            <text:p>7.46E+06</text:p>
          </table:table-cell>
          <table:table-cell/>
          <table:table-cell office:value-type="float" office:value="0.000102525" calcext:value-type="float">
            <text:p>0.000102525</text:p>
          </table:table-cell>
          <table:table-cell office:value-type="float" office:value="7560540" calcext:value-type="float">
            <text:p>7.56E+06</text:p>
          </table:table-cell>
          <table:table-cell/>
          <table:table-cell table:formula="of:=[.I16]*1000" office:value-type="float" office:value="0.106566" calcext:value-type="float">
            <text:p>0.106566</text:p>
          </table:table-cell>
          <table:table-cell table:formula="of:=[.J16]/101325" office:value-type="float" office:value="-66.5527757216876" calcext:value-type="float">
            <text:p>-66.5527757216876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-6743460" calcext:value-type="float">
            <text:p>-6.74E+06</text:p>
          </table:table-cell>
          <table:table-cell/>
          <table:table-cell office:value-type="float" office:value="0.000106566" calcext:value-type="float">
            <text:p>0.000106566</text:p>
          </table:table-cell>
          <table:table-cell office:value-type="float" office:value="4333580" calcext:value-type="float">
            <text:p>4.33E+06</text:p>
          </table:table-cell>
          <table:table-cell/>
          <table:table-cell table:formula="of:=[.L16]*1000" office:value-type="float" office:value="0.106566" calcext:value-type="float">
            <text:p>0.106566</text:p>
          </table:table-cell>
          <table:table-cell table:formula="of:=[.M16]/101325" office:value-type="float" office:value="42.7691093017518" calcext:value-type="float">
            <text:p>42.7691093017518</text:p>
          </table:table-cell>
        </table:table-row>
        <table:table-row table:style-name="ro1">
          <table:table-cell office:value-type="float" office:value="0.000110606" calcext:value-type="float">
            <text:p>0.000110606</text:p>
          </table:table-cell>
          <table:table-cell office:value-type="float" office:value="7409200" calcext:value-type="float">
            <text:p>7.41E+06</text:p>
          </table:table-cell>
          <table:table-cell/>
          <table:table-cell office:value-type="float" office:value="0.000106566" calcext:value-type="float">
            <text:p>0.000106566</text:p>
          </table:table-cell>
          <table:table-cell office:value-type="float" office:value="7464060" calcext:value-type="float">
            <text:p>7.46E+06</text:p>
          </table:table-cell>
          <table:table-cell/>
          <table:table-cell table:formula="of:=[.I17]*1000" office:value-type="float" office:value="0.110606" calcext:value-type="float">
            <text:p>0.110606</text:p>
          </table:table-cell>
          <table:table-cell table:formula="of:=[.J17]/101325" office:value-type="float" office:value="-56.1635331852949" calcext:value-type="float">
            <text:p>-56.1635331852949</text:p>
          </table:table-cell>
          <table:table-cell office:value-type="float" office:value="0.000110606" calcext:value-type="float">
            <text:p>0.000110606</text:p>
          </table:table-cell>
          <table:table-cell office:value-type="float" office:value="-5690770" calcext:value-type="float">
            <text:p>-5.69E+06</text:p>
          </table:table-cell>
          <table:table-cell/>
          <table:table-cell office:value-type="float" office:value="0.000110606" calcext:value-type="float">
            <text:p>0.000110606</text:p>
          </table:table-cell>
          <table:table-cell office:value-type="float" office:value="4465320" calcext:value-type="float">
            <text:p>4.47E+06</text:p>
          </table:table-cell>
          <table:table-cell/>
          <table:table-cell table:formula="of:=[.L17]*1000" office:value-type="float" office:value="0.110606" calcext:value-type="float">
            <text:p>0.110606</text:p>
          </table:table-cell>
          <table:table-cell table:formula="of:=[.M17]/101325" office:value-type="float" office:value="44.0692820133235" calcext:value-type="float">
            <text:p>44.0692820133235</text:p>
          </table:table-cell>
        </table:table-row>
        <table:table-row table:style-name="ro1">
          <table:table-cell office:value-type="float" office:value="0.000114646" calcext:value-type="float">
            <text:p>0.000114646</text:p>
          </table:table-cell>
          <table:table-cell office:value-type="float" office:value="7380490" calcext:value-type="float">
            <text:p>7.38E+06</text:p>
          </table:table-cell>
          <table:table-cell/>
          <table:table-cell office:value-type="float" office:value="0.000110606" calcext:value-type="float">
            <text:p>0.000110606</text:p>
          </table:table-cell>
          <table:table-cell office:value-type="float" office:value="7409200" calcext:value-type="float">
            <text:p>7.41E+06</text:p>
          </table:table-cell>
          <table:table-cell/>
          <table:table-cell table:formula="of:=[.I18]*1000" office:value-type="float" office:value="0.114646" calcext:value-type="float">
            <text:p>0.114646</text:p>
          </table:table-cell>
          <table:table-cell table:formula="of:=[.J18]/101325" office:value-type="float" office:value="-46.8575376264495" calcext:value-type="float">
            <text:p>-46.8575376264495</text:p>
          </table:table-cell>
          <table:table-cell office:value-type="float" office:value="0.000114646" calcext:value-type="float">
            <text:p>0.000114646</text:p>
          </table:table-cell>
          <table:table-cell office:value-type="float" office:value="-4747840" calcext:value-type="float">
            <text:p>-4.75E+06</text:p>
          </table:table-cell>
          <table:table-cell/>
          <table:table-cell office:value-type="float" office:value="0.000114646" calcext:value-type="float">
            <text:p>0.000114646</text:p>
          </table:table-cell>
          <table:table-cell office:value-type="float" office:value="4602220" calcext:value-type="float">
            <text:p>4.60E+06</text:p>
          </table:table-cell>
          <table:table-cell/>
          <table:table-cell table:formula="of:=[.L18]*1000" office:value-type="float" office:value="0.114646" calcext:value-type="float">
            <text:p>0.114646</text:p>
          </table:table-cell>
          <table:table-cell table:formula="of:=[.M18]/101325" office:value-type="float" office:value="45.4203799654577" calcext:value-type="float">
            <text:p>45.4203799654577</text:p>
          </table:table-cell>
        </table:table-row>
        <table:table-row table:style-name="ro1">
          <table:table-cell office:value-type="float" office:value="0.000118687" calcext:value-type="float">
            <text:p>0.000118687</text:p>
          </table:table-cell>
          <table:table-cell office:value-type="float" office:value="7367540" calcext:value-type="float">
            <text:p>7.37E+06</text:p>
          </table:table-cell>
          <table:table-cell/>
          <table:table-cell office:value-type="float" office:value="0.000114646" calcext:value-type="float">
            <text:p>0.000114646</text:p>
          </table:table-cell>
          <table:table-cell office:value-type="float" office:value="7380490" calcext:value-type="float">
            <text:p>7.38E+06</text:p>
          </table:table-cell>
          <table:table-cell/>
          <table:table-cell table:formula="of:=[.I19]*1000" office:value-type="float" office:value="0.118687" calcext:value-type="float">
            <text:p>0.118687</text:p>
          </table:table-cell>
          <table:table-cell table:formula="of:=[.J19]/101325" office:value-type="float" office:value="-38.5156674068591" calcext:value-type="float">
            <text:p>-38.5156674068591</text:p>
          </table:table-cell>
          <table:table-cell office:value-type="float" office:value="0.000118687" calcext:value-type="float">
            <text:p>0.000118687</text:p>
          </table:table-cell>
          <table:table-cell office:value-type="float" office:value="-3902600" calcext:value-type="float">
            <text:p>-3.90E+06</text:p>
          </table:table-cell>
          <table:table-cell/>
          <table:table-cell office:value-type="float" office:value="0.000118687" calcext:value-type="float">
            <text:p>0.000118687</text:p>
          </table:table-cell>
          <table:table-cell office:value-type="float" office:value="4737240" calcext:value-type="float">
            <text:p>4.74E+06</text:p>
          </table:table-cell>
          <table:table-cell/>
          <table:table-cell table:formula="of:=[.L19]*1000" office:value-type="float" office:value="0.118687" calcext:value-type="float">
            <text:p>0.118687</text:p>
          </table:table-cell>
          <table:table-cell table:formula="of:=[.M19]/101325" office:value-type="float" office:value="46.7529237601776" calcext:value-type="float">
            <text:p>46.7529237601776</text:p>
          </table:table-cell>
        </table:table-row>
        <table:table-row table:style-name="ro1">
          <table:table-cell office:value-type="float" office:value="0.000122727" calcext:value-type="float">
            <text:p>0.000122727</text:p>
          </table:table-cell>
          <table:table-cell office:value-type="float" office:value="7363350" calcext:value-type="float">
            <text:p>7.36E+06</text:p>
          </table:table-cell>
          <table:table-cell/>
          <table:table-cell office:value-type="float" office:value="0.000118687" calcext:value-type="float">
            <text:p>0.000118687</text:p>
          </table:table-cell>
          <table:table-cell office:value-type="float" office:value="7367540" calcext:value-type="float">
            <text:p>7.37E+06</text:p>
          </table:table-cell>
          <table:table-cell/>
          <table:table-cell table:formula="of:=[.I20]*1000" office:value-type="float" office:value="0.122727" calcext:value-type="float">
            <text:p>0.122727</text:p>
          </table:table-cell>
          <table:table-cell table:formula="of:=[.J20]/101325" office:value-type="float" office:value="-31.0311374290649" calcext:value-type="float">
            <text:p>-31.0311374290649</text:p>
          </table:table-cell>
          <table:table-cell office:value-type="float" office:value="0.000122727" calcext:value-type="float">
            <text:p>0.000122727</text:p>
          </table:table-cell>
          <table:table-cell office:value-type="float" office:value="-3144230" calcext:value-type="float">
            <text:p>-3.14E+06</text:p>
          </table:table-cell>
          <table:table-cell/>
          <table:table-cell office:value-type="float" office:value="0.000122727" calcext:value-type="float">
            <text:p>0.000122727</text:p>
          </table:table-cell>
          <table:table-cell office:value-type="float" office:value="4866040" calcext:value-type="float">
            <text:p>4.87E+06</text:p>
          </table:table-cell>
          <table:table-cell/>
          <table:table-cell table:formula="of:=[.L20]*1000" office:value-type="float" office:value="0.122727" calcext:value-type="float">
            <text:p>0.122727</text:p>
          </table:table-cell>
          <table:table-cell table:formula="of:=[.M20]/101325" office:value-type="float" office:value="48.0240809277079" calcext:value-type="float">
            <text:p>48.0240809277079</text:p>
          </table:table-cell>
        </table:table-row>
        <table:table-row table:style-name="ro1">
          <table:table-cell office:value-type="float" office:value="0.000126768" calcext:value-type="float">
            <text:p>0.000126768</text:p>
          </table:table-cell>
          <table:table-cell office:value-type="float" office:value="7363220" calcext:value-type="float">
            <text:p>7.36E+06</text:p>
          </table:table-cell>
          <table:table-cell/>
          <table:table-cell office:value-type="float" office:value="0.000122727" calcext:value-type="float">
            <text:p>0.000122727</text:p>
          </table:table-cell>
          <table:table-cell office:value-type="float" office:value="7363350" calcext:value-type="float">
            <text:p>7.36E+06</text:p>
          </table:table-cell>
          <table:table-cell/>
          <table:table-cell table:formula="of:=[.I21]*1000" office:value-type="float" office:value="0.126768" calcext:value-type="float">
            <text:p>0.126768</text:p>
          </table:table-cell>
          <table:table-cell table:formula="of:=[.J21]/101325" office:value-type="float" office:value="-24.3088082901554" calcext:value-type="float">
            <text:p>-24.3088082901554</text:p>
          </table:table-cell>
          <table:table-cell office:value-type="float" office:value="0.000126768" calcext:value-type="float">
            <text:p>0.000126768</text:p>
          </table:table-cell>
          <table:table-cell office:value-type="float" office:value="-2463090" calcext:value-type="float">
            <text:p>-2.46E+06</text:p>
          </table:table-cell>
          <table:table-cell/>
          <table:table-cell office:value-type="float" office:value="0.000126768" calcext:value-type="float">
            <text:p>0.000126768</text:p>
          </table:table-cell>
          <table:table-cell office:value-type="float" office:value="4986110" calcext:value-type="float">
            <text:p>4.99E+06</text:p>
          </table:table-cell>
          <table:table-cell/>
          <table:table-cell table:formula="of:=[.L21]*1000" office:value-type="float" office:value="0.126768" calcext:value-type="float">
            <text:p>0.126768</text:p>
          </table:table-cell>
          <table:table-cell table:formula="of:=[.M21]/101325" office:value-type="float" office:value="49.2090796940538" calcext:value-type="float">
            <text:p>49.2090796940538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7364040" calcext:value-type="float">
            <text:p>7.36E+06</text:p>
          </table:table-cell>
          <table:table-cell/>
          <table:table-cell office:value-type="float" office:value="0.000126768" calcext:value-type="float">
            <text:p>0.000126768</text:p>
          </table:table-cell>
          <table:table-cell office:value-type="float" office:value="7363220" calcext:value-type="float">
            <text:p>7.36E+06</text:p>
          </table:table-cell>
          <table:table-cell/>
          <table:table-cell table:formula="of:=[.I22]*1000" office:value-type="float" office:value="0.130808" calcext:value-type="float">
            <text:p>0.130808</text:p>
          </table:table-cell>
          <table:table-cell table:formula="of:=[.J22]/101325" office:value-type="float" office:value="-18.2642980508265" calcext:value-type="float">
            <text:p>-18.2642980508265</text:p>
          </table:table-cell>
          <table:table-cell office:value-type="float" office:value="0.000130808" calcext:value-type="float">
            <text:p>0.000130808</text:p>
          </table:table-cell>
          <table:table-cell office:value-type="float" office:value="-1850630" calcext:value-type="float">
            <text:p>-1.85E+06</text:p>
          </table:table-cell>
          <table:table-cell/>
          <table:table-cell office:value-type="float" office:value="0.000130808" calcext:value-type="float">
            <text:p>0.000130808</text:p>
          </table:table-cell>
          <table:table-cell office:value-type="float" office:value="5096090" calcext:value-type="float">
            <text:p>5.10E+06</text:p>
          </table:table-cell>
          <table:table-cell/>
          <table:table-cell table:formula="of:=[.L22]*1000" office:value-type="float" office:value="0.130808" calcext:value-type="float">
            <text:p>0.130808</text:p>
          </table:table-cell>
          <table:table-cell table:formula="of:=[.M22]/101325" office:value-type="float" office:value="50.2944979027881" calcext:value-type="float">
            <text:p>50.2944979027881</text:p>
          </table:table-cell>
        </table:table-row>
        <table:table-row table:style-name="ro1">
          <table:table-cell office:value-type="float" office:value="0.000134848" calcext:value-type="float">
            <text:p>0.000134848</text:p>
          </table:table-cell>
          <table:table-cell office:value-type="float" office:value="7363780" calcext:value-type="float">
            <text:p>7.36E+06</text:p>
          </table:table-cell>
          <table:table-cell/>
          <table:table-cell office:value-type="float" office:value="0.000130808" calcext:value-type="float">
            <text:p>0.000130808</text:p>
          </table:table-cell>
          <table:table-cell office:value-type="float" office:value="7364040" calcext:value-type="float">
            <text:p>7.36E+06</text:p>
          </table:table-cell>
          <table:table-cell/>
          <table:table-cell table:formula="of:=[.I23]*1000" office:value-type="float" office:value="0.134848" calcext:value-type="float">
            <text:p>0.134848</text:p>
          </table:table-cell>
          <table:table-cell table:formula="of:=[.J23]/101325" office:value-type="float" office:value="-12.8230940044412" calcext:value-type="float">
            <text:p>-12.8230940044412</text:p>
          </table:table-cell>
          <table:table-cell office:value-type="float" office:value="0.000134848" calcext:value-type="float">
            <text:p>0.000134848</text:p>
          </table:table-cell>
          <table:table-cell office:value-type="float" office:value="-1299300" calcext:value-type="float">
            <text:p>-1.30E+06</text:p>
          </table:table-cell>
          <table:table-cell/>
          <table:table-cell office:value-type="float" office:value="0.000134848" calcext:value-type="float">
            <text:p>0.000134848</text:p>
          </table:table-cell>
          <table:table-cell office:value-type="float" office:value="5195410" calcext:value-type="float">
            <text:p>5.20E+06</text:p>
          </table:table-cell>
          <table:table-cell/>
          <table:table-cell table:formula="of:=[.L23]*1000" office:value-type="float" office:value="0.134848" calcext:value-type="float">
            <text:p>0.134848</text:p>
          </table:table-cell>
          <table:table-cell table:formula="of:=[.M23]/101325" office:value-type="float" office:value="51.2747100912904" calcext:value-type="float">
            <text:p>51.2747100912904</text:p>
          </table:table-cell>
        </table:table-row>
        <table:table-row table:style-name="ro1">
          <table:table-cell office:value-type="float" office:value="0.000138889" calcext:value-type="float">
            <text:p>0.000138889</text:p>
          </table:table-cell>
          <table:table-cell office:value-type="float" office:value="7361180" calcext:value-type="float">
            <text:p>7.36E+06</text:p>
          </table:table-cell>
          <table:table-cell/>
          <table:table-cell office:value-type="float" office:value="0.000134848" calcext:value-type="float">
            <text:p>0.000134848</text:p>
          </table:table-cell>
          <table:table-cell office:value-type="float" office:value="7363780" calcext:value-type="float">
            <text:p>7.36E+06</text:p>
          </table:table-cell>
          <table:table-cell/>
          <table:table-cell table:formula="of:=[.I24]*1000" office:value-type="float" office:value="0.138889" calcext:value-type="float">
            <text:p>0.138889</text:p>
          </table:table-cell>
          <table:table-cell table:formula="of:=[.J24]/101325" office:value-type="float" office:value="-7.91969405378732" calcext:value-type="float">
            <text:p>-7.91969405378732</text:p>
          </table:table-cell>
          <table:table-cell office:value-type="float" office:value="0.000138889" calcext:value-type="float">
            <text:p>0.000138889</text:p>
          </table:table-cell>
          <table:table-cell table:style-name="Default" office:value-type="float" office:value="-802463" calcext:value-type="float">
            <text:p>-802463</text:p>
          </table:table-cell>
          <table:table-cell/>
          <table:table-cell office:value-type="float" office:value="0.000138889" calcext:value-type="float">
            <text:p>0.000138889</text:p>
          </table:table-cell>
          <table:table-cell office:value-type="float" office:value="5284000" calcext:value-type="float">
            <text:p>5.28E+06</text:p>
          </table:table-cell>
          <table:table-cell/>
          <table:table-cell table:formula="of:=[.L24]*1000" office:value-type="float" office:value="0.138889" calcext:value-type="float">
            <text:p>0.138889</text:p>
          </table:table-cell>
          <table:table-cell table:formula="of:=[.M24]/101325" office:value-type="float" office:value="52.1490254132741" calcext:value-type="float">
            <text:p>52.1490254132741</text:p>
          </table:table-cell>
        </table:table-row>
        <table:table-row table:style-name="ro1">
          <table:table-cell office:value-type="float" office:value="0.000142929" calcext:value-type="float">
            <text:p>0.000142929</text:p>
          </table:table-cell>
          <table:table-cell office:value-type="float" office:value="7355470" calcext:value-type="float">
            <text:p>7.36E+06</text:p>
          </table:table-cell>
          <table:table-cell/>
          <table:table-cell office:value-type="float" office:value="0.000138889" calcext:value-type="float">
            <text:p>0.000138889</text:p>
          </table:table-cell>
          <table:table-cell office:value-type="float" office:value="7361180" calcext:value-type="float">
            <text:p>7.36E+06</text:p>
          </table:table-cell>
          <table:table-cell/>
          <table:table-cell table:formula="of:=[.I25]*1000" office:value-type="float" office:value="0.142929" calcext:value-type="float">
            <text:p>0.142929</text:p>
          </table:table-cell>
          <table:table-cell table:formula="of:=[.J25]/101325" office:value-type="float" office:value="-3.49613619541081" calcext:value-type="float">
            <text:p>-3.49613619541081</text:p>
          </table:table-cell>
          <table:table-cell office:value-type="float" office:value="0.000142929" calcext:value-type="float">
            <text:p>0.000142929</text:p>
          </table:table-cell>
          <table:table-cell table:style-name="Default" office:value-type="float" office:value="-354246" calcext:value-type="float">
            <text:p>-354246</text:p>
          </table:table-cell>
          <table:table-cell/>
          <table:table-cell office:value-type="float" office:value="0.000142929" calcext:value-type="float">
            <text:p>0.000142929</text:p>
          </table:table-cell>
          <table:table-cell office:value-type="float" office:value="5362130" calcext:value-type="float">
            <text:p>5.36E+06</text:p>
          </table:table-cell>
          <table:table-cell/>
          <table:table-cell table:formula="of:=[.L25]*1000" office:value-type="float" office:value="0.142929" calcext:value-type="float">
            <text:p>0.142929</text:p>
          </table:table-cell>
          <table:table-cell table:formula="of:=[.M25]/101325" office:value-type="float" office:value="52.9201085615593" calcext:value-type="float">
            <text:p>52.9201085615593</text:p>
          </table:table-cell>
        </table:table-row>
        <table:table-row table:style-name="ro1">
          <table:table-cell office:value-type="float" office:value="0.00014697" calcext:value-type="float">
            <text:p>0.00014697</text:p>
          </table:table-cell>
          <table:table-cell office:value-type="float" office:value="7346240" calcext:value-type="float">
            <text:p>7.35E+06</text:p>
          </table:table-cell>
          <table:table-cell/>
          <table:table-cell office:value-type="float" office:value="0.000142929" calcext:value-type="float">
            <text:p>0.000142929</text:p>
          </table:table-cell>
          <table:table-cell office:value-type="float" office:value="7355470" calcext:value-type="float">
            <text:p>7.36E+06</text:p>
          </table:table-cell>
          <table:table-cell/>
          <table:table-cell table:formula="of:=[.I26]*1000" office:value-type="float" office:value="0.14697" calcext:value-type="float">
            <text:p>0.14697</text:p>
          </table:table-cell>
          <table:table-cell table:formula="of:=[.J26]/101325" office:value-type="float" office:value="0.498577843572662" calcext:value-type="float">
            <text:p>0.498577843572662</text:p>
          </table:table-cell>
          <table:table-cell office:value-type="float" office:value="0.00014697" calcext:value-type="float">
            <text:p>0.00014697</text:p>
          </table:table-cell>
          <table:table-cell table:style-name="Default" office:value-type="float" office:value="50518.4" calcext:value-type="float">
            <text:p>50518.4</text:p>
          </table:table-cell>
          <table:table-cell/>
          <table:table-cell office:value-type="float" office:value="0.00014697" calcext:value-type="float">
            <text:p>0.00014697</text:p>
          </table:table-cell>
          <table:table-cell office:value-type="float" office:value="5430240" calcext:value-type="float">
            <text:p>5.43E+06</text:p>
          </table:table-cell>
          <table:table-cell/>
          <table:table-cell table:formula="of:=[.L26]*1000" office:value-type="float" office:value="0.14697" calcext:value-type="float">
            <text:p>0.14697</text:p>
          </table:table-cell>
          <table:table-cell table:formula="of:=[.M26]/101325" office:value-type="float" office:value="53.5923019985196" calcext:value-type="float">
            <text:p>53.5923019985196</text:p>
          </table:table-cell>
        </table:table-row>
        <table:table-row table:style-name="ro1">
          <table:table-cell office:value-type="float" office:value="0.00015101" calcext:value-type="float">
            <text:p>0.00015101</text:p>
          </table:table-cell>
          <table:table-cell office:value-type="float" office:value="7333350" calcext:value-type="float">
            <text:p>7.33E+06</text:p>
          </table:table-cell>
          <table:table-cell/>
          <table:table-cell office:value-type="float" office:value="0.00014697" calcext:value-type="float">
            <text:p>0.00014697</text:p>
          </table:table-cell>
          <table:table-cell office:value-type="float" office:value="7346240" calcext:value-type="float">
            <text:p>7.35E+06</text:p>
          </table:table-cell>
          <table:table-cell/>
          <table:table-cell table:formula="of:=[.I27]*1000" office:value-type="float" office:value="0.15101" calcext:value-type="float">
            <text:p>0.15101</text:p>
          </table:table-cell>
          <table:table-cell table:formula="of:=[.J27]/101325" office:value-type="float" office:value="4.10946952874414" calcext:value-type="float">
            <text:p>4.10946952874414</text:p>
          </table:table-cell>
          <table:table-cell office:value-type="float" office:value="0.00015101" calcext:value-type="float">
            <text:p>0.00015101</text:p>
          </table:table-cell>
          <table:table-cell table:style-name="Default" office:value-type="float" office:value="416392" calcext:value-type="float">
            <text:p>416392</text:p>
          </table:table-cell>
          <table:table-cell/>
          <table:table-cell office:value-type="float" office:value="0.00015101" calcext:value-type="float">
            <text:p>0.00015101</text:p>
          </table:table-cell>
          <table:table-cell office:value-type="float" office:value="5488890" calcext:value-type="float">
            <text:p>5.49E+06</text:p>
          </table:table-cell>
          <table:table-cell/>
          <table:table-cell table:formula="of:=[.L27]*1000" office:value-type="float" office:value="0.15101" calcext:value-type="float">
            <text:p>0.15101</text:p>
          </table:table-cell>
          <table:table-cell table:formula="of:=[.M27]/101325" office:value-type="float" office:value="54.1711324944486" calcext:value-type="float">
            <text:p>54.1711324944486</text:p>
          </table:table-cell>
        </table:table-row>
        <table:table-row table:style-name="ro1">
          <table:table-cell office:value-type="float" office:value="0.000155051" calcext:value-type="float">
            <text:p>0.000155051</text:p>
          </table:table-cell>
          <table:table-cell office:value-type="float" office:value="7316780" calcext:value-type="float">
            <text:p>7.32E+06</text:p>
          </table:table-cell>
          <table:table-cell/>
          <table:table-cell office:value-type="float" office:value="0.00015101" calcext:value-type="float">
            <text:p>0.00015101</text:p>
          </table:table-cell>
          <table:table-cell office:value-type="float" office:value="7333350" calcext:value-type="float">
            <text:p>7.33E+06</text:p>
          </table:table-cell>
          <table:table-cell/>
          <table:table-cell table:formula="of:=[.I28]*1000" office:value-type="float" office:value="0.155051" calcext:value-type="float">
            <text:p>0.155051</text:p>
          </table:table-cell>
          <table:table-cell table:formula="of:=[.J28]/101325" office:value-type="float" office:value="7.37627436466815" calcext:value-type="float">
            <text:p>7.37627436466815</text:p>
          </table:table-cell>
          <table:table-cell office:value-type="float" office:value="0.000155051" calcext:value-type="float">
            <text:p>0.000155051</text:p>
          </table:table-cell>
          <table:table-cell table:style-name="Default" office:value-type="float" office:value="747401" calcext:value-type="float">
            <text:p>747401</text:p>
          </table:table-cell>
          <table:table-cell/>
          <table:table-cell office:value-type="float" office:value="0.000155051" calcext:value-type="float">
            <text:p>0.000155051</text:p>
          </table:table-cell>
          <table:table-cell office:value-type="float" office:value="5538730" calcext:value-type="float">
            <text:p>5.54E+06</text:p>
          </table:table-cell>
          <table:table-cell/>
          <table:table-cell table:formula="of:=[.L28]*1000" office:value-type="float" office:value="0.155051" calcext:value-type="float">
            <text:p>0.155051</text:p>
          </table:table-cell>
          <table:table-cell table:formula="of:=[.M28]/101325" office:value-type="float" office:value="54.6630150505798" calcext:value-type="float">
            <text:p>54.6630150505798</text:p>
          </table:table-cell>
        </table:table-row>
        <table:table-row table:style-name="ro1">
          <table:table-cell office:value-type="float" office:value="0.000159091" calcext:value-type="float">
            <text:p>0.000159091</text:p>
          </table:table-cell>
          <table:table-cell office:value-type="float" office:value="7296640" calcext:value-type="float">
            <text:p>7.30E+06</text:p>
          </table:table-cell>
          <table:table-cell/>
          <table:table-cell office:value-type="float" office:value="0.000155051" calcext:value-type="float">
            <text:p>0.000155051</text:p>
          </table:table-cell>
          <table:table-cell office:value-type="float" office:value="7316780" calcext:value-type="float">
            <text:p>7.32E+06</text:p>
          </table:table-cell>
          <table:table-cell/>
          <table:table-cell table:formula="of:=[.I29]*1000" office:value-type="float" office:value="0.159091" calcext:value-type="float">
            <text:p>0.159091</text:p>
          </table:table-cell>
          <table:table-cell table:formula="of:=[.J29]/101325" office:value-type="float" office:value="10.33417221811" calcext:value-type="float">
            <text:p>10.33417221811</text:p>
          </table:table-cell>
          <table:table-cell office:value-type="float" office:value="0.000159091" calcext:value-type="float">
            <text:p>0.000159091</text:p>
          </table:table-cell>
          <table:table-cell office:value-type="float" office:value="1047110" calcext:value-type="float">
            <text:p>1.05E+06</text:p>
          </table:table-cell>
          <table:table-cell/>
          <table:table-cell office:value-type="float" office:value="0.000159091" calcext:value-type="float">
            <text:p>0.000159091</text:p>
          </table:table-cell>
          <table:table-cell office:value-type="float" office:value="5580380" calcext:value-type="float">
            <text:p>5.58E+06</text:p>
          </table:table-cell>
          <table:table-cell/>
          <table:table-cell table:formula="of:=[.L29]*1000" office:value-type="float" office:value="0.159091" calcext:value-type="float">
            <text:p>0.159091</text:p>
          </table:table-cell>
          <table:table-cell table:formula="of:=[.M29]/101325" office:value-type="float" office:value="55.074068591167" calcext:value-type="float">
            <text:p>55.074068591167</text:p>
          </table:table-cell>
        </table:table-row>
        <table:table-row table:style-name="ro1">
          <table:table-cell office:value-type="float" office:value="0.000163131" calcext:value-type="float">
            <text:p>0.000163131</text:p>
          </table:table-cell>
          <table:table-cell office:value-type="float" office:value="7273130" calcext:value-type="float">
            <text:p>7.27E+06</text:p>
          </table:table-cell>
          <table:table-cell/>
          <table:table-cell office:value-type="float" office:value="0.000159091" calcext:value-type="float">
            <text:p>0.000159091</text:p>
          </table:table-cell>
          <table:table-cell office:value-type="float" office:value="7296640" calcext:value-type="float">
            <text:p>7.30E+06</text:p>
          </table:table-cell>
          <table:table-cell/>
          <table:table-cell table:formula="of:=[.I30]*1000" office:value-type="float" office:value="0.163131" calcext:value-type="float">
            <text:p>0.163131</text:p>
          </table:table-cell>
          <table:table-cell table:formula="of:=[.J30]/101325" office:value-type="float" office:value="13.014261041204" calcext:value-type="float">
            <text:p>13.014261041204</text:p>
          </table:table-cell>
          <table:table-cell office:value-type="float" office:value="0.000163131" calcext:value-type="float">
            <text:p>0.000163131</text:p>
          </table:table-cell>
          <table:table-cell office:value-type="float" office:value="1318670" calcext:value-type="float">
            <text:p>1.32E+06</text:p>
          </table:table-cell>
          <table:table-cell/>
          <table:table-cell office:value-type="float" office:value="0.000163131" calcext:value-type="float">
            <text:p>0.000163131</text:p>
          </table:table-cell>
          <table:table-cell office:value-type="float" office:value="5614500" calcext:value-type="float">
            <text:p>5.61E+06</text:p>
          </table:table-cell>
          <table:table-cell/>
          <table:table-cell table:formula="of:=[.L30]*1000" office:value-type="float" office:value="0.163131" calcext:value-type="float">
            <text:p>0.163131</text:p>
          </table:table-cell>
          <table:table-cell table:formula="of:=[.M30]/101325" office:value-type="float" office:value="55.4108068097705" calcext:value-type="float">
            <text:p>55.4108068097705</text:p>
          </table:table-cell>
        </table:table-row>
        <table:table-row table:style-name="ro1">
          <table:table-cell office:value-type="float" office:value="0.000167172" calcext:value-type="float">
            <text:p>0.000167172</text:p>
          </table:table-cell>
          <table:table-cell office:value-type="float" office:value="7246440" calcext:value-type="float">
            <text:p>7.25E+06</text:p>
          </table:table-cell>
          <table:table-cell/>
          <table:table-cell office:value-type="float" office:value="0.000163131" calcext:value-type="float">
            <text:p>0.000163131</text:p>
          </table:table-cell>
          <table:table-cell office:value-type="float" office:value="7273130" calcext:value-type="float">
            <text:p>7.27E+06</text:p>
          </table:table-cell>
          <table:table-cell/>
          <table:table-cell table:formula="of:=[.I31]*1000" office:value-type="float" office:value="0.167172" calcext:value-type="float">
            <text:p>0.167172</text:p>
          </table:table-cell>
          <table:table-cell table:formula="of:=[.J31]/101325" office:value-type="float" office:value="15.4441648161855" calcext:value-type="float">
            <text:p>15.4441648161855</text:p>
          </table:table-cell>
          <table:table-cell office:value-type="float" office:value="0.000167172" calcext:value-type="float">
            <text:p>0.000167172</text:p>
          </table:table-cell>
          <table:table-cell office:value-type="float" office:value="1564880" calcext:value-type="float">
            <text:p>1.56E+06</text:p>
          </table:table-cell>
          <table:table-cell/>
          <table:table-cell office:value-type="float" office:value="0.000167172" calcext:value-type="float">
            <text:p>0.000167172</text:p>
          </table:table-cell>
          <table:table-cell office:value-type="float" office:value="5641710" calcext:value-type="float">
            <text:p>5.64E+06</text:p>
          </table:table-cell>
          <table:table-cell/>
          <table:table-cell table:formula="of:=[.L31]*1000" office:value-type="float" office:value="0.167172" calcext:value-type="float">
            <text:p>0.167172</text:p>
          </table:table-cell>
          <table:table-cell table:formula="of:=[.M31]/101325" office:value-type="float" office:value="55.679348630644" calcext:value-type="float">
            <text:p>55.679348630644</text:p>
          </table:table-cell>
        </table:table-row>
        <table:table-row table:style-name="ro1">
          <table:table-cell office:value-type="float" office:value="0.000171212" calcext:value-type="float">
            <text:p>0.000171212</text:p>
          </table:table-cell>
          <table:table-cell office:value-type="float" office:value="7216840" calcext:value-type="float">
            <text:p>7.22E+06</text:p>
          </table:table-cell>
          <table:table-cell/>
          <table:table-cell office:value-type="float" office:value="0.000167172" calcext:value-type="float">
            <text:p>0.000167172</text:p>
          </table:table-cell>
          <table:table-cell office:value-type="float" office:value="7246440" calcext:value-type="float">
            <text:p>7.25E+06</text:p>
          </table:table-cell>
          <table:table-cell/>
          <table:table-cell table:formula="of:=[.I32]*1000" office:value-type="float" office:value="0.171212" calcext:value-type="float">
            <text:p>0.171212</text:p>
          </table:table-cell>
          <table:table-cell table:formula="of:=[.J32]/101325" office:value-type="float" office:value="17.6483592400691" calcext:value-type="float">
            <text:p>17.6483592400691</text:p>
          </table:table-cell>
          <table:table-cell office:value-type="float" office:value="0.000171212" calcext:value-type="float">
            <text:p>0.000171212</text:p>
          </table:table-cell>
          <table:table-cell office:value-type="float" office:value="1788220" calcext:value-type="float">
            <text:p>1.79E+06</text:p>
          </table:table-cell>
          <table:table-cell/>
          <table:table-cell office:value-type="float" office:value="0.000171212" calcext:value-type="float">
            <text:p>0.000171212</text:p>
          </table:table-cell>
          <table:table-cell office:value-type="float" office:value="5662610" calcext:value-type="float">
            <text:p>5.66E+06</text:p>
          </table:table-cell>
          <table:table-cell/>
          <table:table-cell table:formula="of:=[.L32]*1000" office:value-type="float" office:value="0.171212" calcext:value-type="float">
            <text:p>0.171212</text:p>
          </table:table-cell>
          <table:table-cell table:formula="of:=[.M32]/101325" office:value-type="float" office:value="55.8856155933876" calcext:value-type="float">
            <text:p>55.8856155933876</text:p>
          </table:table-cell>
        </table:table-row>
        <table:table-row table:style-name="ro1">
          <table:table-cell office:value-type="float" office:value="0.000175253" calcext:value-type="float">
            <text:p>0.000175253</text:p>
          </table:table-cell>
          <table:table-cell office:value-type="float" office:value="7184560" calcext:value-type="float">
            <text:p>7.18E+06</text:p>
          </table:table-cell>
          <table:table-cell/>
          <table:table-cell office:value-type="float" office:value="0.000171212" calcext:value-type="float">
            <text:p>0.000171212</text:p>
          </table:table-cell>
          <table:table-cell office:value-type="float" office:value="7216840" calcext:value-type="float">
            <text:p>7.22E+06</text:p>
          </table:table-cell>
          <table:table-cell/>
          <table:table-cell table:formula="of:=[.I33]*1000" office:value-type="float" office:value="0.175253" calcext:value-type="float">
            <text:p>0.175253</text:p>
          </table:table-cell>
          <table:table-cell table:formula="of:=[.J33]/101325" office:value-type="float" office:value="19.6487540093758" calcext:value-type="float">
            <text:p>19.6487540093758</text:p>
          </table:table-cell>
          <table:table-cell office:value-type="float" office:value="0.000175253" calcext:value-type="float">
            <text:p>0.000175253</text:p>
          </table:table-cell>
          <table:table-cell office:value-type="float" office:value="1990910" calcext:value-type="float">
            <text:p>1.99E+06</text:p>
          </table:table-cell>
          <table:table-cell/>
          <table:table-cell office:value-type="float" office:value="0.000175253" calcext:value-type="float">
            <text:p>0.000175253</text:p>
          </table:table-cell>
          <table:table-cell office:value-type="float" office:value="5677750" calcext:value-type="float">
            <text:p>5.68E+06</text:p>
          </table:table-cell>
          <table:table-cell/>
          <table:table-cell table:formula="of:=[.L33]*1000" office:value-type="float" office:value="0.175253" calcext:value-type="float">
            <text:p>0.175253</text:p>
          </table:table-cell>
          <table:table-cell table:formula="of:=[.M33]/101325" office:value-type="float" office:value="56.0350357759684" calcext:value-type="float">
            <text:p>56.0350357759684</text:p>
          </table:table-cell>
        </table:table-row>
        <table:table-row table:style-name="ro1">
          <table:table-cell office:value-type="float" office:value="0.000179293" calcext:value-type="float">
            <text:p>0.000179293</text:p>
          </table:table-cell>
          <table:table-cell office:value-type="float" office:value="7149850" calcext:value-type="float">
            <text:p>7.15E+06</text:p>
          </table:table-cell>
          <table:table-cell/>
          <table:table-cell office:value-type="float" office:value="0.000175253" calcext:value-type="float">
            <text:p>0.000175253</text:p>
          </table:table-cell>
          <table:table-cell office:value-type="float" office:value="7184560" calcext:value-type="float">
            <text:p>7.18E+06</text:p>
          </table:table-cell>
          <table:table-cell/>
          <table:table-cell table:formula="of:=[.I34]*1000" office:value-type="float" office:value="0.179293" calcext:value-type="float">
            <text:p>0.179293</text:p>
          </table:table-cell>
          <table:table-cell table:formula="of:=[.J34]/101325" office:value-type="float" office:value="21.4646928201332" calcext:value-type="float">
            <text:p>21.4646928201332</text:p>
          </table:table-cell>
          <table:table-cell office:value-type="float" office:value="0.000179293" calcext:value-type="float">
            <text:p>0.000179293</text:p>
          </table:table-cell>
          <table:table-cell office:value-type="float" office:value="2174910" calcext:value-type="float">
            <text:p>2.17E+06</text:p>
          </table:table-cell>
          <table:table-cell/>
          <table:table-cell office:value-type="float" office:value="0.000179293" calcext:value-type="float">
            <text:p>0.000179293</text:p>
          </table:table-cell>
          <table:table-cell office:value-type="float" office:value="5687650" calcext:value-type="float">
            <text:p>5.69E+06</text:p>
          </table:table-cell>
          <table:table-cell/>
          <table:table-cell table:formula="of:=[.L34]*1000" office:value-type="float" office:value="0.179293" calcext:value-type="float">
            <text:p>0.179293</text:p>
          </table:table-cell>
          <table:table-cell table:formula="of:=[.M34]/101325" office:value-type="float" office:value="56.1327411793733" calcext:value-type="float">
            <text:p>56.1327411793733</text:p>
          </table:table-cell>
        </table:table-row>
        <table:table-row table:style-name="ro1">
          <table:table-cell office:value-type="float" office:value="0.000183333" calcext:value-type="float">
            <text:p>0.000183333</text:p>
          </table:table-cell>
          <table:table-cell office:value-type="float" office:value="7112970" calcext:value-type="float">
            <text:p>7.11E+06</text:p>
          </table:table-cell>
          <table:table-cell/>
          <table:table-cell office:value-type="float" office:value="0.000179293" calcext:value-type="float">
            <text:p>0.000179293</text:p>
          </table:table-cell>
          <table:table-cell office:value-type="float" office:value="7149850" calcext:value-type="float">
            <text:p>7.15E+06</text:p>
          </table:table-cell>
          <table:table-cell/>
          <table:table-cell table:formula="of:=[.I35]*1000" office:value-type="float" office:value="0.183333" calcext:value-type="float">
            <text:p>0.183333</text:p>
          </table:table-cell>
          <table:table-cell table:formula="of:=[.J35]/101325" office:value-type="float" office:value="23.1135455218357" calcext:value-type="float">
            <text:p>23.1135455218357</text:p>
          </table:table-cell>
          <table:table-cell office:value-type="float" office:value="0.000183333" calcext:value-type="float">
            <text:p>0.000183333</text:p>
          </table:table-cell>
          <table:table-cell office:value-type="float" office:value="2341980" calcext:value-type="float">
            <text:p>2.34E+06</text:p>
          </table:table-cell>
          <table:table-cell/>
          <table:table-cell office:value-type="float" office:value="0.000183333" calcext:value-type="float">
            <text:p>0.000183333</text:p>
          </table:table-cell>
          <table:table-cell office:value-type="float" office:value="5692810" calcext:value-type="float">
            <text:p>5.69E+06</text:p>
          </table:table-cell>
          <table:table-cell/>
          <table:table-cell table:formula="of:=[.L35]*1000" office:value-type="float" office:value="0.183333" calcext:value-type="float">
            <text:p>0.183333</text:p>
          </table:table-cell>
          <table:table-cell table:formula="of:=[.M35]/101325" office:value-type="float" office:value="56.1836664199358" calcext:value-type="float">
            <text:p>56.1836664199358</text:p>
          </table:table-cell>
        </table:table-row>
        <table:table-row table:style-name="ro1">
          <table:table-cell office:value-type="float" office:value="0.000187374" calcext:value-type="float">
            <text:p>0.000187374</text:p>
          </table:table-cell>
          <table:table-cell office:value-type="float" office:value="7074130" calcext:value-type="float">
            <text:p>7.07E+06</text:p>
          </table:table-cell>
          <table:table-cell/>
          <table:table-cell office:value-type="float" office:value="0.000183333" calcext:value-type="float">
            <text:p>0.000183333</text:p>
          </table:table-cell>
          <table:table-cell office:value-type="float" office:value="7112970" calcext:value-type="float">
            <text:p>7.11E+06</text:p>
          </table:table-cell>
          <table:table-cell/>
          <table:table-cell table:formula="of:=[.I36]*1000" office:value-type="float" office:value="0.187374" calcext:value-type="float">
            <text:p>0.187374</text:p>
          </table:table-cell>
          <table:table-cell table:formula="of:=[.J36]/101325" office:value-type="float" office:value="24.6109055020972" calcext:value-type="float">
            <text:p>24.6109055020972</text:p>
          </table:table-cell>
          <table:table-cell office:value-type="float" office:value="0.000187374" calcext:value-type="float">
            <text:p>0.000187374</text:p>
          </table:table-cell>
          <table:table-cell office:value-type="float" office:value="2493700" calcext:value-type="float">
            <text:p>2.49E+06</text:p>
          </table:table-cell>
          <table:table-cell/>
          <table:table-cell office:value-type="float" office:value="0.000187374" calcext:value-type="float">
            <text:p>0.000187374</text:p>
          </table:table-cell>
          <table:table-cell office:value-type="float" office:value="5693680" calcext:value-type="float">
            <text:p>5.69E+06</text:p>
          </table:table-cell>
          <table:table-cell/>
          <table:table-cell table:formula="of:=[.L36]*1000" office:value-type="float" office:value="0.187374" calcext:value-type="float">
            <text:p>0.187374</text:p>
          </table:table-cell>
          <table:table-cell table:formula="of:=[.M36]/101325" office:value-type="float" office:value="56.1922526523563" calcext:value-type="float">
            <text:p>56.1922526523563</text:p>
          </table:table-cell>
        </table:table-row>
        <table:table-row table:style-name="ro1">
          <table:table-cell office:value-type="float" office:value="0.000191414" calcext:value-type="float">
            <text:p>0.000191414</text:p>
          </table:table-cell>
          <table:table-cell office:value-type="float" office:value="7033580" calcext:value-type="float">
            <text:p>7.03E+06</text:p>
          </table:table-cell>
          <table:table-cell/>
          <table:table-cell office:value-type="float" office:value="0.000187374" calcext:value-type="float">
            <text:p>0.000187374</text:p>
          </table:table-cell>
          <table:table-cell office:value-type="float" office:value="7074130" calcext:value-type="float">
            <text:p>7.07E+06</text:p>
          </table:table-cell>
          <table:table-cell/>
          <table:table-cell table:formula="of:=[.I37]*1000" office:value-type="float" office:value="0.191414" calcext:value-type="float">
            <text:p>0.191414</text:p>
          </table:table-cell>
          <table:table-cell table:formula="of:=[.J37]/101325" office:value-type="float" office:value="25.9705896866519" calcext:value-type="float">
            <text:p>25.9705896866519</text:p>
          </table:table-cell>
          <table:table-cell office:value-type="float" office:value="0.000191414" calcext:value-type="float">
            <text:p>0.000191414</text:p>
          </table:table-cell>
          <table:table-cell office:value-type="float" office:value="2631470" calcext:value-type="float">
            <text:p>2.63E+06</text:p>
          </table:table-cell>
          <table:table-cell/>
          <table:table-cell office:value-type="float" office:value="0.000191414" calcext:value-type="float">
            <text:p>0.000191414</text:p>
          </table:table-cell>
          <table:table-cell office:value-type="float" office:value="5690650" calcext:value-type="float">
            <text:p>5.69E+06</text:p>
          </table:table-cell>
          <table:table-cell/>
          <table:table-cell table:formula="of:=[.L37]*1000" office:value-type="float" office:value="0.191414" calcext:value-type="float">
            <text:p>0.191414</text:p>
          </table:table-cell>
          <table:table-cell table:formula="of:=[.M37]/101325" office:value-type="float" office:value="56.1623488773748" calcext:value-type="float">
            <text:p>56.1623488773748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6991500" calcext:value-type="float">
            <text:p>6.99E+06</text:p>
          </table:table-cell>
          <table:table-cell/>
          <table:table-cell office:value-type="float" office:value="0.000191414" calcext:value-type="float">
            <text:p>0.000191414</text:p>
          </table:table-cell>
          <table:table-cell office:value-type="float" office:value="7033580" calcext:value-type="float">
            <text:p>7.03E+06</text:p>
          </table:table-cell>
          <table:table-cell/>
          <table:table-cell table:formula="of:=[.I38]*1000" office:value-type="float" office:value="0.195455" calcext:value-type="float">
            <text:p>0.195455</text:p>
          </table:table-cell>
          <table:table-cell table:formula="of:=[.J38]/101325" office:value-type="float" office:value="27.2050333086603" calcext:value-type="float">
            <text:p>27.2050333086603</text:p>
          </table:table-cell>
          <table:table-cell office:value-type="float" office:value="0.000195455" calcext:value-type="float">
            <text:p>0.000195455</text:p>
          </table:table-cell>
          <table:table-cell office:value-type="float" office:value="2756550" calcext:value-type="float">
            <text:p>2.76E+06</text:p>
          </table:table-cell>
          <table:table-cell/>
          <table:table-cell office:value-type="float" office:value="0.000195455" calcext:value-type="float">
            <text:p>0.000195455</text:p>
          </table:table-cell>
          <table:table-cell office:value-type="float" office:value="5684130" calcext:value-type="float">
            <text:p>5.68E+06</text:p>
          </table:table-cell>
          <table:table-cell/>
          <table:table-cell table:formula="of:=[.L38]*1000" office:value-type="float" office:value="0.195455" calcext:value-type="float">
            <text:p>0.195455</text:p>
          </table:table-cell>
          <table:table-cell table:formula="of:=[.M38]/101325" office:value-type="float" office:value="56.0980014803849" calcext:value-type="float">
            <text:p>56.0980014803849</text:p>
          </table:table-cell>
        </table:table-row>
        <table:table-row table:style-name="ro1">
          <table:table-cell office:value-type="float" office:value="0.000199495" calcext:value-type="float">
            <text:p>0.000199495</text:p>
          </table:table-cell>
          <table:table-cell office:value-type="float" office:value="6948100" calcext:value-type="float">
            <text:p>6.95E+06</text:p>
          </table:table-cell>
          <table:table-cell/>
          <table:table-cell office:value-type="float" office:value="0.000195455" calcext:value-type="float">
            <text:p>0.000195455</text:p>
          </table:table-cell>
          <table:table-cell office:value-type="float" office:value="6991500" calcext:value-type="float">
            <text:p>6.99E+06</text:p>
          </table:table-cell>
          <table:table-cell/>
          <table:table-cell table:formula="of:=[.I39]*1000" office:value-type="float" office:value="0.199495" calcext:value-type="float">
            <text:p>0.199495</text:p>
          </table:table-cell>
          <table:table-cell table:formula="of:=[.J39]/101325" office:value-type="float" office:value="28.3255859856896" calcext:value-type="float">
            <text:p>28.3255859856896</text:p>
          </table:table-cell>
          <table:table-cell office:value-type="float" office:value="0.000199495" calcext:value-type="float">
            <text:p>0.000199495</text:p>
          </table:table-cell>
          <table:table-cell office:value-type="float" office:value="2870090" calcext:value-type="float">
            <text:p>2.87E+06</text:p>
          </table:table-cell>
          <table:table-cell/>
          <table:table-cell office:value-type="float" office:value="0.000199495" calcext:value-type="float">
            <text:p>0.000199495</text:p>
          </table:table-cell>
          <table:table-cell office:value-type="float" office:value="5674440" calcext:value-type="float">
            <text:p>5.67E+06</text:p>
          </table:table-cell>
          <table:table-cell/>
          <table:table-cell table:formula="of:=[.L39]*1000" office:value-type="float" office:value="0.199495" calcext:value-type="float">
            <text:p>0.199495</text:p>
          </table:table-cell>
          <table:table-cell table:formula="of:=[.M39]/101325" office:value-type="float" office:value="56.0023686158401" calcext:value-type="float">
            <text:p>56.0023686158401</text:p>
          </table:table-cell>
        </table:table-row>
        <table:table-row table:style-name="ro1">
          <table:table-cell office:value-type="float" office:value="0.000203535" calcext:value-type="float">
            <text:p>0.000203535</text:p>
          </table:table-cell>
          <table:table-cell office:value-type="float" office:value="6903550" calcext:value-type="float">
            <text:p>6.90E+06</text:p>
          </table:table-cell>
          <table:table-cell/>
          <table:table-cell office:value-type="float" office:value="0.000199495" calcext:value-type="float">
            <text:p>0.000199495</text:p>
          </table:table-cell>
          <table:table-cell office:value-type="float" office:value="6948100" calcext:value-type="float">
            <text:p>6.95E+06</text:p>
          </table:table-cell>
          <table:table-cell/>
          <table:table-cell table:formula="of:=[.I40]*1000" office:value-type="float" office:value="0.203535" calcext:value-type="float">
            <text:p>0.203535</text:p>
          </table:table-cell>
          <table:table-cell table:formula="of:=[.J40]/101325" office:value-type="float" office:value="29.3423143350604" calcext:value-type="float">
            <text:p>29.3423143350604</text:p>
          </table:table-cell>
          <table:table-cell office:value-type="float" office:value="0.000203535" calcext:value-type="float">
            <text:p>0.000203535</text:p>
          </table:table-cell>
          <table:table-cell office:value-type="float" office:value="2973110" calcext:value-type="float">
            <text:p>2.97E+06</text:p>
          </table:table-cell>
          <table:table-cell/>
          <table:table-cell office:value-type="float" office:value="0.000203535" calcext:value-type="float">
            <text:p>0.000203535</text:p>
          </table:table-cell>
          <table:table-cell office:value-type="float" office:value="5661910" calcext:value-type="float">
            <text:p>5.66E+06</text:p>
          </table:table-cell>
          <table:table-cell/>
          <table:table-cell table:formula="of:=[.L40]*1000" office:value-type="float" office:value="0.203535" calcext:value-type="float">
            <text:p>0.203535</text:p>
          </table:table-cell>
          <table:table-cell table:formula="of:=[.M40]/101325" office:value-type="float" office:value="55.8787071305206" calcext:value-type="float">
            <text:p>55.8787071305206</text:p>
          </table:table-cell>
        </table:table-row>
        <table:table-row table:style-name="ro1">
          <table:table-cell office:value-type="float" office:value="0.000207576" calcext:value-type="float">
            <text:p>0.000207576</text:p>
          </table:table-cell>
          <table:table-cell office:value-type="float" office:value="6858010" calcext:value-type="float">
            <text:p>6.86E+06</text:p>
          </table:table-cell>
          <table:table-cell/>
          <table:table-cell office:value-type="float" office:value="0.000203535" calcext:value-type="float">
            <text:p>0.000203535</text:p>
          </table:table-cell>
          <table:table-cell office:value-type="float" office:value="6903550" calcext:value-type="float">
            <text:p>6.90E+06</text:p>
          </table:table-cell>
          <table:table-cell/>
          <table:table-cell table:formula="of:=[.I41]*1000" office:value-type="float" office:value="0.207576" calcext:value-type="float">
            <text:p>0.207576</text:p>
          </table:table-cell>
          <table:table-cell table:formula="of:=[.J41]/101325" office:value-type="float" office:value="30.2641006661732" calcext:value-type="float">
            <text:p>30.2641006661732</text:p>
          </table:table-cell>
          <table:table-cell office:value-type="float" office:value="0.000207576" calcext:value-type="float">
            <text:p>0.000207576</text:p>
          </table:table-cell>
          <table:table-cell office:value-type="float" office:value="3066510" calcext:value-type="float">
            <text:p>3.07E+06</text:p>
          </table:table-cell>
          <table:table-cell/>
          <table:table-cell office:value-type="float" office:value="0.000207576" calcext:value-type="float">
            <text:p>0.000207576</text:p>
          </table:table-cell>
          <table:table-cell office:value-type="float" office:value="5646830" calcext:value-type="float">
            <text:p>5.65E+06</text:p>
          </table:table-cell>
          <table:table-cell/>
          <table:table-cell table:formula="of:=[.L41]*1000" office:value-type="float" office:value="0.207576" calcext:value-type="float">
            <text:p>0.207576</text:p>
          </table:table-cell>
          <table:table-cell table:formula="of:=[.M41]/101325" office:value-type="float" office:value="55.7298791018998" calcext:value-type="float">
            <text:p>55.7298791018998</text:p>
          </table:table-cell>
        </table:table-row>
        <table:table-row table:style-name="ro1">
          <table:table-cell office:value-type="float" office:value="0.000211616" calcext:value-type="float">
            <text:p>0.000211616</text:p>
          </table:table-cell>
          <table:table-cell office:value-type="float" office:value="6811650" calcext:value-type="float">
            <text:p>6.81E+06</text:p>
          </table:table-cell>
          <table:table-cell/>
          <table:table-cell office:value-type="float" office:value="0.000207576" calcext:value-type="float">
            <text:p>0.000207576</text:p>
          </table:table-cell>
          <table:table-cell office:value-type="float" office:value="6858010" calcext:value-type="float">
            <text:p>6.86E+06</text:p>
          </table:table-cell>
          <table:table-cell/>
          <table:table-cell table:formula="of:=[.I42]*1000" office:value-type="float" office:value="0.211616" calcext:value-type="float">
            <text:p>0.211616</text:p>
          </table:table-cell>
          <table:table-cell table:formula="of:=[.J42]/101325" office:value-type="float" office:value="31.099333826795" calcext:value-type="float">
            <text:p>31.099333826795</text:p>
          </table:table-cell>
          <table:table-cell office:value-type="float" office:value="0.000211616" calcext:value-type="float">
            <text:p>0.000211616</text:p>
          </table:table-cell>
          <table:table-cell office:value-type="float" office:value="3151140" calcext:value-type="float">
            <text:p>3.15E+06</text:p>
          </table:table-cell>
          <table:table-cell/>
          <table:table-cell office:value-type="float" office:value="0.000211616" calcext:value-type="float">
            <text:p>0.000211616</text:p>
          </table:table-cell>
          <table:table-cell office:value-type="float" office:value="5629450" calcext:value-type="float">
            <text:p>5.63E+06</text:p>
          </table:table-cell>
          <table:table-cell/>
          <table:table-cell table:formula="of:=[.L42]*1000" office:value-type="float" office:value="0.211616" calcext:value-type="float">
            <text:p>0.211616</text:p>
          </table:table-cell>
          <table:table-cell table:formula="of:=[.M42]/101325" office:value-type="float" office:value="55.5583518381446" calcext:value-type="float">
            <text:p>55.5583518381446</text:p>
          </table:table-cell>
        </table:table-row>
        <table:table-row table:style-name="ro1">
          <table:table-cell office:value-type="float" office:value="0.000215657" calcext:value-type="float">
            <text:p>0.000215657</text:p>
          </table:table-cell>
          <table:table-cell office:value-type="float" office:value="6764580" calcext:value-type="float">
            <text:p>6.76E+06</text:p>
          </table:table-cell>
          <table:table-cell/>
          <table:table-cell office:value-type="float" office:value="0.000211616" calcext:value-type="float">
            <text:p>0.000211616</text:p>
          </table:table-cell>
          <table:table-cell office:value-type="float" office:value="6811650" calcext:value-type="float">
            <text:p>6.81E+06</text:p>
          </table:table-cell>
          <table:table-cell/>
          <table:table-cell table:formula="of:=[.I43]*1000" office:value-type="float" office:value="0.215657" calcext:value-type="float">
            <text:p>0.215657</text:p>
          </table:table-cell>
          <table:table-cell table:formula="of:=[.J43]/101325" office:value-type="float" office:value="31.8553170490994" calcext:value-type="float">
            <text:p>31.8553170490994</text:p>
          </table:table-cell>
          <table:table-cell office:value-type="float" office:value="0.000215657" calcext:value-type="float">
            <text:p>0.000215657</text:p>
          </table:table-cell>
          <table:table-cell office:value-type="float" office:value="3227740" calcext:value-type="float">
            <text:p>3.23E+06</text:p>
          </table:table-cell>
          <table:table-cell/>
          <table:table-cell office:value-type="float" office:value="0.000215657" calcext:value-type="float">
            <text:p>0.000215657</text:p>
          </table:table-cell>
          <table:table-cell office:value-type="float" office:value="5610030" calcext:value-type="float">
            <text:p>5.61E+06</text:p>
          </table:table-cell>
          <table:table-cell/>
          <table:table-cell table:formula="of:=[.L43]*1000" office:value-type="float" office:value="0.215657" calcext:value-type="float">
            <text:p>0.215657</text:p>
          </table:table-cell>
          <table:table-cell table:formula="of:=[.M43]/101325" office:value-type="float" office:value="55.3666913397483" calcext:value-type="float">
            <text:p>55.3666913397483</text:p>
          </table:table-cell>
        </table:table-row>
        <table:table-row table:style-name="ro1">
          <table:table-cell office:value-type="float" office:value="0.000219697" calcext:value-type="float">
            <text:p>0.000219697</text:p>
          </table:table-cell>
          <table:table-cell office:value-type="float" office:value="6716950" calcext:value-type="float">
            <text:p>6.72E+06</text:p>
          </table:table-cell>
          <table:table-cell/>
          <table:table-cell office:value-type="float" office:value="0.000215657" calcext:value-type="float">
            <text:p>0.000215657</text:p>
          </table:table-cell>
          <table:table-cell office:value-type="float" office:value="6764580" calcext:value-type="float">
            <text:p>6.76E+06</text:p>
          </table:table-cell>
          <table:table-cell/>
          <table:table-cell table:formula="of:=[.I44]*1000" office:value-type="float" office:value="0.219697" calcext:value-type="float">
            <text:p>0.219697</text:p>
          </table:table-cell>
          <table:table-cell table:formula="of:=[.J44]/101325" office:value-type="float" office:value="32.5388601036269" calcext:value-type="float">
            <text:p>32.5388601036269</text:p>
          </table:table-cell>
          <table:table-cell office:value-type="float" office:value="0.000219697" calcext:value-type="float">
            <text:p>0.000219697</text:p>
          </table:table-cell>
          <table:table-cell office:value-type="float" office:value="3297000" calcext:value-type="float">
            <text:p>3.30E+06</text:p>
          </table:table-cell>
          <table:table-cell/>
          <table:table-cell office:value-type="float" office:value="0.000219697" calcext:value-type="float">
            <text:p>0.000219697</text:p>
          </table:table-cell>
          <table:table-cell office:value-type="float" office:value="5588770" calcext:value-type="float">
            <text:p>5.59E+06</text:p>
          </table:table-cell>
          <table:table-cell/>
          <table:table-cell table:formula="of:=[.L44]*1000" office:value-type="float" office:value="0.219697" calcext:value-type="float">
            <text:p>0.219697</text:p>
          </table:table-cell>
          <table:table-cell table:formula="of:=[.M44]/101325" office:value-type="float" office:value="55.1568714532445" calcext:value-type="float">
            <text:p>55.1568714532445</text:p>
          </table:table-cell>
        </table:table-row>
        <table:table-row table:style-name="ro1">
          <table:table-cell office:value-type="float" office:value="0.000223737" calcext:value-type="float">
            <text:p>0.000223737</text:p>
          </table:table-cell>
          <table:table-cell office:value-type="float" office:value="6668870" calcext:value-type="float">
            <text:p>6.67E+06</text:p>
          </table:table-cell>
          <table:table-cell/>
          <table:table-cell office:value-type="float" office:value="0.000219697" calcext:value-type="float">
            <text:p>0.000219697</text:p>
          </table:table-cell>
          <table:table-cell office:value-type="float" office:value="6716950" calcext:value-type="float">
            <text:p>6.72E+06</text:p>
          </table:table-cell>
          <table:table-cell/>
          <table:table-cell table:formula="of:=[.I45]*1000" office:value-type="float" office:value="0.223737" calcext:value-type="float">
            <text:p>0.223737</text:p>
          </table:table-cell>
          <table:table-cell table:formula="of:=[.J45]/101325" office:value-type="float" office:value="33.1559832223045" calcext:value-type="float">
            <text:p>33.1559832223045</text:p>
          </table:table-cell>
          <table:table-cell office:value-type="float" office:value="0.000223737" calcext:value-type="float">
            <text:p>0.000223737</text:p>
          </table:table-cell>
          <table:table-cell office:value-type="float" office:value="3359530" calcext:value-type="float">
            <text:p>3.36E+06</text:p>
          </table:table-cell>
          <table:table-cell/>
          <table:table-cell office:value-type="float" office:value="0.000223737" calcext:value-type="float">
            <text:p>0.000223737</text:p>
          </table:table-cell>
          <table:table-cell office:value-type="float" office:value="5565880" calcext:value-type="float">
            <text:p>5.57E+06</text:p>
          </table:table-cell>
          <table:table-cell/>
          <table:table-cell table:formula="of:=[.L45]*1000" office:value-type="float" office:value="0.223737" calcext:value-type="float">
            <text:p>0.223737</text:p>
          </table:table-cell>
          <table:table-cell table:formula="of:=[.M45]/101325" office:value-type="float" office:value="54.9309647174932" calcext:value-type="float">
            <text:p>54.9309647174932</text:p>
          </table:table-cell>
        </table:table-row>
        <table:table-row table:style-name="ro1">
          <table:table-cell office:value-type="float" office:value="0.000227778" calcext:value-type="float">
            <text:p>0.000227778</text:p>
          </table:table-cell>
          <table:table-cell office:value-type="float" office:value="6620430" calcext:value-type="float">
            <text:p>6.62E+06</text:p>
          </table:table-cell>
          <table:table-cell/>
          <table:table-cell office:value-type="float" office:value="0.000223737" calcext:value-type="float">
            <text:p>0.000223737</text:p>
          </table:table-cell>
          <table:table-cell office:value-type="float" office:value="6668870" calcext:value-type="float">
            <text:p>6.67E+06</text:p>
          </table:table-cell>
          <table:table-cell/>
          <table:table-cell table:formula="of:=[.I46]*1000" office:value-type="float" office:value="0.227778" calcext:value-type="float">
            <text:p>0.227778</text:p>
          </table:table-cell>
          <table:table-cell table:formula="of:=[.J46]/101325" office:value-type="float" office:value="33.7121144830989" calcext:value-type="float">
            <text:p>33.7121144830989</text:p>
          </table:table-cell>
          <table:table-cell office:value-type="float" office:value="0.000227778" calcext:value-type="float">
            <text:p>0.000227778</text:p>
          </table:table-cell>
          <table:table-cell office:value-type="float" office:value="3415880" calcext:value-type="float">
            <text:p>3.42E+06</text:p>
          </table:table-cell>
          <table:table-cell/>
          <table:table-cell office:value-type="float" office:value="0.000227778" calcext:value-type="float">
            <text:p>0.000227778</text:p>
          </table:table-cell>
          <table:table-cell office:value-type="float" office:value="5541530" calcext:value-type="float">
            <text:p>5.54E+06</text:p>
          </table:table-cell>
          <table:table-cell/>
          <table:table-cell table:formula="of:=[.L46]*1000" office:value-type="float" office:value="0.227778" calcext:value-type="float">
            <text:p>0.227778</text:p>
          </table:table-cell>
          <table:table-cell table:formula="of:=[.M46]/101325" office:value-type="float" office:value="54.6906489020479" calcext:value-type="float">
            <text:p>54.6906489020479</text:p>
          </table:table-cell>
        </table:table-row>
        <table:table-row table:style-name="ro1">
          <table:table-cell office:value-type="float" office:value="0.000231818" calcext:value-type="float">
            <text:p>0.000231818</text:p>
          </table:table-cell>
          <table:table-cell office:value-type="float" office:value="6571730" calcext:value-type="float">
            <text:p>6.57E+06</text:p>
          </table:table-cell>
          <table:table-cell/>
          <table:table-cell office:value-type="float" office:value="0.000227778" calcext:value-type="float">
            <text:p>0.000227778</text:p>
          </table:table-cell>
          <table:table-cell office:value-type="float" office:value="6620430" calcext:value-type="float">
            <text:p>6.62E+06</text:p>
          </table:table-cell>
          <table:table-cell/>
          <table:table-cell table:formula="of:=[.I47]*1000" office:value-type="float" office:value="0.231818" calcext:value-type="float">
            <text:p>0.231818</text:p>
          </table:table-cell>
          <table:table-cell table:formula="of:=[.J47]/101325" office:value-type="float" office:value="34.212484579324" calcext:value-type="float">
            <text:p>34.212484579324</text:p>
          </table:table-cell>
          <table:table-cell office:value-type="float" office:value="0.000231818" calcext:value-type="float">
            <text:p>0.000231818</text:p>
          </table:table-cell>
          <table:table-cell office:value-type="float" office:value="3466580" calcext:value-type="float">
            <text:p>3.47E+06</text:p>
          </table:table-cell>
          <table:table-cell/>
          <table:table-cell office:value-type="float" office:value="0.000231818" calcext:value-type="float">
            <text:p>0.000231818</text:p>
          </table:table-cell>
          <table:table-cell office:value-type="float" office:value="5515900" calcext:value-type="float">
            <text:p>5.52E+06</text:p>
          </table:table-cell>
          <table:table-cell/>
          <table:table-cell table:formula="of:=[.L47]*1000" office:value-type="float" office:value="0.231818" calcext:value-type="float">
            <text:p>0.231818</text:p>
          </table:table-cell>
          <table:table-cell table:formula="of:=[.M47]/101325" office:value-type="float" office:value="54.4377004687886" calcext:value-type="float">
            <text:p>54.4377004687886</text:p>
          </table:table-cell>
        </table:table-row>
        <table:table-row table:style-name="ro1">
          <table:table-cell office:value-type="float" office:value="0.000235859" calcext:value-type="float">
            <text:p>0.000235859</text:p>
          </table:table-cell>
          <table:table-cell office:value-type="float" office:value="6522850" calcext:value-type="float">
            <text:p>6.52E+06</text:p>
          </table:table-cell>
          <table:table-cell/>
          <table:table-cell office:value-type="float" office:value="0.000231818" calcext:value-type="float">
            <text:p>0.000231818</text:p>
          </table:table-cell>
          <table:table-cell office:value-type="float" office:value="6571730" calcext:value-type="float">
            <text:p>6.57E+06</text:p>
          </table:table-cell>
          <table:table-cell/>
          <table:table-cell table:formula="of:=[.I48]*1000" office:value-type="float" office:value="0.235859" calcext:value-type="float">
            <text:p>0.235859</text:p>
          </table:table-cell>
          <table:table-cell table:formula="of:=[.J48]/101325" office:value-type="float" office:value="34.6614359733531" calcext:value-type="float">
            <text:p>34.6614359733531</text:p>
          </table:table-cell>
          <table:table-cell office:value-type="float" office:value="0.000235859" calcext:value-type="float">
            <text:p>0.000235859</text:p>
          </table:table-cell>
          <table:table-cell office:value-type="float" office:value="3512070" calcext:value-type="float">
            <text:p>3.51E+06</text:p>
          </table:table-cell>
          <table:table-cell/>
          <table:table-cell office:value-type="float" office:value="0.000235859" calcext:value-type="float">
            <text:p>0.000235859</text:p>
          </table:table-cell>
          <table:table-cell office:value-type="float" office:value="5489130" calcext:value-type="float">
            <text:p>5.49E+06</text:p>
          </table:table-cell>
          <table:table-cell/>
          <table:table-cell table:formula="of:=[.L48]*1000" office:value-type="float" office:value="0.235859" calcext:value-type="float">
            <text:p>0.235859</text:p>
          </table:table-cell>
          <table:table-cell table:formula="of:=[.M48]/101325" office:value-type="float" office:value="54.1735011102887" calcext:value-type="float">
            <text:p>54.1735011102887</text:p>
          </table:table-cell>
        </table:table-row>
        <table:table-row table:style-name="ro1">
          <table:table-cell office:value-type="float" office:value="0.000239899" calcext:value-type="float">
            <text:p>0.000239899</text:p>
          </table:table-cell>
          <table:table-cell office:value-type="float" office:value="6473880" calcext:value-type="float">
            <text:p>6.47E+06</text:p>
          </table:table-cell>
          <table:table-cell/>
          <table:table-cell office:value-type="float" office:value="0.000235859" calcext:value-type="float">
            <text:p>0.000235859</text:p>
          </table:table-cell>
          <table:table-cell office:value-type="float" office:value="6522850" calcext:value-type="float">
            <text:p>6.52E+06</text:p>
          </table:table-cell>
          <table:table-cell/>
          <table:table-cell table:formula="of:=[.I49]*1000" office:value-type="float" office:value="0.239899" calcext:value-type="float">
            <text:p>0.239899</text:p>
          </table:table-cell>
          <table:table-cell table:formula="of:=[.J49]/101325" office:value-type="float" office:value="35.0632124352332" calcext:value-type="float">
            <text:p>35.0632124352332</text:p>
          </table:table-cell>
          <table:table-cell office:value-type="float" office:value="0.000239899" calcext:value-type="float">
            <text:p>0.000239899</text:p>
          </table:table-cell>
          <table:table-cell office:value-type="float" office:value="3552780" calcext:value-type="float">
            <text:p>3.55E+06</text:p>
          </table:table-cell>
          <table:table-cell/>
          <table:table-cell office:value-type="float" office:value="0.000239899" calcext:value-type="float">
            <text:p>0.000239899</text:p>
          </table:table-cell>
          <table:table-cell office:value-type="float" office:value="5461350" calcext:value-type="float">
            <text:p>5.46E+06</text:p>
          </table:table-cell>
          <table:table-cell/>
          <table:table-cell table:formula="of:=[.L49]*1000" office:value-type="float" office:value="0.239899" calcext:value-type="float">
            <text:p>0.239899</text:p>
          </table:table-cell>
          <table:table-cell table:formula="of:=[.M49]/101325" office:value-type="float" office:value="53.899333826795" calcext:value-type="float">
            <text:p>53.899333826795</text:p>
          </table:table-cell>
        </table:table-row>
        <table:table-row table:style-name="ro1">
          <table:table-cell office:value-type="float" office:value="0.000243939" calcext:value-type="float">
            <text:p>0.000243939</text:p>
          </table:table-cell>
          <table:table-cell office:value-type="float" office:value="6424880" calcext:value-type="float">
            <text:p>6.42E+06</text:p>
          </table:table-cell>
          <table:table-cell/>
          <table:table-cell office:value-type="float" office:value="0.000239899" calcext:value-type="float">
            <text:p>0.000239899</text:p>
          </table:table-cell>
          <table:table-cell office:value-type="float" office:value="6473880" calcext:value-type="float">
            <text:p>6.47E+06</text:p>
          </table:table-cell>
          <table:table-cell/>
          <table:table-cell table:formula="of:=[.I50]*1000" office:value-type="float" office:value="0.243939" calcext:value-type="float">
            <text:p>0.243939</text:p>
          </table:table-cell>
          <table:table-cell table:formula="of:=[.J50]/101325" office:value-type="float" office:value="35.4215642733777" calcext:value-type="float">
            <text:p>35.4215642733777</text:p>
          </table:table-cell>
          <table:table-cell office:value-type="float" office:value="0.000243939" calcext:value-type="float">
            <text:p>0.000243939</text:p>
          </table:table-cell>
          <table:table-cell office:value-type="float" office:value="3589090" calcext:value-type="float">
            <text:p>3.59E+06</text:p>
          </table:table-cell>
          <table:table-cell/>
          <table:table-cell office:value-type="float" office:value="0.000243939" calcext:value-type="float">
            <text:p>0.000243939</text:p>
          </table:table-cell>
          <table:table-cell office:value-type="float" office:value="5432690" calcext:value-type="float">
            <text:p>5.43E+06</text:p>
          </table:table-cell>
          <table:table-cell/>
          <table:table-cell table:formula="of:=[.L50]*1000" office:value-type="float" office:value="0.243939" calcext:value-type="float">
            <text:p>0.243939</text:p>
          </table:table-cell>
          <table:table-cell table:formula="of:=[.M50]/101325" office:value-type="float" office:value="53.6164816185542" calcext:value-type="float">
            <text:p>53.6164816185542</text:p>
          </table:table-cell>
        </table:table-row>
        <table:table-row table:style-name="ro1">
          <table:table-cell office:value-type="float" office:value="0.00024798" calcext:value-type="float">
            <text:p>0.00024798</text:p>
          </table:table-cell>
          <table:table-cell office:value-type="float" office:value="6375920" calcext:value-type="float">
            <text:p>6.38E+06</text:p>
          </table:table-cell>
          <table:table-cell/>
          <table:table-cell office:value-type="float" office:value="0.000243939" calcext:value-type="float">
            <text:p>0.000243939</text:p>
          </table:table-cell>
          <table:table-cell office:value-type="float" office:value="6424880" calcext:value-type="float">
            <text:p>6.42E+06</text:p>
          </table:table-cell>
          <table:table-cell/>
          <table:table-cell table:formula="of:=[.I51]*1000" office:value-type="float" office:value="0.24798" calcext:value-type="float">
            <text:p>0.24798</text:p>
          </table:table-cell>
          <table:table-cell table:formula="of:=[.J51]/101325" office:value-type="float" office:value="35.740044411547" calcext:value-type="float">
            <text:p>35.740044411547</text:p>
          </table:table-cell>
          <table:table-cell office:value-type="float" office:value="0.00024798" calcext:value-type="float">
            <text:p>0.00024798</text:p>
          </table:table-cell>
          <table:table-cell office:value-type="float" office:value="3621360" calcext:value-type="float">
            <text:p>3.62E+06</text:p>
          </table:table-cell>
          <table:table-cell/>
          <table:table-cell office:value-type="float" office:value="0.00024798" calcext:value-type="float">
            <text:p>0.00024798</text:p>
          </table:table-cell>
          <table:table-cell office:value-type="float" office:value="5403260" calcext:value-type="float">
            <text:p>5.40E+06</text:p>
          </table:table-cell>
          <table:table-cell/>
          <table:table-cell table:formula="of:=[.L51]*1000" office:value-type="float" office:value="0.24798" calcext:value-type="float">
            <text:p>0.24798</text:p>
          </table:table-cell>
          <table:table-cell table:formula="of:=[.M51]/101325" office:value-type="float" office:value="53.3260301011596" calcext:value-type="float">
            <text:p>53.3260301011596</text:p>
          </table:table-cell>
        </table:table-row>
        <table:table-row table:style-name="ro1">
          <table:table-cell office:value-type="float" office:value="0.00025202" calcext:value-type="float">
            <text:p>0.00025202</text:p>
          </table:table-cell>
          <table:table-cell office:value-type="float" office:value="6327040" calcext:value-type="float">
            <text:p>6.33E+06</text:p>
          </table:table-cell>
          <table:table-cell/>
          <table:table-cell office:value-type="float" office:value="0.00024798" calcext:value-type="float">
            <text:p>0.00024798</text:p>
          </table:table-cell>
          <table:table-cell office:value-type="float" office:value="6375920" calcext:value-type="float">
            <text:p>6.38E+06</text:p>
          </table:table-cell>
          <table:table-cell/>
          <table:table-cell table:formula="of:=[.I52]*1000" office:value-type="float" office:value="0.25202" calcext:value-type="float">
            <text:p>0.25202</text:p>
          </table:table-cell>
          <table:table-cell table:formula="of:=[.J52]/101325" office:value-type="float" office:value="36.0217123118678" calcext:value-type="float">
            <text:p>36.0217123118678</text:p>
          </table:table-cell>
          <table:table-cell office:value-type="float" office:value="0.00025202" calcext:value-type="float">
            <text:p>0.00025202</text:p>
          </table:table-cell>
          <table:table-cell office:value-type="float" office:value="3649900" calcext:value-type="float">
            <text:p>3.65E+06</text:p>
          </table:table-cell>
          <table:table-cell/>
          <table:table-cell office:value-type="float" office:value="0.00025202" calcext:value-type="float">
            <text:p>0.00025202</text:p>
          </table:table-cell>
          <table:table-cell office:value-type="float" office:value="5373170" calcext:value-type="float">
            <text:p>5.37E+06</text:p>
          </table:table-cell>
          <table:table-cell/>
          <table:table-cell table:formula="of:=[.L52]*1000" office:value-type="float" office:value="0.25202" calcext:value-type="float">
            <text:p>0.25202</text:p>
          </table:table-cell>
          <table:table-cell table:formula="of:=[.M52]/101325" office:value-type="float" office:value="53.0290648902048" calcext:value-type="float">
            <text:p>53.0290648902048</text:p>
          </table:table-cell>
        </table:table-row>
        <table:table-row table:style-name="ro1">
          <table:table-cell office:value-type="float" office:value="0.000256061" calcext:value-type="float">
            <text:p>0.000256061</text:p>
          </table:table-cell>
          <table:table-cell office:value-type="float" office:value="6278300" calcext:value-type="float">
            <text:p>6.28E+06</text:p>
          </table:table-cell>
          <table:table-cell/>
          <table:table-cell office:value-type="float" office:value="0.00025202" calcext:value-type="float">
            <text:p>0.00025202</text:p>
          </table:table-cell>
          <table:table-cell office:value-type="float" office:value="6327040" calcext:value-type="float">
            <text:p>6.33E+06</text:p>
          </table:table-cell>
          <table:table-cell/>
          <table:table-cell table:formula="of:=[.I53]*1000" office:value-type="float" office:value="0.256061" calcext:value-type="float">
            <text:p>0.256061</text:p>
          </table:table-cell>
          <table:table-cell table:formula="of:=[.J53]/101325" office:value-type="float" office:value="36.2694300518135" calcext:value-type="float">
            <text:p>36.2694300518135</text:p>
          </table:table-cell>
          <table:table-cell office:value-type="float" office:value="0.000256061" calcext:value-type="float">
            <text:p>0.000256061</text:p>
          </table:table-cell>
          <table:table-cell office:value-type="float" office:value="3675000" calcext:value-type="float">
            <text:p>3.68E+06</text:p>
          </table:table-cell>
          <table:table-cell/>
          <table:table-cell office:value-type="float" office:value="0.000256061" calcext:value-type="float">
            <text:p>0.000256061</text:p>
          </table:table-cell>
          <table:table-cell office:value-type="float" office:value="5342500" calcext:value-type="float">
            <text:p>5.34E+06</text:p>
          </table:table-cell>
          <table:table-cell/>
          <table:table-cell table:formula="of:=[.L53]*1000" office:value-type="float" office:value="0.256061" calcext:value-type="float">
            <text:p>0.256061</text:p>
          </table:table-cell>
          <table:table-cell table:formula="of:=[.M53]/101325" office:value-type="float" office:value="52.726375524303" calcext:value-type="float">
            <text:p>52.726375524303</text:p>
          </table:table-cell>
        </table:table-row>
        <table:table-row table:style-name="ro1">
          <table:table-cell office:value-type="float" office:value="0.000260101" calcext:value-type="float">
            <text:p>0.000260101</text:p>
          </table:table-cell>
          <table:table-cell office:value-type="float" office:value="6229740" calcext:value-type="float">
            <text:p>6.23E+06</text:p>
          </table:table-cell>
          <table:table-cell/>
          <table:table-cell office:value-type="float" office:value="0.000256061" calcext:value-type="float">
            <text:p>0.000256061</text:p>
          </table:table-cell>
          <table:table-cell office:value-type="float" office:value="6278300" calcext:value-type="float">
            <text:p>6.28E+06</text:p>
          </table:table-cell>
          <table:table-cell/>
          <table:table-cell table:formula="of:=[.I54]*1000" office:value-type="float" office:value="0.260101" calcext:value-type="float">
            <text:p>0.260101</text:p>
          </table:table-cell>
          <table:table-cell table:formula="of:=[.J54]/101325" office:value-type="float" office:value="36.485961016531" calcext:value-type="float">
            <text:p>36.485961016531</text:p>
          </table:table-cell>
          <table:table-cell office:value-type="float" office:value="0.000260101" calcext:value-type="float">
            <text:p>0.000260101</text:p>
          </table:table-cell>
          <table:table-cell office:value-type="float" office:value="3696940" calcext:value-type="float">
            <text:p>3.70E+06</text:p>
          </table:table-cell>
          <table:table-cell/>
          <table:table-cell office:value-type="float" office:value="0.000260101" calcext:value-type="float">
            <text:p>0.000260101</text:p>
          </table:table-cell>
          <table:table-cell office:value-type="float" office:value="5311350" calcext:value-type="float">
            <text:p>5.31E+06</text:p>
          </table:table-cell>
          <table:table-cell/>
          <table:table-cell table:formula="of:=[.L54]*1000" office:value-type="float" office:value="0.260101" calcext:value-type="float">
            <text:p>0.260101</text:p>
          </table:table-cell>
          <table:table-cell table:formula="of:=[.M54]/101325" office:value-type="float" office:value="52.418948926721" calcext:value-type="float">
            <text:p>52.418948926721</text:p>
          </table:table-cell>
        </table:table-row>
        <table:table-row table:style-name="ro1">
          <table:table-cell office:value-type="float" office:value="0.000264141" calcext:value-type="float">
            <text:p>0.000264141</text:p>
          </table:table-cell>
          <table:table-cell office:value-type="float" office:value="6181400" calcext:value-type="float">
            <text:p>6.18E+06</text:p>
          </table:table-cell>
          <table:table-cell/>
          <table:table-cell office:value-type="float" office:value="0.000260101" calcext:value-type="float">
            <text:p>0.000260101</text:p>
          </table:table-cell>
          <table:table-cell office:value-type="float" office:value="6229740" calcext:value-type="float">
            <text:p>6.23E+06</text:p>
          </table:table-cell>
          <table:table-cell/>
          <table:table-cell table:formula="of:=[.I55]*1000" office:value-type="float" office:value="0.264141" calcext:value-type="float">
            <text:p>0.264141</text:p>
          </table:table-cell>
          <table:table-cell table:formula="of:=[.J55]/101325" office:value-type="float" office:value="36.6736738218603" calcext:value-type="float">
            <text:p>36.6736738218603</text:p>
          </table:table-cell>
          <table:table-cell office:value-type="float" office:value="0.000264141" calcext:value-type="float">
            <text:p>0.000264141</text:p>
          </table:table-cell>
          <table:table-cell office:value-type="float" office:value="3715960" calcext:value-type="float">
            <text:p>3.72E+06</text:p>
          </table:table-cell>
          <table:table-cell/>
          <table:table-cell office:value-type="float" office:value="0.000264141" calcext:value-type="float">
            <text:p>0.000264141</text:p>
          </table:table-cell>
          <table:table-cell office:value-type="float" office:value="5279780" calcext:value-type="float">
            <text:p>5.28E+06</text:p>
          </table:table-cell>
          <table:table-cell/>
          <table:table-cell table:formula="of:=[.L55]*1000" office:value-type="float" office:value="0.264141" calcext:value-type="float">
            <text:p>0.264141</text:p>
          </table:table-cell>
          <table:table-cell table:formula="of:=[.M55]/101325" office:value-type="float" office:value="52.1073772514187" calcext:value-type="float">
            <text:p>52.1073772514187</text:p>
          </table:table-cell>
        </table:table-row>
        <table:table-row table:style-name="ro1">
          <table:table-cell office:value-type="float" office:value="0.000268182" calcext:value-type="float">
            <text:p>0.000268182</text:p>
          </table:table-cell>
          <table:table-cell office:value-type="float" office:value="6133320" calcext:value-type="float">
            <text:p>6.13E+06</text:p>
          </table:table-cell>
          <table:table-cell/>
          <table:table-cell office:value-type="float" office:value="0.000264141" calcext:value-type="float">
            <text:p>0.000264141</text:p>
          </table:table-cell>
          <table:table-cell office:value-type="float" office:value="6181400" calcext:value-type="float">
            <text:p>6.18E+06</text:p>
          </table:table-cell>
          <table:table-cell/>
          <table:table-cell table:formula="of:=[.I56]*1000" office:value-type="float" office:value="0.268182" calcext:value-type="float">
            <text:p>0.268182</text:p>
          </table:table-cell>
          <table:table-cell table:formula="of:=[.J56]/101325" office:value-type="float" office:value="36.8347396989884" calcext:value-type="float">
            <text:p>36.8347396989884</text:p>
          </table:table-cell>
          <table:table-cell office:value-type="float" office:value="0.000268182" calcext:value-type="float">
            <text:p>0.000268182</text:p>
          </table:table-cell>
          <table:table-cell office:value-type="float" office:value="3732280" calcext:value-type="float">
            <text:p>3.73E+06</text:p>
          </table:table-cell>
          <table:table-cell/>
          <table:table-cell office:value-type="float" office:value="0.000268182" calcext:value-type="float">
            <text:p>0.000268182</text:p>
          </table:table-cell>
          <table:table-cell office:value-type="float" office:value="5247860" calcext:value-type="float">
            <text:p>5.25E+06</text:p>
          </table:table-cell>
          <table:table-cell/>
          <table:table-cell table:formula="of:=[.L56]*1000" office:value-type="float" office:value="0.268182" calcext:value-type="float">
            <text:p>0.268182</text:p>
          </table:table-cell>
          <table:table-cell table:formula="of:=[.M56]/101325" office:value-type="float" office:value="51.7923513446829" calcext:value-type="float">
            <text:p>51.7923513446829</text:p>
          </table:table-cell>
        </table:table-row>
        <table:table-row table:style-name="ro1">
          <table:table-cell office:value-type="float" office:value="0.000272222" calcext:value-type="float">
            <text:p>0.000272222</text:p>
          </table:table-cell>
          <table:table-cell office:value-type="float" office:value="6085530" calcext:value-type="float">
            <text:p>6.09E+06</text:p>
          </table:table-cell>
          <table:table-cell/>
          <table:table-cell office:value-type="float" office:value="0.000268182" calcext:value-type="float">
            <text:p>0.000268182</text:p>
          </table:table-cell>
          <table:table-cell office:value-type="float" office:value="6133320" calcext:value-type="float">
            <text:p>6.13E+06</text:p>
          </table:table-cell>
          <table:table-cell/>
          <table:table-cell table:formula="of:=[.I57]*1000" office:value-type="float" office:value="0.272222" calcext:value-type="float">
            <text:p>0.272222</text:p>
          </table:table-cell>
          <table:table-cell table:formula="of:=[.J57]/101325" office:value-type="float" office:value="36.9713298791019" calcext:value-type="float">
            <text:p>36.9713298791019</text:p>
          </table:table-cell>
          <table:table-cell office:value-type="float" office:value="0.000272222" calcext:value-type="float">
            <text:p>0.000272222</text:p>
          </table:table-cell>
          <table:table-cell office:value-type="float" office:value="3746120" calcext:value-type="float">
            <text:p>3.75E+06</text:p>
          </table:table-cell>
          <table:table-cell/>
          <table:table-cell office:value-type="float" office:value="0.000272222" calcext:value-type="float">
            <text:p>0.000272222</text:p>
          </table:table-cell>
          <table:table-cell office:value-type="float" office:value="5215670" calcext:value-type="float">
            <text:p>5.22E+06</text:p>
          </table:table-cell>
          <table:table-cell/>
          <table:table-cell table:formula="of:=[.L57]*1000" office:value-type="float" office:value="0.272222" calcext:value-type="float">
            <text:p>0.272222</text:p>
          </table:table-cell>
          <table:table-cell table:formula="of:=[.M57]/101325" office:value-type="float" office:value="51.4746607451271" calcext:value-type="float">
            <text:p>51.4746607451271</text:p>
          </table:table-cell>
        </table:table-row>
        <table:table-row table:style-name="ro1">
          <table:table-cell office:value-type="float" office:value="0.000276263" calcext:value-type="float">
            <text:p>0.000276263</text:p>
          </table:table-cell>
          <table:table-cell office:value-type="float" office:value="6038060" calcext:value-type="float">
            <text:p>6.04E+06</text:p>
          </table:table-cell>
          <table:table-cell/>
          <table:table-cell office:value-type="float" office:value="0.000272222" calcext:value-type="float">
            <text:p>0.000272222</text:p>
          </table:table-cell>
          <table:table-cell office:value-type="float" office:value="6085530" calcext:value-type="float">
            <text:p>6.09E+06</text:p>
          </table:table-cell>
          <table:table-cell/>
          <table:table-cell table:formula="of:=[.I58]*1000" office:value-type="float" office:value="0.276263" calcext:value-type="float">
            <text:p>0.276263</text:p>
          </table:table-cell>
          <table:table-cell table:formula="of:=[.J58]/101325" office:value-type="float" office:value="37.0852208240809" calcext:value-type="float">
            <text:p>37.0852208240809</text:p>
          </table:table-cell>
          <table:table-cell office:value-type="float" office:value="0.000276263" calcext:value-type="float">
            <text:p>0.000276263</text:p>
          </table:table-cell>
          <table:table-cell office:value-type="float" office:value="3757660" calcext:value-type="float">
            <text:p>3.76E+06</text:p>
          </table:table-cell>
          <table:table-cell/>
          <table:table-cell office:value-type="float" office:value="0.000276263" calcext:value-type="float">
            <text:p>0.000276263</text:p>
          </table:table-cell>
          <table:table-cell office:value-type="float" office:value="5183250" calcext:value-type="float">
            <text:p>5.18E+06</text:p>
          </table:table-cell>
          <table:table-cell/>
          <table:table-cell table:formula="of:=[.L58]*1000" office:value-type="float" office:value="0.276263" calcext:value-type="float">
            <text:p>0.276263</text:p>
          </table:table-cell>
          <table:table-cell table:formula="of:=[.M58]/101325" office:value-type="float" office:value="51.1547002220577" calcext:value-type="float">
            <text:p>51.1547002220577</text:p>
          </table:table-cell>
        </table:table-row>
        <table:table-row table:style-name="ro1">
          <table:table-cell office:value-type="float" office:value="0.000280303" calcext:value-type="float">
            <text:p>0.000280303</text:p>
          </table:table-cell>
          <table:table-cell office:value-type="float" office:value="5990920" calcext:value-type="float">
            <text:p>5.99E+06</text:p>
          </table:table-cell>
          <table:table-cell/>
          <table:table-cell office:value-type="float" office:value="0.000276263" calcext:value-type="float">
            <text:p>0.000276263</text:p>
          </table:table-cell>
          <table:table-cell office:value-type="float" office:value="6038060" calcext:value-type="float">
            <text:p>6.04E+06</text:p>
          </table:table-cell>
          <table:table-cell/>
          <table:table-cell table:formula="of:=[.I59]*1000" office:value-type="float" office:value="0.280303" calcext:value-type="float">
            <text:p>0.280303</text:p>
          </table:table-cell>
          <table:table-cell table:formula="of:=[.J59]/101325" office:value-type="float" office:value="37.1780903034789" calcext:value-type="float">
            <text:p>37.1780903034789</text:p>
          </table:table-cell>
          <table:table-cell office:value-type="float" office:value="0.000280303" calcext:value-type="float">
            <text:p>0.000280303</text:p>
          </table:table-cell>
          <table:table-cell office:value-type="float" office:value="3767070" calcext:value-type="float">
            <text:p>3.77E+06</text:p>
          </table:table-cell>
          <table:table-cell/>
          <table:table-cell office:value-type="float" office:value="0.000280303" calcext:value-type="float">
            <text:p>0.000280303</text:p>
          </table:table-cell>
          <table:table-cell office:value-type="float" office:value="5150660" calcext:value-type="float">
            <text:p>5.15E+06</text:p>
          </table:table-cell>
          <table:table-cell/>
          <table:table-cell table:formula="of:=[.L59]*1000" office:value-type="float" office:value="0.280303" calcext:value-type="float">
            <text:p>0.280303</text:p>
          </table:table-cell>
          <table:table-cell table:formula="of:=[.M59]/101325" office:value-type="float" office:value="50.833061929435" calcext:value-type="float">
            <text:p>50.833061929435</text:p>
          </table:table-cell>
        </table:table-row>
        <table:table-row table:style-name="ro1">
          <table:table-cell office:value-type="float" office:value="0.000284343" calcext:value-type="float">
            <text:p>0.000284343</text:p>
          </table:table-cell>
          <table:table-cell office:value-type="float" office:value="5944150" calcext:value-type="float">
            <text:p>5.94E+06</text:p>
          </table:table-cell>
          <table:table-cell/>
          <table:table-cell office:value-type="float" office:value="0.000280303" calcext:value-type="float">
            <text:p>0.000280303</text:p>
          </table:table-cell>
          <table:table-cell office:value-type="float" office:value="5990920" calcext:value-type="float">
            <text:p>5.99E+06</text:p>
          </table:table-cell>
          <table:table-cell/>
          <table:table-cell table:formula="of:=[.I60]*1000" office:value-type="float" office:value="0.284343" calcext:value-type="float">
            <text:p>0.284343</text:p>
          </table:table-cell>
          <table:table-cell table:formula="of:=[.J60]/101325" office:value-type="float" office:value="37.2516160868492" calcext:value-type="float">
            <text:p>37.2516160868492</text:p>
          </table:table-cell>
          <table:table-cell office:value-type="float" office:value="0.000284343" calcext:value-type="float">
            <text:p>0.000284343</text:p>
          </table:table-cell>
          <table:table-cell office:value-type="float" office:value="3774520" calcext:value-type="float">
            <text:p>3.77E+06</text:p>
          </table:table-cell>
          <table:table-cell/>
          <table:table-cell office:value-type="float" office:value="0.000284343" calcext:value-type="float">
            <text:p>0.000284343</text:p>
          </table:table-cell>
          <table:table-cell office:value-type="float" office:value="5117940" calcext:value-type="float">
            <text:p>5.12E+06</text:p>
          </table:table-cell>
          <table:table-cell/>
          <table:table-cell table:formula="of:=[.L60]*1000" office:value-type="float" office:value="0.284343" calcext:value-type="float">
            <text:p>0.284343</text:p>
          </table:table-cell>
          <table:table-cell table:formula="of:=[.M60]/101325" office:value-type="float" office:value="50.5101406365655" calcext:value-type="float">
            <text:p>50.5101406365655</text:p>
          </table:table-cell>
        </table:table-row>
        <table:table-row table:style-name="ro1">
          <table:table-cell office:value-type="float" office:value="0.000288384" calcext:value-type="float">
            <text:p>0.000288384</text:p>
          </table:table-cell>
          <table:table-cell office:value-type="float" office:value="5897760" calcext:value-type="float">
            <text:p>5.90E+06</text:p>
          </table:table-cell>
          <table:table-cell/>
          <table:table-cell office:value-type="float" office:value="0.000284343" calcext:value-type="float">
            <text:p>0.000284343</text:p>
          </table:table-cell>
          <table:table-cell office:value-type="float" office:value="5944150" calcext:value-type="float">
            <text:p>5.94E+06</text:p>
          </table:table-cell>
          <table:table-cell/>
          <table:table-cell table:formula="of:=[.I61]*1000" office:value-type="float" office:value="0.288384" calcext:value-type="float">
            <text:p>0.288384</text:p>
          </table:table-cell>
          <table:table-cell table:formula="of:=[.J61]/101325" office:value-type="float" office:value="37.307278559092" calcext:value-type="float">
            <text:p>37.307278559092</text:p>
          </table:table-cell>
          <table:table-cell office:value-type="float" office:value="0.000288384" calcext:value-type="float">
            <text:p>0.000288384</text:p>
          </table:table-cell>
          <table:table-cell office:value-type="float" office:value="3780160" calcext:value-type="float">
            <text:p>3.78E+06</text:p>
          </table:table-cell>
          <table:table-cell/>
          <table:table-cell office:value-type="float" office:value="0.000288384" calcext:value-type="float">
            <text:p>0.000288384</text:p>
          </table:table-cell>
          <table:table-cell office:value-type="float" office:value="5085140" calcext:value-type="float">
            <text:p>5.09E+06</text:p>
          </table:table-cell>
          <table:table-cell/>
          <table:table-cell table:formula="of:=[.L61]*1000" office:value-type="float" office:value="0.288384" calcext:value-type="float">
            <text:p>0.288384</text:p>
          </table:table-cell>
          <table:table-cell table:formula="of:=[.M61]/101325" office:value-type="float" office:value="50.1864298050827" calcext:value-type="float">
            <text:p>50.1864298050827</text:p>
          </table:table-cell>
        </table:table-row>
        <table:table-row table:style-name="ro1">
          <table:table-cell office:value-type="float" office:value="0.000292424" calcext:value-type="float">
            <text:p>0.000292424</text:p>
          </table:table-cell>
          <table:table-cell office:value-type="float" office:value="5851760" calcext:value-type="float">
            <text:p>5.85E+06</text:p>
          </table:table-cell>
          <table:table-cell/>
          <table:table-cell office:value-type="float" office:value="0.000288384" calcext:value-type="float">
            <text:p>0.000288384</text:p>
          </table:table-cell>
          <table:table-cell office:value-type="float" office:value="5897760" calcext:value-type="float">
            <text:p>5.90E+06</text:p>
          </table:table-cell>
          <table:table-cell/>
          <table:table-cell table:formula="of:=[.I62]*1000" office:value-type="float" office:value="0.292424" calcext:value-type="float">
            <text:p>0.292424</text:p>
          </table:table-cell>
          <table:table-cell table:formula="of:=[.J62]/101325" office:value-type="float" office:value="37.3464594127807" calcext:value-type="float">
            <text:p>37.3464594127807</text:p>
          </table:table-cell>
          <table:table-cell office:value-type="float" office:value="0.000292424" calcext:value-type="float">
            <text:p>0.000292424</text:p>
          </table:table-cell>
          <table:table-cell office:value-type="float" office:value="3784130" calcext:value-type="float">
            <text:p>3.78E+06</text:p>
          </table:table-cell>
          <table:table-cell/>
          <table:table-cell office:value-type="float" office:value="0.000292424" calcext:value-type="float">
            <text:p>0.000292424</text:p>
          </table:table-cell>
          <table:table-cell office:value-type="float" office:value="5052300" calcext:value-type="float">
            <text:p>5.05E+06</text:p>
          </table:table-cell>
          <table:table-cell/>
          <table:table-cell table:formula="of:=[.L62]*1000" office:value-type="float" office:value="0.292424" calcext:value-type="float">
            <text:p>0.292424</text:p>
          </table:table-cell>
          <table:table-cell table:formula="of:=[.M62]/101325" office:value-type="float" office:value="49.8623242042931" calcext:value-type="float">
            <text:p>49.8623242042931</text:p>
          </table:table-cell>
        </table:table-row>
        <table:table-row table:style-name="ro1">
          <table:table-cell office:value-type="float" office:value="0.000296465" calcext:value-type="float">
            <text:p>0.000296465</text:p>
          </table:table-cell>
          <table:table-cell office:value-type="float" office:value="5806170" calcext:value-type="float">
            <text:p>5.81E+06</text:p>
          </table:table-cell>
          <table:table-cell/>
          <table:table-cell office:value-type="float" office:value="0.000292424" calcext:value-type="float">
            <text:p>0.000292424</text:p>
          </table:table-cell>
          <table:table-cell office:value-type="float" office:value="5851760" calcext:value-type="float">
            <text:p>5.85E+06</text:p>
          </table:table-cell>
          <table:table-cell/>
          <table:table-cell table:formula="of:=[.I63]*1000" office:value-type="float" office:value="0.296465" calcext:value-type="float">
            <text:p>0.296465</text:p>
          </table:table-cell>
          <table:table-cell table:formula="of:=[.J63]/101325" office:value-type="float" office:value="37.3702442635085" calcext:value-type="float">
            <text:p>37.3702442635085</text:p>
          </table:table-cell>
          <table:table-cell office:value-type="float" office:value="0.000296465" calcext:value-type="float">
            <text:p>0.000296465</text:p>
          </table:table-cell>
          <table:table-cell office:value-type="float" office:value="3786540" calcext:value-type="float">
            <text:p>3.79E+06</text:p>
          </table:table-cell>
          <table:table-cell/>
          <table:table-cell office:value-type="float" office:value="0.000296465" calcext:value-type="float">
            <text:p>0.000296465</text:p>
          </table:table-cell>
          <table:table-cell office:value-type="float" office:value="5019450" calcext:value-type="float">
            <text:p>5.02E+06</text:p>
          </table:table-cell>
          <table:table-cell/>
          <table:table-cell table:formula="of:=[.L63]*1000" office:value-type="float" office:value="0.296465" calcext:value-type="float">
            <text:p>0.296465</text:p>
          </table:table-cell>
          <table:table-cell table:formula="of:=[.M63]/101325" office:value-type="float" office:value="49.5381199111769" calcext:value-type="float">
            <text:p>49.5381199111769</text:p>
          </table:table-cell>
        </table:table-row>
        <table:table-row table:style-name="ro1">
          <table:table-cell office:value-type="float" office:value="0.000300505" calcext:value-type="float">
            <text:p>0.000300505</text:p>
          </table:table-cell>
          <table:table-cell office:value-type="float" office:value="5761010" calcext:value-type="float">
            <text:p>5.76E+06</text:p>
          </table:table-cell>
          <table:table-cell/>
          <table:table-cell office:value-type="float" office:value="0.000296465" calcext:value-type="float">
            <text:p>0.000296465</text:p>
          </table:table-cell>
          <table:table-cell office:value-type="float" office:value="5806170" calcext:value-type="float">
            <text:p>5.81E+06</text:p>
          </table:table-cell>
          <table:table-cell/>
          <table:table-cell table:formula="of:=[.I64]*1000" office:value-type="float" office:value="0.300505" calcext:value-type="float">
            <text:p>0.300505</text:p>
          </table:table-cell>
          <table:table-cell table:formula="of:=[.J64]/101325" office:value-type="float" office:value="37.380014803849" calcext:value-type="float">
            <text:p>37.380014803849</text:p>
          </table:table-cell>
          <table:table-cell office:value-type="float" office:value="0.000300505" calcext:value-type="float">
            <text:p>0.000300505</text:p>
          </table:table-cell>
          <table:table-cell office:value-type="float" office:value="3787530" calcext:value-type="float">
            <text:p>3.79E+06</text:p>
          </table:table-cell>
          <table:table-cell/>
          <table:table-cell office:value-type="float" office:value="0.000300505" calcext:value-type="float">
            <text:p>0.000300505</text:p>
          </table:table-cell>
          <table:table-cell office:value-type="float" office:value="4986620" calcext:value-type="float">
            <text:p>4.99E+06</text:p>
          </table:table-cell>
          <table:table-cell/>
          <table:table-cell table:formula="of:=[.L64]*1000" office:value-type="float" office:value="0.300505" calcext:value-type="float">
            <text:p>0.300505</text:p>
          </table:table-cell>
          <table:table-cell table:formula="of:=[.M64]/101325" office:value-type="float" office:value="49.214113002714" calcext:value-type="float">
            <text:p>49.214113002714</text:p>
          </table:table-cell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5716280" calcext:value-type="float">
            <text:p>5.72E+06</text:p>
          </table:table-cell>
          <table:table-cell/>
          <table:table-cell office:value-type="float" office:value="0.000300505" calcext:value-type="float">
            <text:p>0.000300505</text:p>
          </table:table-cell>
          <table:table-cell office:value-type="float" office:value="5761010" calcext:value-type="float">
            <text:p>5.76E+06</text:p>
          </table:table-cell>
          <table:table-cell/>
          <table:table-cell table:formula="of:=[.I65]*1000" office:value-type="float" office:value="0.304545" calcext:value-type="float">
            <text:p>0.304545</text:p>
          </table:table-cell>
          <table:table-cell table:formula="of:=[.J65]/101325" office:value-type="float" office:value="37.3765605724155" calcext:value-type="float">
            <text:p>37.3765605724155</text:p>
          </table:table-cell>
          <table:table-cell office:value-type="float" office:value="0.000304545" calcext:value-type="float">
            <text:p>0.000304545</text:p>
          </table:table-cell>
          <table:table-cell office:value-type="float" office:value="3787180" calcext:value-type="float">
            <text:p>3.79E+06</text:p>
          </table:table-cell>
          <table:table-cell/>
          <table:table-cell office:value-type="float" office:value="0.000304545" calcext:value-type="float">
            <text:p>0.000304545</text:p>
          </table:table-cell>
          <table:table-cell office:value-type="float" office:value="4953840" calcext:value-type="float">
            <text:p>4.95E+06</text:p>
          </table:table-cell>
          <table:table-cell/>
          <table:table-cell table:formula="of:=[.L65]*1000" office:value-type="float" office:value="0.304545" calcext:value-type="float">
            <text:p>0.304545</text:p>
          </table:table-cell>
          <table:table-cell table:formula="of:=[.M65]/101325" office:value-type="float" office:value="48.8905995558845" calcext:value-type="float">
            <text:p>48.8905995558845</text:p>
          </table:table-cell>
        </table:table-row>
        <table:table-row table:style-name="ro1">
          <table:table-cell office:value-type="float" office:value="0.000308586" calcext:value-type="float">
            <text:p>0.000308586</text:p>
          </table:table-cell>
          <table:table-cell office:value-type="float" office:value="5671990" calcext:value-type="float">
            <text:p>5.67E+06</text:p>
          </table:table-cell>
          <table:table-cell/>
          <table:table-cell office:value-type="float" office:value="0.000304545" calcext:value-type="float">
            <text:p>0.000304545</text:p>
          </table:table-cell>
          <table:table-cell office:value-type="float" office:value="5716280" calcext:value-type="float">
            <text:p>5.72E+06</text:p>
          </table:table-cell>
          <table:table-cell/>
          <table:table-cell table:formula="of:=[.I66]*1000" office:value-type="float" office:value="0.308586" calcext:value-type="float">
            <text:p>0.308586</text:p>
          </table:table-cell>
          <table:table-cell table:formula="of:=[.J66]/101325" office:value-type="float" office:value="37.3611645694547" calcext:value-type="float">
            <text:p>37.3611645694547</text:p>
          </table:table-cell>
          <table:table-cell office:value-type="float" office:value="0.000308586" calcext:value-type="float">
            <text:p>0.000308586</text:p>
          </table:table-cell>
          <table:table-cell office:value-type="float" office:value="3785620" calcext:value-type="float">
            <text:p>3.79E+06</text:p>
          </table:table-cell>
          <table:table-cell/>
          <table:table-cell office:value-type="float" office:value="0.000308586" calcext:value-type="float">
            <text:p>0.000308586</text:p>
          </table:table-cell>
          <table:table-cell office:value-type="float" office:value="4921140" calcext:value-type="float">
            <text:p>4.92E+06</text:p>
          </table:table-cell>
          <table:table-cell/>
          <table:table-cell table:formula="of:=[.L66]*1000" office:value-type="float" office:value="0.308586" calcext:value-type="float">
            <text:p>0.308586</text:p>
          </table:table-cell>
          <table:table-cell table:formula="of:=[.M66]/101325" office:value-type="float" office:value="48.5678756476684" calcext:value-type="float">
            <text:p>48.5678756476684</text:p>
          </table:table-cell>
        </table:table-row>
        <table:table-row table:style-name="ro1">
          <table:table-cell office:value-type="float" office:value="0.000312626" calcext:value-type="float">
            <text:p>0.000312626</text:p>
          </table:table-cell>
          <table:table-cell office:value-type="float" office:value="5628140" calcext:value-type="float">
            <text:p>5.63E+06</text:p>
          </table:table-cell>
          <table:table-cell/>
          <table:table-cell office:value-type="float" office:value="0.000308586" calcext:value-type="float">
            <text:p>0.000308586</text:p>
          </table:table-cell>
          <table:table-cell office:value-type="float" office:value="5671990" calcext:value-type="float">
            <text:p>5.67E+06</text:p>
          </table:table-cell>
          <table:table-cell/>
          <table:table-cell table:formula="of:=[.I67]*1000" office:value-type="float" office:value="0.312626" calcext:value-type="float">
            <text:p>0.312626</text:p>
          </table:table-cell>
          <table:table-cell table:formula="of:=[.J67]/101325" office:value-type="float" office:value="37.3345176412534" calcext:value-type="float">
            <text:p>37.3345176412534</text:p>
          </table:table-cell>
          <table:table-cell office:value-type="float" office:value="0.000312626" calcext:value-type="float">
            <text:p>0.000312626</text:p>
          </table:table-cell>
          <table:table-cell office:value-type="float" office:value="3782920" calcext:value-type="float">
            <text:p>3.78E+06</text:p>
          </table:table-cell>
          <table:table-cell/>
          <table:table-cell office:value-type="float" office:value="0.000312626" calcext:value-type="float">
            <text:p>0.000312626</text:p>
          </table:table-cell>
          <table:table-cell office:value-type="float" office:value="4888540" calcext:value-type="float">
            <text:p>4.89E+06</text:p>
          </table:table-cell>
          <table:table-cell/>
          <table:table-cell table:formula="of:=[.L67]*1000" office:value-type="float" office:value="0.312626" calcext:value-type="float">
            <text:p>0.312626</text:p>
          </table:table-cell>
          <table:table-cell table:formula="of:=[.M67]/101325" office:value-type="float" office:value="48.246138662719" calcext:value-type="float">
            <text:p>48.246138662719</text:p>
          </table:table-cell>
        </table:table-row>
        <table:table-row table:style-name="ro1">
          <table:table-cell office:value-type="float" office:value="0.000316667" calcext:value-type="float">
            <text:p>0.000316667</text:p>
          </table:table-cell>
          <table:table-cell office:value-type="float" office:value="5584750" calcext:value-type="float">
            <text:p>5.58E+06</text:p>
          </table:table-cell>
          <table:table-cell/>
          <table:table-cell office:value-type="float" office:value="0.000312626" calcext:value-type="float">
            <text:p>0.000312626</text:p>
          </table:table-cell>
          <table:table-cell office:value-type="float" office:value="5628140" calcext:value-type="float">
            <text:p>5.63E+06</text:p>
          </table:table-cell>
          <table:table-cell/>
          <table:table-cell table:formula="of:=[.I68]*1000" office:value-type="float" office:value="0.316667" calcext:value-type="float">
            <text:p>0.316667</text:p>
          </table:table-cell>
          <table:table-cell table:formula="of:=[.J68]/101325" office:value-type="float" office:value="37.2975080187515" calcext:value-type="float">
            <text:p>37.2975080187515</text:p>
          </table:table-cell>
          <table:table-cell office:value-type="float" office:value="0.000316667" calcext:value-type="float">
            <text:p>0.000316667</text:p>
          </table:table-cell>
          <table:table-cell office:value-type="float" office:value="3779170" calcext:value-type="float">
            <text:p>3.78E+06</text:p>
          </table:table-cell>
          <table:table-cell/>
          <table:table-cell office:value-type="float" office:value="0.000316667" calcext:value-type="float">
            <text:p>0.000316667</text:p>
          </table:table-cell>
          <table:table-cell office:value-type="float" office:value="4856060" calcext:value-type="float">
            <text:p>4.86E+06</text:p>
          </table:table-cell>
          <table:table-cell/>
          <table:table-cell table:formula="of:=[.L68]*1000" office:value-type="float" office:value="0.316667" calcext:value-type="float">
            <text:p>0.316667</text:p>
          </table:table-cell>
          <table:table-cell table:formula="of:=[.M68]/101325" office:value-type="float" office:value="47.9255859856896" calcext:value-type="float">
            <text:p>47.9255859856896</text:p>
          </table:table-cell>
        </table:table-row>
        <table:table-row table:style-name="ro1">
          <table:table-cell office:value-type="float" office:value="0.000320707" calcext:value-type="float">
            <text:p>0.000320707</text:p>
          </table:table-cell>
          <table:table-cell office:value-type="float" office:value="5541820" calcext:value-type="float">
            <text:p>5.54E+06</text:p>
          </table:table-cell>
          <table:table-cell/>
          <table:table-cell office:value-type="float" office:value="0.000316667" calcext:value-type="float">
            <text:p>0.000316667</text:p>
          </table:table-cell>
          <table:table-cell office:value-type="float" office:value="5584750" calcext:value-type="float">
            <text:p>5.58E+06</text:p>
          </table:table-cell>
          <table:table-cell/>
          <table:table-cell table:formula="of:=[.I69]*1000" office:value-type="float" office:value="0.320707" calcext:value-type="float">
            <text:p>0.320707</text:p>
          </table:table-cell>
          <table:table-cell table:formula="of:=[.J69]/101325" office:value-type="float" office:value="37.2509252405625" calcext:value-type="float">
            <text:p>37.2509252405625</text:p>
          </table:table-cell>
          <table:table-cell office:value-type="float" office:value="0.000320707" calcext:value-type="float">
            <text:p>0.000320707</text:p>
          </table:table-cell>
          <table:table-cell office:value-type="float" office:value="3774450" calcext:value-type="float">
            <text:p>3.77E+06</text:p>
          </table:table-cell>
          <table:table-cell/>
          <table:table-cell office:value-type="float" office:value="0.000320707" calcext:value-type="float">
            <text:p>0.000320707</text:p>
          </table:table-cell>
          <table:table-cell office:value-type="float" office:value="4823730" calcext:value-type="float">
            <text:p>4.82E+06</text:p>
          </table:table-cell>
          <table:table-cell/>
          <table:table-cell table:formula="of:=[.L69]*1000" office:value-type="float" office:value="0.320707" calcext:value-type="float">
            <text:p>0.320707</text:p>
          </table:table-cell>
          <table:table-cell table:formula="of:=[.M69]/101325" office:value-type="float" office:value="47.6065136935603" calcext:value-type="float">
            <text:p>47.6065136935603</text:p>
          </table:table-cell>
        </table:table-row>
        <table:table-row table:style-name="ro1">
          <table:table-cell office:value-type="float" office:value="0.000324747" calcext:value-type="float">
            <text:p>0.000324747</text:p>
          </table:table-cell>
          <table:table-cell office:value-type="float" office:value="5499350" calcext:value-type="float">
            <text:p>5.50E+06</text:p>
          </table:table-cell>
          <table:table-cell/>
          <table:table-cell office:value-type="float" office:value="0.000320707" calcext:value-type="float">
            <text:p>0.000320707</text:p>
          </table:table-cell>
          <table:table-cell office:value-type="float" office:value="5541820" calcext:value-type="float">
            <text:p>5.54E+06</text:p>
          </table:table-cell>
          <table:table-cell/>
          <table:table-cell table:formula="of:=[.I70]*1000" office:value-type="float" office:value="0.324747" calcext:value-type="float">
            <text:p>0.324747</text:p>
          </table:table-cell>
          <table:table-cell table:formula="of:=[.J70]/101325" office:value-type="float" office:value="37.1956575376265" calcext:value-type="float">
            <text:p>37.1956575376265</text:p>
          </table:table-cell>
          <table:table-cell office:value-type="float" office:value="0.000324747" calcext:value-type="float">
            <text:p>0.000324747</text:p>
          </table:table-cell>
          <table:table-cell office:value-type="float" office:value="3768850" calcext:value-type="float">
            <text:p>3.77E+06</text:p>
          </table:table-cell>
          <table:table-cell/>
          <table:table-cell office:value-type="float" office:value="0.000324747" calcext:value-type="float">
            <text:p>0.000324747</text:p>
          </table:table-cell>
          <table:table-cell office:value-type="float" office:value="4791550" calcext:value-type="float">
            <text:p>4.79E+06</text:p>
          </table:table-cell>
          <table:table-cell/>
          <table:table-cell table:formula="of:=[.L70]*1000" office:value-type="float" office:value="0.324747" calcext:value-type="float">
            <text:p>0.324747</text:p>
          </table:table-cell>
          <table:table-cell table:formula="of:=[.M70]/101325" office:value-type="float" office:value="47.2889217863311" calcext:value-type="float">
            <text:p>47.2889217863311</text:p>
          </table:table-cell>
        </table:table-row>
        <table:table-row table:style-name="ro1">
          <table:table-cell office:value-type="float" office:value="0.000328788" calcext:value-type="float">
            <text:p>0.000328788</text:p>
          </table:table-cell>
          <table:table-cell office:value-type="float" office:value="5457340" calcext:value-type="float">
            <text:p>5.46E+06</text:p>
          </table:table-cell>
          <table:table-cell/>
          <table:table-cell office:value-type="float" office:value="0.000324747" calcext:value-type="float">
            <text:p>0.000324747</text:p>
          </table:table-cell>
          <table:table-cell office:value-type="float" office:value="5499350" calcext:value-type="float">
            <text:p>5.50E+06</text:p>
          </table:table-cell>
          <table:table-cell/>
          <table:table-cell table:formula="of:=[.I71]*1000" office:value-type="float" office:value="0.328788" calcext:value-type="float">
            <text:p>0.328788</text:p>
          </table:table-cell>
          <table:table-cell table:formula="of:=[.J71]/101325" office:value-type="float" office:value="37.1320996792499" calcext:value-type="float">
            <text:p>37.1320996792499</text:p>
          </table:table-cell>
          <table:table-cell office:value-type="float" office:value="0.000328788" calcext:value-type="float">
            <text:p>0.000328788</text:p>
          </table:table-cell>
          <table:table-cell office:value-type="float" office:value="3762410" calcext:value-type="float">
            <text:p>3.76E+06</text:p>
          </table:table-cell>
          <table:table-cell/>
          <table:table-cell office:value-type="float" office:value="0.000328788" calcext:value-type="float">
            <text:p>0.000328788</text:p>
          </table:table-cell>
          <table:table-cell office:value-type="float" office:value="4759540" calcext:value-type="float">
            <text:p>4.76E+06</text:p>
          </table:table-cell>
          <table:table-cell/>
          <table:table-cell table:formula="of:=[.L71]*1000" office:value-type="float" office:value="0.328788" calcext:value-type="float">
            <text:p>0.328788</text:p>
          </table:table-cell>
          <table:table-cell table:formula="of:=[.M71]/101325" office:value-type="float" office:value="46.9730076486553" calcext:value-type="float">
            <text:p>46.9730076486553</text:p>
          </table:table-cell>
        </table:table-row>
        <table:table-row table:style-name="ro1">
          <table:table-cell office:value-type="float" office:value="0.000332828" calcext:value-type="float">
            <text:p>0.000332828</text:p>
          </table:table-cell>
          <table:table-cell office:value-type="float" office:value="5415800" calcext:value-type="float">
            <text:p>5.42E+06</text:p>
          </table:table-cell>
          <table:table-cell/>
          <table:table-cell office:value-type="float" office:value="0.000328788" calcext:value-type="float">
            <text:p>0.000328788</text:p>
          </table:table-cell>
          <table:table-cell office:value-type="float" office:value="5457340" calcext:value-type="float">
            <text:p>5.46E+06</text:p>
          </table:table-cell>
          <table:table-cell/>
          <table:table-cell table:formula="of:=[.I72]*1000" office:value-type="float" office:value="0.332828" calcext:value-type="float">
            <text:p>0.332828</text:p>
          </table:table-cell>
          <table:table-cell table:formula="of:=[.J72]/101325" office:value-type="float" office:value="37.0610412040464" calcext:value-type="float">
            <text:p>37.0610412040464</text:p>
          </table:table-cell>
          <table:table-cell office:value-type="float" office:value="0.000332828" calcext:value-type="float">
            <text:p>0.000332828</text:p>
          </table:table-cell>
          <table:table-cell office:value-type="float" office:value="3755210" calcext:value-type="float">
            <text:p>3.76E+06</text:p>
          </table:table-cell>
          <table:table-cell/>
          <table:table-cell office:value-type="float" office:value="0.000332828" calcext:value-type="float">
            <text:p>0.000332828</text:p>
          </table:table-cell>
          <table:table-cell office:value-type="float" office:value="4727720" calcext:value-type="float">
            <text:p>4.73E+06</text:p>
          </table:table-cell>
          <table:table-cell/>
          <table:table-cell table:formula="of:=[.L72]*1000" office:value-type="float" office:value="0.332828" calcext:value-type="float">
            <text:p>0.332828</text:p>
          </table:table-cell>
          <table:table-cell table:formula="of:=[.M72]/101325" office:value-type="float" office:value="46.6589686651863" calcext:value-type="float">
            <text:p>46.6589686651863</text:p>
          </table:table-cell>
        </table:table-row>
        <table:table-row table:style-name="ro1">
          <table:table-cell office:value-type="float" office:value="0.000336869" calcext:value-type="float">
            <text:p>0.000336869</text:p>
          </table:table-cell>
          <table:table-cell office:value-type="float" office:value="5374720" calcext:value-type="float">
            <text:p>5.37E+06</text:p>
          </table:table-cell>
          <table:table-cell/>
          <table:table-cell office:value-type="float" office:value="0.000332828" calcext:value-type="float">
            <text:p>0.000332828</text:p>
          </table:table-cell>
          <table:table-cell office:value-type="float" office:value="5415800" calcext:value-type="float">
            <text:p>5.42E+06</text:p>
          </table:table-cell>
          <table:table-cell/>
          <table:table-cell table:formula="of:=[.I73]*1000" office:value-type="float" office:value="0.336869" calcext:value-type="float">
            <text:p>0.336869</text:p>
          </table:table-cell>
          <table:table-cell table:formula="of:=[.J73]/101325" office:value-type="float" office:value="36.9830742659758" calcext:value-type="float">
            <text:p>36.9830742659758</text:p>
          </table:table-cell>
          <table:table-cell office:value-type="float" office:value="0.000336869" calcext:value-type="float">
            <text:p>0.000336869</text:p>
          </table:table-cell>
          <table:table-cell office:value-type="float" office:value="3747310" calcext:value-type="float">
            <text:p>3.75E+06</text:p>
          </table:table-cell>
          <table:table-cell/>
          <table:table-cell office:value-type="float" office:value="0.000336869" calcext:value-type="float">
            <text:p>0.000336869</text:p>
          </table:table-cell>
          <table:table-cell office:value-type="float" office:value="4696100" calcext:value-type="float">
            <text:p>4.70E+06</text:p>
          </table:table-cell>
          <table:table-cell/>
          <table:table-cell table:formula="of:=[.L73]*1000" office:value-type="float" office:value="0.336869" calcext:value-type="float">
            <text:p>0.336869</text:p>
          </table:table-cell>
          <table:table-cell table:formula="of:=[.M73]/101325" office:value-type="float" office:value="46.3469035282507" calcext:value-type="float">
            <text:p>46.3469035282507</text:p>
          </table:table-cell>
        </table:table-row>
        <table:table-row table:style-name="ro1">
          <table:table-cell office:value-type="float" office:value="0.000340909" calcext:value-type="float">
            <text:p>0.000340909</text:p>
          </table:table-cell>
          <table:table-cell office:value-type="float" office:value="5334110" calcext:value-type="float">
            <text:p>5.33E+06</text:p>
          </table:table-cell>
          <table:table-cell/>
          <table:table-cell office:value-type="float" office:value="0.000336869" calcext:value-type="float">
            <text:p>0.000336869</text:p>
          </table:table-cell>
          <table:table-cell office:value-type="float" office:value="5374720" calcext:value-type="float">
            <text:p>5.37E+06</text:p>
          </table:table-cell>
          <table:table-cell/>
          <table:table-cell table:formula="of:=[.I74]*1000" office:value-type="float" office:value="0.340909" calcext:value-type="float">
            <text:p>0.340909</text:p>
          </table:table-cell>
          <table:table-cell table:formula="of:=[.J74]/101325" office:value-type="float" office:value="36.8985936343449" calcext:value-type="float">
            <text:p>36.8985936343449</text:p>
          </table:table-cell>
          <table:table-cell office:value-type="float" office:value="0.000340909" calcext:value-type="float">
            <text:p>0.000340909</text:p>
          </table:table-cell>
          <table:table-cell office:value-type="float" office:value="3738750" calcext:value-type="float">
            <text:p>3.74E+06</text:p>
          </table:table-cell>
          <table:table-cell/>
          <table:table-cell office:value-type="float" office:value="0.000340909" calcext:value-type="float">
            <text:p>0.000340909</text:p>
          </table:table-cell>
          <table:table-cell office:value-type="float" office:value="4664680" calcext:value-type="float">
            <text:p>4.66E+06</text:p>
          </table:table-cell>
          <table:table-cell/>
          <table:table-cell table:formula="of:=[.L74]*1000" office:value-type="float" office:value="0.340909" calcext:value-type="float">
            <text:p>0.340909</text:p>
          </table:table-cell>
          <table:table-cell table:formula="of:=[.M74]/101325" office:value-type="float" office:value="46.0368122378485" calcext:value-type="float">
            <text:p>46.0368122378485</text:p>
          </table:table-cell>
        </table:table-row>
        <table:table-row table:style-name="ro1">
          <table:table-cell office:value-type="float" office:value="0.000344949" calcext:value-type="float">
            <text:p>0.000344949</text:p>
          </table:table-cell>
          <table:table-cell office:value-type="float" office:value="5293960" calcext:value-type="float">
            <text:p>5.29E+06</text:p>
          </table:table-cell>
          <table:table-cell/>
          <table:table-cell office:value-type="float" office:value="0.000340909" calcext:value-type="float">
            <text:p>0.000340909</text:p>
          </table:table-cell>
          <table:table-cell office:value-type="float" office:value="5334110" calcext:value-type="float">
            <text:p>5.33E+06</text:p>
          </table:table-cell>
          <table:table-cell/>
          <table:table-cell table:formula="of:=[.I75]*1000" office:value-type="float" office:value="0.344949" calcext:value-type="float">
            <text:p>0.344949</text:p>
          </table:table-cell>
          <table:table-cell table:formula="of:=[.J75]/101325" office:value-type="float" office:value="36.8082901554404" calcext:value-type="float">
            <text:p>36.8082901554404</text:p>
          </table:table-cell>
          <table:table-cell office:value-type="float" office:value="0.000344949" calcext:value-type="float">
            <text:p>0.000344949</text:p>
          </table:table-cell>
          <table:table-cell office:value-type="float" office:value="3729600" calcext:value-type="float">
            <text:p>3.73E+06</text:p>
          </table:table-cell>
          <table:table-cell/>
          <table:table-cell office:value-type="float" office:value="0.000344949" calcext:value-type="float">
            <text:p>0.000344949</text:p>
          </table:table-cell>
          <table:table-cell office:value-type="float" office:value="4633490" calcext:value-type="float">
            <text:p>4.63E+06</text:p>
          </table:table-cell>
          <table:table-cell/>
          <table:table-cell table:formula="of:=[.L75]*1000" office:value-type="float" office:value="0.344949" calcext:value-type="float">
            <text:p>0.344949</text:p>
          </table:table-cell>
          <table:table-cell table:formula="of:=[.M75]/101325" office:value-type="float" office:value="45.7289908709598" calcext:value-type="float">
            <text:p>45.7289908709598</text:p>
          </table:table-cell>
        </table:table-row>
        <table:table-row table:style-name="ro1">
          <table:table-cell office:value-type="float" office:value="0.00034899" calcext:value-type="float">
            <text:p>0.00034899</text:p>
          </table:table-cell>
          <table:table-cell office:value-type="float" office:value="5254280" calcext:value-type="float">
            <text:p>5.25E+06</text:p>
          </table:table-cell>
          <table:table-cell/>
          <table:table-cell office:value-type="float" office:value="0.000344949" calcext:value-type="float">
            <text:p>0.000344949</text:p>
          </table:table-cell>
          <table:table-cell office:value-type="float" office:value="5293960" calcext:value-type="float">
            <text:p>5.29E+06</text:p>
          </table:table-cell>
          <table:table-cell/>
          <table:table-cell table:formula="of:=[.I76]*1000" office:value-type="float" office:value="0.34899" calcext:value-type="float">
            <text:p>0.34899</text:p>
          </table:table-cell>
          <table:table-cell table:formula="of:=[.J76]/101325" office:value-type="float" office:value="36.7124599062423" calcext:value-type="float">
            <text:p>36.7124599062423</text:p>
          </table:table-cell>
          <table:table-cell office:value-type="float" office:value="0.00034899" calcext:value-type="float">
            <text:p>0.00034899</text:p>
          </table:table-cell>
          <table:table-cell office:value-type="float" office:value="3719890" calcext:value-type="float">
            <text:p>3.72E+06</text:p>
          </table:table-cell>
          <table:table-cell/>
          <table:table-cell office:value-type="float" office:value="0.00034899" calcext:value-type="float">
            <text:p>0.00034899</text:p>
          </table:table-cell>
          <table:table-cell office:value-type="float" office:value="4602520" calcext:value-type="float">
            <text:p>4.60E+06</text:p>
          </table:table-cell>
          <table:table-cell/>
          <table:table-cell table:formula="of:=[.L76]*1000" office:value-type="float" office:value="0.34899" calcext:value-type="float">
            <text:p>0.34899</text:p>
          </table:table-cell>
          <table:table-cell table:formula="of:=[.M76]/101325" office:value-type="float" office:value="45.4233407352578" calcext:value-type="float">
            <text:p>45.4233407352578</text:p>
          </table:table-cell>
        </table:table-row>
        <table:table-row table:style-name="ro1">
          <table:table-cell office:value-type="float" office:value="0.00035303" calcext:value-type="float">
            <text:p>0.00035303</text:p>
          </table:table-cell>
          <table:table-cell office:value-type="float" office:value="5215060" calcext:value-type="float">
            <text:p>5.22E+06</text:p>
          </table:table-cell>
          <table:table-cell/>
          <table:table-cell office:value-type="float" office:value="0.00034899" calcext:value-type="float">
            <text:p>0.00034899</text:p>
          </table:table-cell>
          <table:table-cell office:value-type="float" office:value="5254280" calcext:value-type="float">
            <text:p>5.25E+06</text:p>
          </table:table-cell>
          <table:table-cell/>
          <table:table-cell table:formula="of:=[.I77]*1000" office:value-type="float" office:value="0.35303" calcext:value-type="float">
            <text:p>0.35303</text:p>
          </table:table-cell>
          <table:table-cell table:formula="of:=[.J77]/101325" office:value-type="float" office:value="36.6116950407106" calcext:value-type="float">
            <text:p>36.6116950407106</text:p>
          </table:table-cell>
          <table:table-cell office:value-type="float" office:value="0.00035303" calcext:value-type="float">
            <text:p>0.00035303</text:p>
          </table:table-cell>
          <table:table-cell office:value-type="float" office:value="3709680" calcext:value-type="float">
            <text:p>3.71E+06</text:p>
          </table:table-cell>
          <table:table-cell/>
          <table:table-cell office:value-type="float" office:value="0.00035303" calcext:value-type="float">
            <text:p>0.00035303</text:p>
          </table:table-cell>
          <table:table-cell office:value-type="float" office:value="4571790" calcext:value-type="float">
            <text:p>4.57E+06</text:p>
          </table:table-cell>
          <table:table-cell/>
          <table:table-cell table:formula="of:=[.L77]*1000" office:value-type="float" office:value="0.35303" calcext:value-type="float">
            <text:p>0.35303</text:p>
          </table:table-cell>
          <table:table-cell table:formula="of:=[.M77]/101325" office:value-type="float" office:value="45.120059215396" calcext:value-type="float">
            <text:p>45.120059215396</text:p>
          </table:table-cell>
        </table:table-row>
        <table:table-row table:style-name="ro1">
          <table:table-cell office:value-type="float" office:value="0.000357071" calcext:value-type="float">
            <text:p>0.000357071</text:p>
          </table:table-cell>
          <table:table-cell office:value-type="float" office:value="5176300" calcext:value-type="float">
            <text:p>5.18E+06</text:p>
          </table:table-cell>
          <table:table-cell/>
          <table:table-cell office:value-type="float" office:value="0.00035303" calcext:value-type="float">
            <text:p>0.00035303</text:p>
          </table:table-cell>
          <table:table-cell office:value-type="float" office:value="5215060" calcext:value-type="float">
            <text:p>5.22E+06</text:p>
          </table:table-cell>
          <table:table-cell/>
          <table:table-cell table:formula="of:=[.I78]*1000" office:value-type="float" office:value="0.357071" calcext:value-type="float">
            <text:p>0.357071</text:p>
          </table:table-cell>
          <table:table-cell table:formula="of:=[.J78]/101325" office:value-type="float" office:value="36.5062916358253" calcext:value-type="float">
            <text:p>36.5062916358253</text:p>
          </table:table-cell>
          <table:table-cell office:value-type="float" office:value="0.000357071" calcext:value-type="float">
            <text:p>0.000357071</text:p>
          </table:table-cell>
          <table:table-cell office:value-type="float" office:value="3699000" calcext:value-type="float">
            <text:p>3.70E+06</text:p>
          </table:table-cell>
          <table:table-cell/>
          <table:table-cell office:value-type="float" office:value="0.000357071" calcext:value-type="float">
            <text:p>0.000357071</text:p>
          </table:table-cell>
          <table:table-cell office:value-type="float" office:value="4541300" calcext:value-type="float">
            <text:p>4.54E+06</text:p>
          </table:table-cell>
          <table:table-cell/>
          <table:table-cell table:formula="of:=[.L78]*1000" office:value-type="float" office:value="0.357071" calcext:value-type="float">
            <text:p>0.357071</text:p>
          </table:table-cell>
          <table:table-cell table:formula="of:=[.M78]/101325" office:value-type="float" office:value="44.8191463113743" calcext:value-type="float">
            <text:p>44.8191463113743</text:p>
          </table:table-cell>
        </table:table-row>
        <table:table-row table:style-name="ro1">
          <table:table-cell office:value-type="float" office:value="0.000361111" calcext:value-type="float">
            <text:p>0.000361111</text:p>
          </table:table-cell>
          <table:table-cell office:value-type="float" office:value="5137990" calcext:value-type="float">
            <text:p>5.14E+06</text:p>
          </table:table-cell>
          <table:table-cell/>
          <table:table-cell office:value-type="float" office:value="0.000357071" calcext:value-type="float">
            <text:p>0.000357071</text:p>
          </table:table-cell>
          <table:table-cell office:value-type="float" office:value="5176300" calcext:value-type="float">
            <text:p>5.18E+06</text:p>
          </table:table-cell>
          <table:table-cell/>
          <table:table-cell table:formula="of:=[.I79]*1000" office:value-type="float" office:value="0.361111" calcext:value-type="float">
            <text:p>0.361111</text:p>
          </table:table-cell>
          <table:table-cell table:formula="of:=[.J79]/101325" office:value-type="float" office:value="36.3966444608932" calcext:value-type="float">
            <text:p>36.3966444608932</text:p>
          </table:table-cell>
          <table:table-cell office:value-type="float" office:value="0.000361111" calcext:value-type="float">
            <text:p>0.000361111</text:p>
          </table:table-cell>
          <table:table-cell office:value-type="float" office:value="3687890" calcext:value-type="float">
            <text:p>3.69E+06</text:p>
          </table:table-cell>
          <table:table-cell/>
          <table:table-cell office:value-type="float" office:value="0.000361111" calcext:value-type="float">
            <text:p>0.000361111</text:p>
          </table:table-cell>
          <table:table-cell office:value-type="float" office:value="4511060" calcext:value-type="float">
            <text:p>4.51E+06</text:p>
          </table:table-cell>
          <table:table-cell/>
          <table:table-cell table:formula="of:=[.L79]*1000" office:value-type="float" office:value="0.361111" calcext:value-type="float">
            <text:p>0.361111</text:p>
          </table:table-cell>
          <table:table-cell table:formula="of:=[.M79]/101325" office:value-type="float" office:value="44.5207007155194" calcext:value-type="float">
            <text:p>44.5207007155194</text:p>
          </table:table-cell>
        </table:table-row>
        <table:table-row table:style-name="ro1">
          <table:table-cell office:value-type="float" office:value="0.000365152" calcext:value-type="float">
            <text:p>0.000365152</text:p>
          </table:table-cell>
          <table:table-cell office:value-type="float" office:value="5100140" calcext:value-type="float">
            <text:p>5.10E+06</text:p>
          </table:table-cell>
          <table:table-cell/>
          <table:table-cell office:value-type="float" office:value="0.000361111" calcext:value-type="float">
            <text:p>0.000361111</text:p>
          </table:table-cell>
          <table:table-cell office:value-type="float" office:value="5137990" calcext:value-type="float">
            <text:p>5.14E+06</text:p>
          </table:table-cell>
          <table:table-cell/>
          <table:table-cell table:formula="of:=[.I80]*1000" office:value-type="float" office:value="0.365152" calcext:value-type="float">
            <text:p>0.365152</text:p>
          </table:table-cell>
          <table:table-cell table:formula="of:=[.J80]/101325" office:value-type="float" office:value="36.2830495928941" calcext:value-type="float">
            <text:p>36.2830495928941</text:p>
          </table:table-cell>
          <table:table-cell office:value-type="float" office:value="0.000365152" calcext:value-type="float">
            <text:p>0.000365152</text:p>
          </table:table-cell>
          <table:table-cell office:value-type="float" office:value="3676380" calcext:value-type="float">
            <text:p>3.68E+06</text:p>
          </table:table-cell>
          <table:table-cell/>
          <table:table-cell office:value-type="float" office:value="0.000365152" calcext:value-type="float">
            <text:p>0.000365152</text:p>
          </table:table-cell>
          <table:table-cell office:value-type="float" office:value="4481060" calcext:value-type="float">
            <text:p>4.48E+06</text:p>
          </table:table-cell>
          <table:table-cell/>
          <table:table-cell table:formula="of:=[.L80]*1000" office:value-type="float" office:value="0.365152" calcext:value-type="float">
            <text:p>0.365152</text:p>
          </table:table-cell>
          <table:table-cell table:formula="of:=[.M80]/101325" office:value-type="float" office:value="44.2246237355046" calcext:value-type="float">
            <text:p>44.2246237355046</text:p>
          </table:table-cell>
        </table:table-row>
        <table:table-row table:style-name="ro1">
          <table:table-cell office:value-type="float" office:value="0.000369192" calcext:value-type="float">
            <text:p>0.000369192</text:p>
          </table:table-cell>
          <table:table-cell office:value-type="float" office:value="5062740" calcext:value-type="float">
            <text:p>5.06E+06</text:p>
          </table:table-cell>
          <table:table-cell/>
          <table:table-cell office:value-type="float" office:value="0.000365152" calcext:value-type="float">
            <text:p>0.000365152</text:p>
          </table:table-cell>
          <table:table-cell office:value-type="float" office:value="5100140" calcext:value-type="float">
            <text:p>5.10E+06</text:p>
          </table:table-cell>
          <table:table-cell/>
          <table:table-cell table:formula="of:=[.I81]*1000" office:value-type="float" office:value="0.369192" calcext:value-type="float">
            <text:p>0.369192</text:p>
          </table:table-cell>
          <table:table-cell table:formula="of:=[.J81]/101325" office:value-type="float" office:value="36.1660004934616" calcext:value-type="float">
            <text:p>36.1660004934616</text:p>
          </table:table-cell>
          <table:table-cell office:value-type="float" office:value="0.000369192" calcext:value-type="float">
            <text:p>0.000369192</text:p>
          </table:table-cell>
          <table:table-cell office:value-type="float" office:value="3664520" calcext:value-type="float">
            <text:p>3.66E+06</text:p>
          </table:table-cell>
          <table:table-cell/>
          <table:table-cell office:value-type="float" office:value="0.000369192" calcext:value-type="float">
            <text:p>0.000369192</text:p>
          </table:table-cell>
          <table:table-cell office:value-type="float" office:value="4451330" calcext:value-type="float">
            <text:p>4.45E+06</text:p>
          </table:table-cell>
          <table:table-cell/>
          <table:table-cell table:formula="of:=[.L81]*1000" office:value-type="float" office:value="0.369192" calcext:value-type="float">
            <text:p>0.369192</text:p>
          </table:table-cell>
          <table:table-cell table:formula="of:=[.M81]/101325" office:value-type="float" office:value="43.9312114483099" calcext:value-type="float">
            <text:p>43.9312114483099</text:p>
          </table:table-cell>
        </table:table-row>
        <table:table-row table:style-name="ro1">
          <table:table-cell office:value-type="float" office:value="0.000373232" calcext:value-type="float">
            <text:p>0.000373232</text:p>
          </table:table-cell>
          <table:table-cell office:value-type="float" office:value="5025790" calcext:value-type="float">
            <text:p>5.03E+06</text:p>
          </table:table-cell>
          <table:table-cell/>
          <table:table-cell office:value-type="float" office:value="0.000369192" calcext:value-type="float">
            <text:p>0.000369192</text:p>
          </table:table-cell>
          <table:table-cell office:value-type="float" office:value="5062740" calcext:value-type="float">
            <text:p>5.06E+06</text:p>
          </table:table-cell>
          <table:table-cell/>
          <table:table-cell table:formula="of:=[.I82]*1000" office:value-type="float" office:value="0.373232" calcext:value-type="float">
            <text:p>0.373232</text:p>
          </table:table-cell>
          <table:table-cell table:formula="of:=[.J82]/101325" office:value-type="float" office:value="36.0455958549223" calcext:value-type="float">
            <text:p>36.0455958549223</text:p>
          </table:table-cell>
          <table:table-cell office:value-type="float" office:value="0.000373232" calcext:value-type="float">
            <text:p>0.000373232</text:p>
          </table:table-cell>
          <table:table-cell office:value-type="float" office:value="3652320" calcext:value-type="float">
            <text:p>3.65E+06</text:p>
          </table:table-cell>
          <table:table-cell/>
          <table:table-cell office:value-type="float" office:value="0.000373232" calcext:value-type="float">
            <text:p>0.000373232</text:p>
          </table:table-cell>
          <table:table-cell office:value-type="float" office:value="4421850" calcext:value-type="float">
            <text:p>4.42E+06</text:p>
          </table:table-cell>
          <table:table-cell/>
          <table:table-cell table:formula="of:=[.L82]*1000" office:value-type="float" office:value="0.373232" calcext:value-type="float">
            <text:p>0.373232</text:p>
          </table:table-cell>
          <table:table-cell table:formula="of:=[.M82]/101325" office:value-type="float" office:value="43.640266469282" calcext:value-type="float">
            <text:p>43.640266469282</text:p>
          </table:table-cell>
        </table:table-row>
        <table:table-row table:style-name="ro1">
          <table:table-cell office:value-type="float" office:value="0.000377273" calcext:value-type="float">
            <text:p>0.000377273</text:p>
          </table:table-cell>
          <table:table-cell office:value-type="float" office:value="4989280" calcext:value-type="float">
            <text:p>4.99E+06</text:p>
          </table:table-cell>
          <table:table-cell/>
          <table:table-cell office:value-type="float" office:value="0.000373232" calcext:value-type="float">
            <text:p>0.000373232</text:p>
          </table:table-cell>
          <table:table-cell office:value-type="float" office:value="5025790" calcext:value-type="float">
            <text:p>5.03E+06</text:p>
          </table:table-cell>
          <table:table-cell/>
          <table:table-cell table:formula="of:=[.I83]*1000" office:value-type="float" office:value="0.377273" calcext:value-type="float">
            <text:p>0.377273</text:p>
          </table:table-cell>
          <table:table-cell table:formula="of:=[.J83]/101325" office:value-type="float" office:value="35.9222304465828" calcext:value-type="float">
            <text:p>35.9222304465828</text:p>
          </table:table-cell>
          <table:table-cell office:value-type="float" office:value="0.000377273" calcext:value-type="float">
            <text:p>0.000377273</text:p>
          </table:table-cell>
          <table:table-cell office:value-type="float" office:value="3639820" calcext:value-type="float">
            <text:p>3.64E+06</text:p>
          </table:table-cell>
          <table:table-cell/>
          <table:table-cell office:value-type="float" office:value="0.000377273" calcext:value-type="float">
            <text:p>0.000377273</text:p>
          </table:table-cell>
          <table:table-cell office:value-type="float" office:value="4392630" calcext:value-type="float">
            <text:p>4.39E+06</text:p>
          </table:table-cell>
          <table:table-cell/>
          <table:table-cell table:formula="of:=[.L83]*1000" office:value-type="float" office:value="0.377273" calcext:value-type="float">
            <text:p>0.377273</text:p>
          </table:table-cell>
          <table:table-cell table:formula="of:=[.M83]/101325" office:value-type="float" office:value="43.3518874907476" calcext:value-type="float">
            <text:p>43.3518874907476</text:p>
          </table:table-cell>
        </table:table-row>
        <table:table-row table:style-name="ro1">
          <table:table-cell office:value-type="float" office:value="0.000381313" calcext:value-type="float">
            <text:p>0.000381313</text:p>
          </table:table-cell>
          <table:table-cell office:value-type="float" office:value="4953200" calcext:value-type="float">
            <text:p>4.95E+06</text:p>
          </table:table-cell>
          <table:table-cell/>
          <table:table-cell office:value-type="float" office:value="0.000377273" calcext:value-type="float">
            <text:p>0.000377273</text:p>
          </table:table-cell>
          <table:table-cell office:value-type="float" office:value="4989280" calcext:value-type="float">
            <text:p>4.99E+06</text:p>
          </table:table-cell>
          <table:table-cell/>
          <table:table-cell table:formula="of:=[.I84]*1000" office:value-type="float" office:value="0.381313" calcext:value-type="float">
            <text:p>0.381313</text:p>
          </table:table-cell>
          <table:table-cell table:formula="of:=[.J84]/101325" office:value-type="float" office:value="35.7961016530965" calcext:value-type="float">
            <text:p>35.7961016530965</text:p>
          </table:table-cell>
          <table:table-cell office:value-type="float" office:value="0.000381313" calcext:value-type="float">
            <text:p>0.000381313</text:p>
          </table:table-cell>
          <table:table-cell office:value-type="float" office:value="3627040" calcext:value-type="float">
            <text:p>3.63E+06</text:p>
          </table:table-cell>
          <table:table-cell/>
          <table:table-cell office:value-type="float" office:value="0.000381313" calcext:value-type="float">
            <text:p>0.000381313</text:p>
          </table:table-cell>
          <table:table-cell office:value-type="float" office:value="4363680" calcext:value-type="float">
            <text:p>4.36E+06</text:p>
          </table:table-cell>
          <table:table-cell/>
          <table:table-cell table:formula="of:=[.L84]*1000" office:value-type="float" office:value="0.381313" calcext:value-type="float">
            <text:p>0.381313</text:p>
          </table:table-cell>
          <table:table-cell table:formula="of:=[.M84]/101325" office:value-type="float" office:value="43.0661732050333" calcext:value-type="float">
            <text:p>43.0661732050333</text:p>
          </table:table-cell>
        </table:table-row>
        <table:table-row table:style-name="ro1">
          <table:table-cell office:value-type="float" office:value="0.000385354" calcext:value-type="float">
            <text:p>0.000385354</text:p>
          </table:table-cell>
          <table:table-cell office:value-type="float" office:value="4917560" calcext:value-type="float">
            <text:p>4.92E+06</text:p>
          </table:table-cell>
          <table:table-cell/>
          <table:table-cell office:value-type="float" office:value="0.000381313" calcext:value-type="float">
            <text:p>0.000381313</text:p>
          </table:table-cell>
          <table:table-cell office:value-type="float" office:value="4953200" calcext:value-type="float">
            <text:p>4.95E+06</text:p>
          </table:table-cell>
          <table:table-cell/>
          <table:table-cell table:formula="of:=[.I85]*1000" office:value-type="float" office:value="0.385354" calcext:value-type="float">
            <text:p>0.385354</text:p>
          </table:table-cell>
          <table:table-cell table:formula="of:=[.J85]/101325" office:value-type="float" office:value="35.66760424377" calcext:value-type="float">
            <text:p>35.66760424377</text:p>
          </table:table-cell>
          <table:table-cell office:value-type="float" office:value="0.000385354" calcext:value-type="float">
            <text:p>0.000385354</text:p>
          </table:table-cell>
          <table:table-cell office:value-type="float" office:value="3614020" calcext:value-type="float">
            <text:p>3.61E+06</text:p>
          </table:table-cell>
          <table:table-cell/>
          <table:table-cell office:value-type="float" office:value="0.000385354" calcext:value-type="float">
            <text:p>0.000385354</text:p>
          </table:table-cell>
          <table:table-cell office:value-type="float" office:value="4335000" calcext:value-type="float">
            <text:p>4.34E+06</text:p>
          </table:table-cell>
          <table:table-cell/>
          <table:table-cell table:formula="of:=[.L85]*1000" office:value-type="float" office:value="0.385354" calcext:value-type="float">
            <text:p>0.385354</text:p>
          </table:table-cell>
          <table:table-cell table:formula="of:=[.M85]/101325" office:value-type="float" office:value="42.7831236121392" calcext:value-type="float">
            <text:p>42.7831236121392</text:p>
          </table:table-cell>
        </table:table-row>
        <table:table-row table:style-name="ro1">
          <table:table-cell office:value-type="float" office:value="0.000389394" calcext:value-type="float">
            <text:p>0.000389394</text:p>
          </table:table-cell>
          <table:table-cell office:value-type="float" office:value="4882350" calcext:value-type="float">
            <text:p>4.88E+06</text:p>
          </table:table-cell>
          <table:table-cell/>
          <table:table-cell office:value-type="float" office:value="0.000385354" calcext:value-type="float">
            <text:p>0.000385354</text:p>
          </table:table-cell>
          <table:table-cell office:value-type="float" office:value="4917560" calcext:value-type="float">
            <text:p>4.92E+06</text:p>
          </table:table-cell>
          <table:table-cell/>
          <table:table-cell table:formula="of:=[.I86]*1000" office:value-type="float" office:value="0.389394" calcext:value-type="float">
            <text:p>0.389394</text:p>
          </table:table-cell>
          <table:table-cell table:formula="of:=[.J86]/101325" office:value-type="float" office:value="35.5368369109302" calcext:value-type="float">
            <text:p>35.5368369109302</text:p>
          </table:table-cell>
          <table:table-cell office:value-type="float" office:value="0.000389394" calcext:value-type="float">
            <text:p>0.000389394</text:p>
          </table:table-cell>
          <table:table-cell office:value-type="float" office:value="3600770" calcext:value-type="float">
            <text:p>3.60E+06</text:p>
          </table:table-cell>
          <table:table-cell/>
          <table:table-cell office:value-type="float" office:value="0.000389394" calcext:value-type="float">
            <text:p>0.000389394</text:p>
          </table:table-cell>
          <table:table-cell office:value-type="float" office:value="4306580" calcext:value-type="float">
            <text:p>4.31E+06</text:p>
          </table:table-cell>
          <table:table-cell/>
          <table:table-cell table:formula="of:=[.L86]*1000" office:value-type="float" office:value="0.389394" calcext:value-type="float">
            <text:p>0.389394</text:p>
          </table:table-cell>
          <table:table-cell table:formula="of:=[.M86]/101325" office:value-type="float" office:value="42.5026400197385" calcext:value-type="float">
            <text:p>42.5026400197385</text:p>
          </table:table-cell>
        </table:table-row>
        <table:table-row table:style-name="ro1">
          <table:table-cell office:value-type="float" office:value="0.000393434" calcext:value-type="float">
            <text:p>0.000393434</text:p>
          </table:table-cell>
          <table:table-cell office:value-type="float" office:value="4847570" calcext:value-type="float">
            <text:p>4.85E+06</text:p>
          </table:table-cell>
          <table:table-cell/>
          <table:table-cell office:value-type="float" office:value="0.000389394" calcext:value-type="float">
            <text:p>0.000389394</text:p>
          </table:table-cell>
          <table:table-cell office:value-type="float" office:value="4882350" calcext:value-type="float">
            <text:p>4.88E+06</text:p>
          </table:table-cell>
          <table:table-cell/>
          <table:table-cell table:formula="of:=[.I87]*1000" office:value-type="float" office:value="0.393434" calcext:value-type="float">
            <text:p>0.393434</text:p>
          </table:table-cell>
          <table:table-cell table:formula="of:=[.J87]/101325" office:value-type="float" office:value="35.4039970392302" calcext:value-type="float">
            <text:p>35.4039970392302</text:p>
          </table:table-cell>
          <table:table-cell office:value-type="float" office:value="0.000393434" calcext:value-type="float">
            <text:p>0.000393434</text:p>
          </table:table-cell>
          <table:table-cell office:value-type="float" office:value="3587310" calcext:value-type="float">
            <text:p>3.59E+06</text:p>
          </table:table-cell>
          <table:table-cell/>
          <table:table-cell office:value-type="float" office:value="0.000393434" calcext:value-type="float">
            <text:p>0.000393434</text:p>
          </table:table-cell>
          <table:table-cell office:value-type="float" office:value="4278430" calcext:value-type="float">
            <text:p>4.28E+06</text:p>
          </table:table-cell>
          <table:table-cell/>
          <table:table-cell table:formula="of:=[.L87]*1000" office:value-type="float" office:value="0.393434" calcext:value-type="float">
            <text:p>0.393434</text:p>
          </table:table-cell>
          <table:table-cell table:formula="of:=[.M87]/101325" office:value-type="float" office:value="42.2248211201579" calcext:value-type="float">
            <text:p>42.2248211201579</text:p>
          </table:table-cell>
        </table:table-row>
        <table:table-row table:style-name="ro1">
          <table:table-cell office:value-type="float" office:value="0.000397475" calcext:value-type="float">
            <text:p>0.000397475</text:p>
          </table:table-cell>
          <table:table-cell office:value-type="float" office:value="4813210" calcext:value-type="float">
            <text:p>4.81E+06</text:p>
          </table:table-cell>
          <table:table-cell/>
          <table:table-cell office:value-type="float" office:value="0.000393434" calcext:value-type="float">
            <text:p>0.000393434</text:p>
          </table:table-cell>
          <table:table-cell office:value-type="float" office:value="4847570" calcext:value-type="float">
            <text:p>4.85E+06</text:p>
          </table:table-cell>
          <table:table-cell/>
          <table:table-cell table:formula="of:=[.I88]*1000" office:value-type="float" office:value="0.397475" calcext:value-type="float">
            <text:p>0.397475</text:p>
          </table:table-cell>
          <table:table-cell table:formula="of:=[.J88]/101325" office:value-type="float" office:value="35.2693807056501" calcext:value-type="float">
            <text:p>35.2693807056501</text:p>
          </table:table-cell>
          <table:table-cell office:value-type="float" office:value="0.000397475" calcext:value-type="float">
            <text:p>0.000397475</text:p>
          </table:table-cell>
          <table:table-cell office:value-type="float" office:value="3573670" calcext:value-type="float">
            <text:p>3.57E+06</text:p>
          </table:table-cell>
          <table:table-cell/>
          <table:table-cell office:value-type="float" office:value="0.000397475" calcext:value-type="float">
            <text:p>0.000397475</text:p>
          </table:table-cell>
          <table:table-cell office:value-type="float" office:value="4250550" calcext:value-type="float">
            <text:p>4.25E+06</text:p>
          </table:table-cell>
          <table:table-cell/>
          <table:table-cell table:formula="of:=[.L88]*1000" office:value-type="float" office:value="0.397475" calcext:value-type="float">
            <text:p>0.397475</text:p>
          </table:table-cell>
          <table:table-cell table:formula="of:=[.M88]/101325" office:value-type="float" office:value="41.9496669133975" calcext:value-type="float">
            <text:p>41.9496669133975</text:p>
          </table:table-cell>
        </table:table-row>
        <table:table-row table:style-name="ro1">
          <table:table-cell office:value-type="float" office:value="0.000401515" calcext:value-type="float">
            <text:p>0.000401515</text:p>
          </table:table-cell>
          <table:table-cell office:value-type="float" office:value="4779260" calcext:value-type="float">
            <text:p>4.78E+06</text:p>
          </table:table-cell>
          <table:table-cell/>
          <table:table-cell office:value-type="float" office:value="0.000397475" calcext:value-type="float">
            <text:p>0.000397475</text:p>
          </table:table-cell>
          <table:table-cell office:value-type="float" office:value="4813210" calcext:value-type="float">
            <text:p>4.81E+06</text:p>
          </table:table-cell>
          <table:table-cell/>
          <table:table-cell table:formula="of:=[.I89]*1000" office:value-type="float" office:value="0.401515" calcext:value-type="float">
            <text:p>0.401515</text:p>
          </table:table-cell>
          <table:table-cell table:formula="of:=[.J89]/101325" office:value-type="float" office:value="35.1330866025167" calcext:value-type="float">
            <text:p>35.1330866025167</text:p>
          </table:table-cell>
          <table:table-cell office:value-type="float" office:value="0.000401515" calcext:value-type="float">
            <text:p>0.000401515</text:p>
          </table:table-cell>
          <table:table-cell office:value-type="float" office:value="3559860" calcext:value-type="float">
            <text:p>3.56E+06</text:p>
          </table:table-cell>
          <table:table-cell/>
          <table:table-cell office:value-type="float" office:value="0.000401515" calcext:value-type="float">
            <text:p>0.000401515</text:p>
          </table:table-cell>
          <table:table-cell office:value-type="float" office:value="4222940" calcext:value-type="float">
            <text:p>4.22E+06</text:p>
          </table:table-cell>
          <table:table-cell/>
          <table:table-cell table:formula="of:=[.L89]*1000" office:value-type="float" office:value="0.401515" calcext:value-type="float">
            <text:p>0.401515</text:p>
          </table:table-cell>
          <table:table-cell table:formula="of:=[.M89]/101325" office:value-type="float" office:value="41.6771773994572" calcext:value-type="float">
            <text:p>41.6771773994572</text:p>
          </table:table-cell>
        </table:table-row>
        <table:table-row table:style-name="ro1">
          <table:table-cell office:value-type="float" office:value="0.000405556" calcext:value-type="float">
            <text:p>0.000405556</text:p>
          </table:table-cell>
          <table:table-cell office:value-type="float" office:value="4745720" calcext:value-type="float">
            <text:p>4.75E+06</text:p>
          </table:table-cell>
          <table:table-cell/>
          <table:table-cell office:value-type="float" office:value="0.000401515" calcext:value-type="float">
            <text:p>0.000401515</text:p>
          </table:table-cell>
          <table:table-cell office:value-type="float" office:value="4779260" calcext:value-type="float">
            <text:p>4.78E+06</text:p>
          </table:table-cell>
          <table:table-cell/>
          <table:table-cell table:formula="of:=[.I90]*1000" office:value-type="float" office:value="0.405556" calcext:value-type="float">
            <text:p>0.405556</text:p>
          </table:table-cell>
          <table:table-cell table:formula="of:=[.J90]/101325" office:value-type="float" office:value="34.9953121144831" calcext:value-type="float">
            <text:p>34.9953121144831</text:p>
          </table:table-cell>
          <table:table-cell office:value-type="float" office:value="0.000405556" calcext:value-type="float">
            <text:p>0.000405556</text:p>
          </table:table-cell>
          <table:table-cell office:value-type="float" office:value="3545900" calcext:value-type="float">
            <text:p>3.55E+06</text:p>
          </table:table-cell>
          <table:table-cell/>
          <table:table-cell office:value-type="float" office:value="0.000405556" calcext:value-type="float">
            <text:p>0.000405556</text:p>
          </table:table-cell>
          <table:table-cell office:value-type="float" office:value="4195600" calcext:value-type="float">
            <text:p>4.20E+06</text:p>
          </table:table-cell>
          <table:table-cell/>
          <table:table-cell table:formula="of:=[.L90]*1000" office:value-type="float" office:value="0.405556" calcext:value-type="float">
            <text:p>0.405556</text:p>
          </table:table-cell>
          <table:table-cell table:formula="of:=[.M90]/101325" office:value-type="float" office:value="41.407352578337" calcext:value-type="float">
            <text:p>41.407352578337</text:p>
          </table:table-cell>
        </table:table-row>
        <table:table-row table:style-name="ro1">
          <table:table-cell office:value-type="float" office:value="0.000409596" calcext:value-type="float">
            <text:p>0.000409596</text:p>
          </table:table-cell>
          <table:table-cell office:value-type="float" office:value="4712590" calcext:value-type="float">
            <text:p>4.71E+06</text:p>
          </table:table-cell>
          <table:table-cell/>
          <table:table-cell office:value-type="float" office:value="0.000405556" calcext:value-type="float">
            <text:p>0.000405556</text:p>
          </table:table-cell>
          <table:table-cell office:value-type="float" office:value="4745720" calcext:value-type="float">
            <text:p>4.75E+06</text:p>
          </table:table-cell>
          <table:table-cell/>
          <table:table-cell table:formula="of:=[.I91]*1000" office:value-type="float" office:value="0.409596" calcext:value-type="float">
            <text:p>0.409596</text:p>
          </table:table-cell>
          <table:table-cell table:formula="of:=[.J91]/101325" office:value-type="float" office:value="34.8561559338761" calcext:value-type="float">
            <text:p>34.8561559338761</text:p>
          </table:table-cell>
          <table:table-cell office:value-type="float" office:value="0.000409596" calcext:value-type="float">
            <text:p>0.000409596</text:p>
          </table:table-cell>
          <table:table-cell office:value-type="float" office:value="3531800" calcext:value-type="float">
            <text:p>3.53E+06</text:p>
          </table:table-cell>
          <table:table-cell/>
          <table:table-cell office:value-type="float" office:value="0.000409596" calcext:value-type="float">
            <text:p>0.000409596</text:p>
          </table:table-cell>
          <table:table-cell office:value-type="float" office:value="4168530" calcext:value-type="float">
            <text:p>4.17E+06</text:p>
          </table:table-cell>
          <table:table-cell/>
          <table:table-cell table:formula="of:=[.L91]*1000" office:value-type="float" office:value="0.409596" calcext:value-type="float">
            <text:p>0.409596</text:p>
          </table:table-cell>
          <table:table-cell table:formula="of:=[.M91]/101325" office:value-type="float" office:value="41.140192450037" calcext:value-type="float">
            <text:p>41.140192450037</text:p>
          </table:table-cell>
        </table:table-row>
        <table:table-row table:style-name="ro1">
          <table:table-cell office:value-type="float" office:value="0.000413636" calcext:value-type="float">
            <text:p>0.000413636</text:p>
          </table:table-cell>
          <table:table-cell office:value-type="float" office:value="4679860" calcext:value-type="float">
            <text:p>4.68E+06</text:p>
          </table:table-cell>
          <table:table-cell/>
          <table:table-cell office:value-type="float" office:value="0.000409596" calcext:value-type="float">
            <text:p>0.000409596</text:p>
          </table:table-cell>
          <table:table-cell office:value-type="float" office:value="4712590" calcext:value-type="float">
            <text:p>4.71E+06</text:p>
          </table:table-cell>
          <table:table-cell/>
          <table:table-cell table:formula="of:=[.I92]*1000" office:value-type="float" office:value="0.413636" calcext:value-type="float">
            <text:p>0.413636</text:p>
          </table:table-cell>
          <table:table-cell table:formula="of:=[.J92]/101325" office:value-type="float" office:value="34.7159141376758" calcext:value-type="float">
            <text:p>34.7159141376758</text:p>
          </table:table-cell>
          <table:table-cell office:value-type="float" office:value="0.000413636" calcext:value-type="float">
            <text:p>0.000413636</text:p>
          </table:table-cell>
          <table:table-cell office:value-type="float" office:value="3517590" calcext:value-type="float">
            <text:p>3.52E+06</text:p>
          </table:table-cell>
          <table:table-cell/>
          <table:table-cell office:value-type="float" office:value="0.000413636" calcext:value-type="float">
            <text:p>0.000413636</text:p>
          </table:table-cell>
          <table:table-cell office:value-type="float" office:value="4141730" calcext:value-type="float">
            <text:p>4.14E+06</text:p>
          </table:table-cell>
          <table:table-cell/>
          <table:table-cell table:formula="of:=[.L92]*1000" office:value-type="float" office:value="0.413636" calcext:value-type="float">
            <text:p>0.413636</text:p>
          </table:table-cell>
          <table:table-cell table:formula="of:=[.M92]/101325" office:value-type="float" office:value="40.8756970145571" calcext:value-type="float">
            <text:p>40.8756970145571</text:p>
          </table:table-cell>
        </table:table-row>
        <table:table-row table:style-name="ro1">
          <table:table-cell office:value-type="float" office:value="0.000417677" calcext:value-type="float">
            <text:p>0.000417677</text:p>
          </table:table-cell>
          <table:table-cell office:value-type="float" office:value="4647520" calcext:value-type="float">
            <text:p>4.65E+06</text:p>
          </table:table-cell>
          <table:table-cell/>
          <table:table-cell office:value-type="float" office:value="0.000413636" calcext:value-type="float">
            <text:p>0.000413636</text:p>
          </table:table-cell>
          <table:table-cell office:value-type="float" office:value="4679860" calcext:value-type="float">
            <text:p>4.68E+06</text:p>
          </table:table-cell>
          <table:table-cell/>
          <table:table-cell table:formula="of:=[.I93]*1000" office:value-type="float" office:value="0.417677" calcext:value-type="float">
            <text:p>0.417677</text:p>
          </table:table-cell>
          <table:table-cell table:formula="of:=[.J93]/101325" office:value-type="float" office:value="34.5746854182087" calcext:value-type="float">
            <text:p>34.5746854182087</text:p>
          </table:table-cell>
          <table:table-cell office:value-type="float" office:value="0.000417677" calcext:value-type="float">
            <text:p>0.000417677</text:p>
          </table:table-cell>
          <table:table-cell office:value-type="float" office:value="3503280" calcext:value-type="float">
            <text:p>3.50E+06</text:p>
          </table:table-cell>
          <table:table-cell/>
          <table:table-cell office:value-type="float" office:value="0.000417677" calcext:value-type="float">
            <text:p>0.000417677</text:p>
          </table:table-cell>
          <table:table-cell office:value-type="float" office:value="4115190" calcext:value-type="float">
            <text:p>4.12E+06</text:p>
          </table:table-cell>
          <table:table-cell/>
          <table:table-cell table:formula="of:=[.L93]*1000" office:value-type="float" office:value="0.417677" calcext:value-type="float">
            <text:p>0.417677</text:p>
          </table:table-cell>
          <table:table-cell table:formula="of:=[.M93]/101325" office:value-type="float" office:value="40.6137675795707" calcext:value-type="float">
            <text:p>40.6137675795707</text:p>
          </table:table-cell>
        </table:table-row>
        <table:table-row table:style-name="ro1">
          <table:table-cell office:value-type="float" office:value="0.000421717" calcext:value-type="float">
            <text:p>0.000421717</text:p>
          </table:table-cell>
          <table:table-cell office:value-type="float" office:value="4615580" calcext:value-type="float">
            <text:p>4.62E+06</text:p>
          </table:table-cell>
          <table:table-cell/>
          <table:table-cell office:value-type="float" office:value="0.000417677" calcext:value-type="float">
            <text:p>0.000417677</text:p>
          </table:table-cell>
          <table:table-cell office:value-type="float" office:value="4647520" calcext:value-type="float">
            <text:p>4.65E+06</text:p>
          </table:table-cell>
          <table:table-cell/>
          <table:table-cell table:formula="of:=[.I94]*1000" office:value-type="float" office:value="0.421717" calcext:value-type="float">
            <text:p>0.421717</text:p>
          </table:table-cell>
          <table:table-cell table:formula="of:=[.J94]/101325" office:value-type="float" office:value="34.4325684678016" calcext:value-type="float">
            <text:p>34.4325684678016</text:p>
          </table:table-cell>
          <table:table-cell office:value-type="float" office:value="0.000421717" calcext:value-type="float">
            <text:p>0.000421717</text:p>
          </table:table-cell>
          <table:table-cell office:value-type="float" office:value="3488880" calcext:value-type="float">
            <text:p>3.49E+06</text:p>
          </table:table-cell>
          <table:table-cell/>
          <table:table-cell office:value-type="float" office:value="0.000421717" calcext:value-type="float">
            <text:p>0.000421717</text:p>
          </table:table-cell>
          <table:table-cell office:value-type="float" office:value="4088920" calcext:value-type="float">
            <text:p>4.09E+06</text:p>
          </table:table-cell>
          <table:table-cell/>
          <table:table-cell table:formula="of:=[.L94]*1000" office:value-type="float" office:value="0.421717" calcext:value-type="float">
            <text:p>0.421717</text:p>
          </table:table-cell>
          <table:table-cell table:formula="of:=[.M94]/101325" office:value-type="float" office:value="40.3545028374044" calcext:value-type="float">
            <text:p>40.3545028374044</text:p>
          </table:table-cell>
        </table:table-row>
        <table:table-row table:style-name="ro1">
          <table:table-cell office:value-type="float" office:value="0.000425758" calcext:value-type="float">
            <text:p>0.000425758</text:p>
          </table:table-cell>
          <table:table-cell office:value-type="float" office:value="4584020" calcext:value-type="float">
            <text:p>4.58E+06</text:p>
          </table:table-cell>
          <table:table-cell/>
          <table:table-cell office:value-type="float" office:value="0.000421717" calcext:value-type="float">
            <text:p>0.000421717</text:p>
          </table:table-cell>
          <table:table-cell office:value-type="float" office:value="4615580" calcext:value-type="float">
            <text:p>4.62E+06</text:p>
          </table:table-cell>
          <table:table-cell/>
          <table:table-cell table:formula="of:=[.I95]*1000" office:value-type="float" office:value="0.425758" calcext:value-type="float">
            <text:p>0.425758</text:p>
          </table:table-cell>
          <table:table-cell table:formula="of:=[.J95]/101325" office:value-type="float" office:value="34.2896619787811" calcext:value-type="float">
            <text:p>34.2896619787811</text:p>
          </table:table-cell>
          <table:table-cell office:value-type="float" office:value="0.000425758" calcext:value-type="float">
            <text:p>0.000425758</text:p>
          </table:table-cell>
          <table:table-cell office:value-type="float" office:value="3474400" calcext:value-type="float">
            <text:p>3.47E+06</text:p>
          </table:table-cell>
          <table:table-cell/>
          <table:table-cell office:value-type="float" office:value="0.000425758" calcext:value-type="float">
            <text:p>0.000425758</text:p>
          </table:table-cell>
          <table:table-cell office:value-type="float" office:value="4062920" calcext:value-type="float">
            <text:p>4.06E+06</text:p>
          </table:table-cell>
          <table:table-cell/>
          <table:table-cell table:formula="of:=[.L95]*1000" office:value-type="float" office:value="0.425758" calcext:value-type="float">
            <text:p>0.425758</text:p>
          </table:table-cell>
          <table:table-cell table:formula="of:=[.M95]/101325" office:value-type="float" office:value="40.0979027880582" calcext:value-type="float">
            <text:p>40.0979027880582</text:p>
          </table:table-cell>
        </table:table-row>
        <table:table-row table:style-name="ro1">
          <table:table-cell office:value-type="float" office:value="0.000429798" calcext:value-type="float">
            <text:p>0.000429798</text:p>
          </table:table-cell>
          <table:table-cell office:value-type="float" office:value="4552840" calcext:value-type="float">
            <text:p>4.55E+06</text:p>
          </table:table-cell>
          <table:table-cell/>
          <table:table-cell office:value-type="float" office:value="0.000425758" calcext:value-type="float">
            <text:p>0.000425758</text:p>
          </table:table-cell>
          <table:table-cell office:value-type="float" office:value="4584020" calcext:value-type="float">
            <text:p>4.58E+06</text:p>
          </table:table-cell>
          <table:table-cell/>
          <table:table-cell table:formula="of:=[.I96]*1000" office:value-type="float" office:value="0.429798" calcext:value-type="float">
            <text:p>0.429798</text:p>
          </table:table-cell>
          <table:table-cell table:formula="of:=[.J96]/101325" office:value-type="float" office:value="34.1461633358006" calcext:value-type="float">
            <text:p>34.1461633358006</text:p>
          </table:table-cell>
          <table:table-cell office:value-type="float" office:value="0.000429798" calcext:value-type="float">
            <text:p>0.000429798</text:p>
          </table:table-cell>
          <table:table-cell office:value-type="float" office:value="3459860" calcext:value-type="float">
            <text:p>3.46E+06</text:p>
          </table:table-cell>
          <table:table-cell/>
          <table:table-cell office:value-type="float" office:value="0.000429798" calcext:value-type="float">
            <text:p>0.000429798</text:p>
          </table:table-cell>
          <table:table-cell office:value-type="float" office:value="4037180" calcext:value-type="float">
            <text:p>4.04E+06</text:p>
          </table:table-cell>
          <table:table-cell/>
          <table:table-cell table:formula="of:=[.L96]*1000" office:value-type="float" office:value="0.429798" calcext:value-type="float">
            <text:p>0.429798</text:p>
          </table:table-cell>
          <table:table-cell table:formula="of:=[.M96]/101325" office:value-type="float" office:value="39.8438687392055" calcext:value-type="float">
            <text:p>39.8438687392055</text:p>
          </table:table-cell>
        </table:table-row>
        <table:table-row table:style-name="ro1">
          <table:table-cell office:value-type="float" office:value="0.000433838" calcext:value-type="float">
            <text:p>0.000433838</text:p>
          </table:table-cell>
          <table:table-cell office:value-type="float" office:value="4522030" calcext:value-type="float">
            <text:p>4.52E+06</text:p>
          </table:table-cell>
          <table:table-cell/>
          <table:table-cell office:value-type="float" office:value="0.000429798" calcext:value-type="float">
            <text:p>0.000429798</text:p>
          </table:table-cell>
          <table:table-cell office:value-type="float" office:value="4552840" calcext:value-type="float">
            <text:p>4.55E+06</text:p>
          </table:table-cell>
          <table:table-cell/>
          <table:table-cell table:formula="of:=[.I97]*1000" office:value-type="float" office:value="0.433838" calcext:value-type="float">
            <text:p>0.433838</text:p>
          </table:table-cell>
          <table:table-cell table:formula="of:=[.J97]/101325" office:value-type="float" office:value="34.0020725388601" calcext:value-type="float">
            <text:p>34.0020725388601</text:p>
          </table:table-cell>
          <table:table-cell office:value-type="float" office:value="0.000433838" calcext:value-type="float">
            <text:p>0.000433838</text:p>
          </table:table-cell>
          <table:table-cell office:value-type="float" office:value="3445260" calcext:value-type="float">
            <text:p>3.45E+06</text:p>
          </table:table-cell>
          <table:table-cell/>
          <table:table-cell office:value-type="float" office:value="0.000433838" calcext:value-type="float">
            <text:p>0.000433838</text:p>
          </table:table-cell>
          <table:table-cell office:value-type="float" office:value="4011700" calcext:value-type="float">
            <text:p>4.01E+06</text:p>
          </table:table-cell>
          <table:table-cell/>
          <table:table-cell table:formula="of:=[.L97]*1000" office:value-type="float" office:value="0.433838" calcext:value-type="float">
            <text:p>0.433838</text:p>
          </table:table-cell>
          <table:table-cell table:formula="of:=[.M97]/101325" office:value-type="float" office:value="39.5924006908463" calcext:value-type="float">
            <text:p>39.5924006908463</text:p>
          </table:table-cell>
        </table:table-row>
        <table:table-row table:style-name="ro1">
          <table:table-cell office:value-type="float" office:value="0.000437879" calcext:value-type="float">
            <text:p>0.000437879</text:p>
          </table:table-cell>
          <table:table-cell office:value-type="float" office:value="4491590" calcext:value-type="float">
            <text:p>4.49E+06</text:p>
          </table:table-cell>
          <table:table-cell/>
          <table:table-cell office:value-type="float" office:value="0.000433838" calcext:value-type="float">
            <text:p>0.000433838</text:p>
          </table:table-cell>
          <table:table-cell office:value-type="float" office:value="4522030" calcext:value-type="float">
            <text:p>4.52E+06</text:p>
          </table:table-cell>
          <table:table-cell/>
          <table:table-cell table:formula="of:=[.I98]*1000" office:value-type="float" office:value="0.437879" calcext:value-type="float">
            <text:p>0.437879</text:p>
          </table:table-cell>
          <table:table-cell table:formula="of:=[.J98]/101325" office:value-type="float" office:value="33.8575869726129" calcext:value-type="float">
            <text:p>33.8575869726129</text:p>
          </table:table-cell>
          <table:table-cell office:value-type="float" office:value="0.000437879" calcext:value-type="float">
            <text:p>0.000437879</text:p>
          </table:table-cell>
          <table:table-cell office:value-type="float" office:value="3430620" calcext:value-type="float">
            <text:p>3.43E+06</text:p>
          </table:table-cell>
          <table:table-cell/>
          <table:table-cell office:value-type="float" office:value="0.000437879" calcext:value-type="float">
            <text:p>0.000437879</text:p>
          </table:table-cell>
          <table:table-cell office:value-type="float" office:value="3986480" calcext:value-type="float">
            <text:p>3.99E+06</text:p>
          </table:table-cell>
          <table:table-cell/>
          <table:table-cell table:formula="of:=[.L98]*1000" office:value-type="float" office:value="0.437879" calcext:value-type="float">
            <text:p>0.437879</text:p>
          </table:table-cell>
          <table:table-cell table:formula="of:=[.M98]/101325" office:value-type="float" office:value="39.3434986429805" calcext:value-type="float">
            <text:p>39.3434986429805</text:p>
          </table:table-cell>
        </table:table-row>
        <table:table-row table:style-name="ro1">
          <table:table-cell office:value-type="float" office:value="0.000441919" calcext:value-type="float">
            <text:p>0.000441919</text:p>
          </table:table-cell>
          <table:table-cell office:value-type="float" office:value="4461520" calcext:value-type="float">
            <text:p>4.46E+06</text:p>
          </table:table-cell>
          <table:table-cell/>
          <table:table-cell office:value-type="float" office:value="0.000437879" calcext:value-type="float">
            <text:p>0.000437879</text:p>
          </table:table-cell>
          <table:table-cell office:value-type="float" office:value="4491590" calcext:value-type="float">
            <text:p>4.49E+06</text:p>
          </table:table-cell>
          <table:table-cell/>
          <table:table-cell table:formula="of:=[.I99]*1000" office:value-type="float" office:value="0.441919" calcext:value-type="float">
            <text:p>0.441919</text:p>
          </table:table-cell>
          <table:table-cell table:formula="of:=[.J99]/101325" office:value-type="float" office:value="33.712706637059" calcext:value-type="float">
            <text:p>33.712706637059</text:p>
          </table:table-cell>
          <table:table-cell office:value-type="float" office:value="0.000441919" calcext:value-type="float">
            <text:p>0.000441919</text:p>
          </table:table-cell>
          <table:table-cell office:value-type="float" office:value="3415940" calcext:value-type="float">
            <text:p>3.42E+06</text:p>
          </table:table-cell>
          <table:table-cell/>
          <table:table-cell office:value-type="float" office:value="0.000441919" calcext:value-type="float">
            <text:p>0.000441919</text:p>
          </table:table-cell>
          <table:table-cell office:value-type="float" office:value="3961530" calcext:value-type="float">
            <text:p>3.96E+06</text:p>
          </table:table-cell>
          <table:table-cell/>
          <table:table-cell table:formula="of:=[.L99]*1000" office:value-type="float" office:value="0.441919" calcext:value-type="float">
            <text:p>0.441919</text:p>
          </table:table-cell>
          <table:table-cell table:formula="of:=[.M99]/101325" office:value-type="float" office:value="39.0972612879349" calcext:value-type="float">
            <text:p>39.0972612879349</text:p>
          </table:table-cell>
        </table:table-row>
        <table:table-row table:style-name="ro1">
          <table:table-cell office:value-type="float" office:value="0.00044596" calcext:value-type="float">
            <text:p>0.00044596</text:p>
          </table:table-cell>
          <table:table-cell office:value-type="float" office:value="4431810" calcext:value-type="float">
            <text:p>4.43E+06</text:p>
          </table:table-cell>
          <table:table-cell/>
          <table:table-cell office:value-type="float" office:value="0.000441919" calcext:value-type="float">
            <text:p>0.000441919</text:p>
          </table:table-cell>
          <table:table-cell office:value-type="float" office:value="4461520" calcext:value-type="float">
            <text:p>4.46E+06</text:p>
          </table:table-cell>
          <table:table-cell/>
          <table:table-cell table:formula="of:=[.I100]*1000" office:value-type="float" office:value="0.44596" calcext:value-type="float">
            <text:p>0.44596</text:p>
          </table:table-cell>
          <table:table-cell table:formula="of:=[.J100]/101325" office:value-type="float" office:value="33.5676289168517" calcext:value-type="float">
            <text:p>33.5676289168517</text:p>
          </table:table-cell>
          <table:table-cell office:value-type="float" office:value="0.00044596" calcext:value-type="float">
            <text:p>0.00044596</text:p>
          </table:table-cell>
          <table:table-cell office:value-type="float" office:value="3401240" calcext:value-type="float">
            <text:p>3.40E+06</text:p>
          </table:table-cell>
          <table:table-cell/>
          <table:table-cell office:value-type="float" office:value="0.00044596" calcext:value-type="float">
            <text:p>0.00044596</text:p>
          </table:table-cell>
          <table:table-cell office:value-type="float" office:value="3936830" calcext:value-type="float">
            <text:p>3.94E+06</text:p>
          </table:table-cell>
          <table:table-cell/>
          <table:table-cell table:formula="of:=[.L100]*1000" office:value-type="float" office:value="0.44596" calcext:value-type="float">
            <text:p>0.44596</text:p>
          </table:table-cell>
          <table:table-cell table:formula="of:=[.M100]/101325" office:value-type="float" office:value="38.853491241056" calcext:value-type="float">
            <text:p>38.853491241056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4402450" calcext:value-type="float">
            <text:p>4.40E+06</text:p>
          </table:table-cell>
          <table:table-cell/>
          <table:table-cell office:value-type="float" office:value="0.00044596" calcext:value-type="float">
            <text:p>0.00044596</text:p>
          </table:table-cell>
          <table:table-cell office:value-type="float" office:value="4431810" calcext:value-type="float">
            <text:p>4.43E+06</text:p>
          </table:table-cell>
          <table:table-cell/>
          <table:table-cell table:formula="of:=[.I101]*1000" office:value-type="float" office:value="0.45" calcext:value-type="float">
            <text:p>0.45</text:p>
          </table:table-cell>
          <table:table-cell table:formula="of:=[.J101]/101325" office:value-type="float" office:value="33.4223538119911" calcext:value-type="float">
            <text:p>33.422353811991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3386520" calcext:value-type="float">
            <text:p>3.39E+06</text:p>
          </table:table-cell>
          <table:table-cell/>
          <table:table-cell office:value-type="float" office:value="0.00045" calcext:value-type="float">
            <text:p>0.00045</text:p>
          </table:table-cell>
          <table:table-cell office:value-type="float" office:value="3912380" calcext:value-type="float">
            <text:p>3.91E+06</text:p>
          </table:table-cell>
          <table:table-cell/>
          <table:table-cell table:formula="of:=[.L101]*1000" office:value-type="float" office:value="0.45" calcext:value-type="float">
            <text:p>0.45</text:p>
          </table:table-cell>
          <table:table-cell table:formula="of:=[.M101]/101325" office:value-type="float" office:value="38.6121885023439" calcext:value-type="float">
            <text:p>38.6121885023439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0.00045" calcext:value-type="float">
            <text:p>0.00045</text:p>
          </table:table-cell>
          <table:table-cell office:value-type="float" office:value="4402450" calcext:value-type="float">
            <text:p>4.40E+0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3:10:36.863446378</meta:creation-date>
    <dc:date>2024-11-05T15:33:18.301966827</dc:date>
    <meta:editing-duration>PT52M21S</meta:editing-duration>
    <meta:editing-cycles>1</meta:editing-cycles>
    <meta:document-statistic meta:table-count="1" meta:cell-count="1211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14cm" svg:height="14.928cm" xlink:href=".." xlink:type="simple" chart:class="chart:scatter" chart:style-name="ch1">
        <chart:legend chart:legend-position="end" svg:x="24.862cm" svg:y="7.165cm" style:legend-expansion="high" chart:style-name="ch2"/>
        <chart:plot-area chart:style-name="ch3" table:cell-range-address="Sheet1.G2:Sheet1.H101" svg:x="0.554cm" svg:y="0.298cm" svg:width="23.754cm" svg:height="14.332cm">
          <chart:coordinate-region svg:x="1.466cm" svg:y="0.497cm" svg:width="22.602cm" svg:height="13.9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01" chart:class="chart:scatter">
            <chart:domain table:cell-range-address="Sheet1.G2:Sheet1.G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G2:Sheet1.G101</svg:desc>
                </draw:g>
              </table:table-cell>
              <table:table-cell office:value-type="float" office:value="-73.1841105354059">
                <text:p>-73.1841105354059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-215.052553663953">
                <text:p>-215.052553663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-257.962003454231">
                <text:p>-257.96200345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-260.701702442635">
                <text:p>-260.701702442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-246.560078953861">
                <text:p>-246.560078953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-225.735998026153">
                <text:p>-225.735998026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-202.943992104614">
                <text:p>-202.943992104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-180.39970392302">
                <text:p>-180.39970392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-159.111769059956">
                <text:p>-159.111769059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-139.494695287441">
                <text:p>-139.494695287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-121.660004934616">
                <text:p>-121.660004934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-105.568221070812">
                <text:p>-105.568221070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-91.1129533678757">
                <text:p>-91.1129533678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-78.1558351838145">
                <text:p>-78.1558351838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-66.5527757216876">
                <text:p>-66.5527757216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-56.1635331852949">
                <text:p>-56.1635331852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-46.8575376264495">
                <text:p>-46.8575376264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-38.5156674068591">
                <text:p>-38.5156674068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-31.0311374290649">
                <text:p>-31.0311374290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-24.3088082901554">
                <text:p>-24.3088082901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-18.2642980508265">
                <text:p>-18.2642980508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-12.8230940044412">
                <text:p>-12.8230940044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-7.91969405378732">
                <text:p>-7.91969405378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-3.49613619541081">
                <text:p>-3.49613619541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0.498577843572662">
                <text:p>0.498577843572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4.10946952874414">
                <text:p>4.109469528744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7.37627436466815">
                <text:p>7.37627436466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10.33417221811">
                <text:p>10.334172218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13.014261041204">
                <text:p>13.014261041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15.4441648161855">
                <text:p>15.4441648161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17.6483592400691">
                <text:p>17.6483592400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19.6487540093758">
                <text:p>19.6487540093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21.4646928201332">
                <text:p>21.4646928201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23.1135455218357">
                <text:p>23.1135455218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24.6109055020972">
                <text:p>24.6109055020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25.9705896866519">
                <text:p>25.9705896866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27.2050333086603">
                <text:p>27.2050333086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28.3255859856896">
                <text:p>28.3255859856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29.3423143350604">
                <text:p>29.3423143350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30.2641006661732">
                <text:p>30.26410066617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31.099333826795">
                <text:p>31.099333826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31.8553170490994">
                <text:p>31.8553170490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32.5388601036269">
                <text:p>32.5388601036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33.1559832223045">
                <text:p>33.1559832223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33.7121144830989">
                <text:p>33.7121144830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34.212484579324">
                <text:p>34.21248457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34.6614359733531">
                <text:p>34.6614359733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35.0632124352332">
                <text:p>35.0632124352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35.4215642733777">
                <text:p>35.4215642733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35.740044411547">
                <text:p>35.740044411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36.0217123118678">
                <text:p>36.02171231186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36.2694300518135">
                <text:p>36.2694300518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36.485961016531">
                <text:p>36.485961016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36.6736738218603">
                <text:p>36.6736738218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36.8347396989884">
                <text:p>36.83473969898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36.9713298791019">
                <text:p>36.971329879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37.0852208240809">
                <text:p>37.0852208240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37.1780903034789">
                <text:p>37.1780903034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37.2516160868492">
                <text:p>37.2516160868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37.307278559092">
                <text:p>37.307278559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37.3464594127807">
                <text:p>37.34645941278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37.3702442635085">
                <text:p>37.3702442635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37.380014803849">
                <text:p>37.380014803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37.3765605724155">
                <text:p>37.3765605724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37.3611645694547">
                <text:p>37.3611645694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37.3345176412534">
                <text:p>37.3345176412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37.2975080187515">
                <text:p>37.2975080187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37.2509252405625">
                <text:p>37.250925240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37.1956575376265">
                <text:p>37.1956575376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37.1320996792499">
                <text:p>37.1320996792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37.0610412040464">
                <text:p>37.0610412040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36.9830742659758">
                <text:p>36.9830742659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36.8985936343449">
                <text:p>36.8985936343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36.8082901554404">
                <text:p>36.8082901554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36.7124599062423">
                <text:p>36.7124599062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36.6116950407106">
                <text:p>36.6116950407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36.5062916358253">
                <text:p>36.5062916358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36.3966444608932">
                <text:p>36.3966444608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36.2830495928941">
                <text:p>36.2830495928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36.1660004934616">
                <text:p>36.1660004934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36.0455958549223">
                <text:p>36.0455958549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35.9222304465828">
                <text:p>35.92223044658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35.7961016530965">
                <text:p>35.7961016530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35.66760424377">
                <text:p>35.66760424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35.5368369109302">
                <text:p>35.5368369109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35.4039970392302">
                <text:p>35.403997039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35.2693807056501">
                <text:p>35.2693807056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35.1330866025167">
                <text:p>35.1330866025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34.9953121144831">
                <text:p>34.9953121144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34.8561559338761">
                <text:p>34.8561559338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34.7159141376758">
                <text:p>34.71591413767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34.5746854182087">
                <text:p>34.5746854182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34.4325684678016">
                <text:p>34.4325684678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34.2896619787811">
                <text:p>34.2896619787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4.1461633358006">
                <text:p>34.146163335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4.0020725388601">
                <text:p>34.0020725388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3.8575869726129">
                <text:p>33.8575869726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3.712706637059">
                <text:p>33.712706637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3.5676289168517">
                <text:p>33.5676289168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3.4223538119911">
                <text:p>33.4223538119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